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napurna SIL" svg:font-family="'Annapurn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llanna" svg:font-family="Mallanna"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line-through-style="none" style:text-line-through-type="none" officeooo:rsid="00e88bd0" officeooo:paragraph-rsid="0024d7f2" fo:background-color="#ffff00"/>
    </style:style>
    <style:style style:name="P2" style:family="paragraph" style:parent-style-name="Text_20_body">
      <style:text-properties style:text-line-through-style="none" style:text-line-through-type="none" officeooo:rsid="00e88bd0" officeooo:paragraph-rsid="0024d7f2"/>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margin-top="0in" fo:margin-bottom="0.1965in" style:contextual-spacing="false" fo:text-indent="0in" style:auto-text-indent="false"/>
    </style:style>
    <style:style style:name="P5" style:family="paragraph" style:parent-style-name="Standard">
      <style:paragraph-properties fo:margin-top="0in" fo:margin-bottom="0.1965in" style:contextual-spacing="false"/>
    </style:style>
    <style:style style:name="P6" style:family="paragraph" style:parent-style-name="Standard">
      <style:paragraph-properties fo:margin-left="0in" fo:margin-right="0in" fo:text-indent="0in" style:auto-text-indent="false"/>
      <style:text-properties fo:background-color="#ffff00"/>
    </style:style>
    <style:style style:name="P7" style:family="paragraph" style:parent-style-name="Standard">
      <style:paragraph-properties fo:margin-left="0in" fo:margin-right="0in" fo:margin-top="0in" fo:margin-bottom="0.1965in" style:contextual-spacing="false" fo:text-indent="0in" style:auto-text-indent="false"/>
      <style:text-properties fo:background-color="#ffff00"/>
    </style:style>
    <style:style style:name="P8" style:family="paragraph" style:parent-style-name="Standard">
      <style:paragraph-properties fo:margin-top="0in" fo:margin-bottom="0.1965in" style:contextual-spacing="false"/>
      <style:text-properties fo:background-color="#ffff00"/>
    </style:style>
    <style:style style:name="P9" style:family="paragraph" style:parent-style-name="Text_20_body">
      <style:text-properties fo:background-color="#ffff00"/>
    </style:style>
    <style:style style:name="P10" style:family="paragraph" style:parent-style-name="Standard">
      <style:text-properties style:text-line-through-style="none" style:text-line-through-type="none" style:font-name="Mallanna" fo:font-size="32pt" officeooo:rsid="01049f63" officeooo:paragraph-rsid="01049f63" fo:background-color="#ffff00" style:font-size-asian="32pt" style:font-size-complex="32pt"/>
    </style:style>
    <style:style style:name="P11" style:family="paragraph" style:parent-style-name="Standard">
      <style:text-properties style:text-line-through-style="none" style:text-line-through-type="none" officeooo:rsid="00e88bd0" officeooo:paragraph-rsid="01049f63"/>
    </style:style>
    <style:style style:name="P12" style:family="paragraph" style:parent-style-name="Standard">
      <style:text-properties style:text-line-through-style="none" style:text-line-through-type="none" officeooo:rsid="0102a4f3" officeooo:paragraph-rsid="01049f63"/>
    </style:style>
    <style:style style:name="P13" style:family="paragraph" style:parent-style-name="Standard">
      <style:text-properties style:text-line-through-style="none" style:text-line-through-type="none" officeooo:rsid="006d6310" officeooo:paragraph-rsid="01049f63"/>
    </style:style>
    <style:style style:name="P14" style:family="paragraph" style:parent-style-name="Standard">
      <style:text-properties style:text-line-through-style="none" style:text-line-through-type="none" officeooo:rsid="00baad17" officeooo:paragraph-rsid="01049f63"/>
    </style:style>
    <style:style style:name="P15" style:family="paragraph" style:parent-style-name="Standard">
      <style:text-properties style:text-line-through-style="none" style:text-line-through-type="none" officeooo:rsid="00bf8c82" officeooo:paragraph-rsid="01049f63"/>
    </style:style>
    <style:style style:name="P16" style:family="paragraph" style:parent-style-name="Standard">
      <style:text-properties style:text-line-through-style="none" style:text-line-through-type="none" officeooo:rsid="00c065f4" officeooo:paragraph-rsid="01049f63"/>
    </style:style>
    <style:style style:name="P17" style:family="paragraph" style:parent-style-name="Standard">
      <style:text-properties style:text-line-through-style="none" style:text-line-through-type="none" officeooo:rsid="00c38cd9" officeooo:paragraph-rsid="01049f63"/>
    </style:style>
    <style:style style:name="T1" style:family="text">
      <style:text-properties fo:font-style="italic"/>
    </style:style>
    <style:style style:name="T2" style:family="text">
      <style:text-properties officeooo:rsid="00f1a4e0"/>
    </style:style>
    <style:style style:name="T3" style:family="text">
      <style:text-properties officeooo:rsid="00f33e01"/>
    </style:style>
    <style:style style:name="T4" style:family="text">
      <style:text-properties officeooo:rsid="00f6315d"/>
    </style:style>
    <style:style style:name="T5" style:family="text">
      <style:text-properties officeooo:rsid="00f71d07"/>
    </style:style>
    <style:style style:name="T6" style:family="text">
      <style:text-properties officeooo:rsid="00f838a3"/>
    </style:style>
    <style:style style:name="T7" style:family="text">
      <style:text-properties officeooo:rsid="00f9ff15"/>
    </style:style>
    <style:style style:name="T8" style:family="text">
      <style:text-properties officeooo:rsid="00f7b2d3"/>
    </style:style>
    <style:style style:name="T9" style:family="text">
      <style:text-properties officeooo:rsid="00fbfe5a"/>
    </style:style>
    <style:style style:name="T10" style:family="text">
      <style:text-properties officeooo:rsid="00fee30a"/>
    </style:style>
    <style:style style:name="T11" style:family="text">
      <style:text-properties officeooo:rsid="00fd412c"/>
    </style:style>
    <style:style style:name="T12" style:family="text">
      <style:text-properties officeooo:rsid="00ff0ce2"/>
    </style:style>
    <style:style style:name="T13" style:family="text">
      <style:text-properties officeooo:rsid="00ffd32a"/>
    </style:style>
    <style:style style:name="T14" style:family="text">
      <style:text-properties officeooo:rsid="0100f368"/>
    </style:style>
    <style:style style:name="T15" style:family="text">
      <style:text-properties officeooo:rsid="006fa569"/>
    </style:style>
    <style:style style:name="T16" style:family="text">
      <style:text-properties officeooo:rsid="008af5dd"/>
    </style:style>
    <style:style style:name="T17" style:family="text">
      <style:text-properties officeooo:rsid="008af7cb"/>
    </style:style>
    <style:style style:name="T18" style:family="text">
      <style:text-properties officeooo:rsid="008c94e0"/>
    </style:style>
    <style:style style:name="T19" style:family="text">
      <style:text-properties officeooo:rsid="008dd6e5"/>
    </style:style>
    <style:style style:name="T20" style:family="text">
      <style:text-properties officeooo:rsid="0070e265"/>
    </style:style>
    <style:style style:name="T21" style:family="text">
      <style:text-properties officeooo:rsid="0070eace"/>
    </style:style>
    <style:style style:name="T22" style:family="text">
      <style:text-properties officeooo:rsid="00724e23"/>
    </style:style>
    <style:style style:name="T23" style:family="text">
      <style:text-properties officeooo:rsid="00735824"/>
    </style:style>
    <style:style style:name="T24" style:family="text">
      <style:text-properties officeooo:rsid="00754673"/>
    </style:style>
    <style:style style:name="T25" style:family="text">
      <style:text-properties officeooo:rsid="0075b84d"/>
    </style:style>
    <style:style style:name="T26" style:family="text">
      <style:text-properties officeooo:rsid="00775ce5"/>
    </style:style>
    <style:style style:name="T27" style:family="text">
      <style:text-properties officeooo:rsid="0077da55"/>
    </style:style>
    <style:style style:name="T28" style:family="text">
      <style:text-properties officeooo:rsid="00786b45"/>
    </style:style>
    <style:style style:name="T29" style:family="text">
      <style:text-properties officeooo:rsid="0079d6ca"/>
    </style:style>
    <style:style style:name="T30" style:family="text">
      <style:text-properties officeooo:rsid="007b1b5f"/>
    </style:style>
    <style:style style:name="T31" style:family="text">
      <style:text-properties officeooo:rsid="007b318c"/>
    </style:style>
    <style:style style:name="T32" style:family="text">
      <style:text-properties officeooo:rsid="007d2538"/>
    </style:style>
    <style:style style:name="T33" style:family="text">
      <style:text-properties officeooo:rsid="00817b94"/>
    </style:style>
    <style:style style:name="T34" style:family="text">
      <style:text-properties officeooo:rsid="007dd4fd"/>
    </style:style>
    <style:style style:name="T35" style:family="text">
      <style:text-properties officeooo:rsid="007fbbef"/>
    </style:style>
    <style:style style:name="T36" style:family="text">
      <style:text-properties officeooo:rsid="0082407d"/>
    </style:style>
    <style:style style:name="T37" style:family="text">
      <style:text-properties officeooo:rsid="008374cc"/>
    </style:style>
    <style:style style:name="T38" style:family="text">
      <style:text-properties officeooo:rsid="00841284"/>
    </style:style>
    <style:style style:name="T39" style:family="text">
      <style:text-properties officeooo:rsid="00858c21"/>
    </style:style>
    <style:style style:name="T40" style:family="text">
      <style:text-properties officeooo:rsid="0086c732"/>
    </style:style>
    <style:style style:name="T41" style:family="text">
      <style:text-properties officeooo:rsid="00877fd2"/>
    </style:style>
    <style:style style:name="T42" style:family="text">
      <style:text-properties officeooo:rsid="00890a41"/>
    </style:style>
    <style:style style:name="T43" style:family="text">
      <style:text-properties officeooo:rsid="008a367a"/>
    </style:style>
    <style:style style:name="T44" style:family="text">
      <style:text-properties officeooo:rsid="008e9212"/>
    </style:style>
    <style:style style:name="T45" style:family="text">
      <style:text-properties officeooo:rsid="008fdfe3"/>
    </style:style>
    <style:style style:name="T46" style:family="text">
      <style:text-properties officeooo:rsid="008efe74"/>
    </style:style>
    <style:style style:name="T47" style:family="text">
      <style:text-properties officeooo:rsid="0090e8d3"/>
    </style:style>
    <style:style style:name="T48" style:family="text">
      <style:text-properties officeooo:rsid="0090edc9"/>
    </style:style>
    <style:style style:name="T49" style:family="text">
      <style:text-properties officeooo:rsid="0092219c"/>
    </style:style>
    <style:style style:name="T50" style:family="text">
      <style:text-properties officeooo:rsid="0095200a"/>
    </style:style>
    <style:style style:name="T51" style:family="text">
      <style:text-properties officeooo:rsid="0093e2bc"/>
    </style:style>
    <style:style style:name="T52" style:family="text">
      <style:text-properties officeooo:rsid="0096bf32"/>
    </style:style>
    <style:style style:name="T53" style:family="text">
      <style:text-properties officeooo:rsid="00979be4"/>
    </style:style>
    <style:style style:name="T54" style:family="text">
      <style:text-properties officeooo:rsid="00992719"/>
    </style:style>
    <style:style style:name="T55" style:family="text">
      <style:text-properties officeooo:rsid="009a7cd9"/>
    </style:style>
    <style:style style:name="T56" style:family="text">
      <style:text-properties officeooo:rsid="009aad4c"/>
    </style:style>
    <style:style style:name="T57" style:family="text">
      <style:text-properties officeooo:rsid="009b880c"/>
    </style:style>
    <style:style style:name="T58" style:family="text">
      <style:text-properties officeooo:rsid="009d5523"/>
    </style:style>
    <style:style style:name="T59" style:family="text">
      <style:text-properties officeooo:rsid="00a05d89"/>
    </style:style>
    <style:style style:name="T60" style:family="text">
      <style:text-properties officeooo:rsid="00a24f13"/>
    </style:style>
    <style:style style:name="T61" style:family="text">
      <style:text-properties officeooo:rsid="00a2e21d"/>
    </style:style>
    <style:style style:name="T62" style:family="text">
      <style:text-properties officeooo:rsid="00a329c8"/>
    </style:style>
    <style:style style:name="T63" style:family="text">
      <style:text-properties officeooo:rsid="00a35da4"/>
    </style:style>
    <style:style style:name="T64" style:family="text">
      <style:text-properties officeooo:rsid="00a50276"/>
    </style:style>
    <style:style style:name="T65" style:family="text">
      <style:text-properties officeooo:rsid="00a5114e"/>
    </style:style>
    <style:style style:name="T66" style:family="text">
      <style:text-properties officeooo:rsid="00a569d8"/>
    </style:style>
    <style:style style:name="T67" style:family="text">
      <style:text-properties officeooo:rsid="00a8f0d0"/>
    </style:style>
    <style:style style:name="T68" style:family="text">
      <style:text-properties officeooo:rsid="00aa46cb"/>
    </style:style>
    <style:style style:name="T69" style:family="text">
      <style:text-properties officeooo:rsid="00aa6156"/>
    </style:style>
    <style:style style:name="T70" style:family="text">
      <style:text-properties officeooo:rsid="00ab0736"/>
    </style:style>
    <style:style style:name="T71" style:family="text">
      <style:text-properties officeooo:rsid="00afe92a"/>
    </style:style>
    <style:style style:name="T72" style:family="text">
      <style:text-properties officeooo:rsid="00b9978a"/>
    </style:style>
    <style:style style:name="T73" style:family="text">
      <style:text-properties officeooo:rsid="00acd143"/>
    </style:style>
    <style:style style:name="T74" style:family="text">
      <style:text-properties officeooo:rsid="00ace1dd"/>
    </style:style>
    <style:style style:name="T75" style:family="text">
      <style:text-properties officeooo:rsid="00adfe9a"/>
    </style:style>
    <style:style style:name="T76" style:family="text">
      <style:text-properties officeooo:rsid="00c065f4"/>
    </style:style>
    <style:style style:name="T77" style:family="text">
      <style:text-properties officeooo:rsid="00c1ee47"/>
    </style:style>
    <style:style style:name="T78" style:family="text">
      <style:text-properties officeooo:rsid="00b1a511"/>
    </style:style>
    <style:style style:name="T79" style:family="text">
      <style:text-properties officeooo:rsid="00b32daa"/>
    </style:style>
    <style:style style:name="T80" style:family="text">
      <style:text-properties officeooo:rsid="00b3ccff"/>
    </style:style>
    <style:style style:name="T81" style:family="text">
      <style:text-properties officeooo:rsid="00b4146f"/>
    </style:style>
    <style:style style:name="T82" style:family="text">
      <style:text-properties officeooo:rsid="00b428cb"/>
    </style:style>
    <style:style style:name="T83" style:family="text">
      <style:text-properties officeooo:rsid="00b7d683"/>
    </style:style>
    <style:style style:name="T84" style:family="text">
      <style:text-properties officeooo:rsid="00b5f7c3"/>
    </style:style>
    <style:style style:name="T85" style:family="text">
      <style:text-properties officeooo:rsid="00be54e7"/>
    </style:style>
    <style:style style:name="T86" style:family="text">
      <style:text-properties officeooo:rsid="00bbbd10"/>
    </style:style>
    <style:style style:name="T87" style:family="text">
      <style:text-properties officeooo:rsid="00bd98bf"/>
    </style:style>
    <style:style style:name="T88" style:family="text">
      <style:text-properties officeooo:rsid="00c9a58c"/>
    </style:style>
    <style:style style:name="T89" style:family="text">
      <style:text-properties officeooo:rsid="00d03d36"/>
    </style:style>
    <style:style style:name="T90" style:family="text">
      <style:text-properties officeooo:rsid="00c38cd9"/>
    </style:style>
    <style:style style:name="T91" style:family="text">
      <style:text-properties officeooo:rsid="00d0951f"/>
    </style:style>
    <style:style style:name="T92" style:family="text">
      <style:text-properties officeooo:rsid="00c487b1"/>
    </style:style>
    <style:style style:name="T93" style:family="text">
      <style:text-properties officeooo:rsid="00c95fe9"/>
    </style:style>
    <style:style style:name="T94" style:family="text">
      <style:text-properties officeooo:rsid="00c49728"/>
    </style:style>
    <style:style style:name="T95" style:family="text">
      <style:text-properties officeooo:rsid="00c5d426"/>
    </style:style>
    <style:style style:name="T96" style:family="text">
      <style:text-properties officeooo:rsid="00c73286"/>
    </style:style>
    <style:style style:name="T97" style:family="text">
      <style:text-properties officeooo:rsid="00c87cf4"/>
    </style:style>
    <style:style style:name="T98" style:family="text">
      <style:text-properties officeooo:rsid="00ca89fc"/>
    </style:style>
    <style:style style:name="T99" style:family="text">
      <style:text-properties officeooo:rsid="00cc579e"/>
    </style:style>
    <style:style style:name="T100" style:family="text">
      <style:text-properties officeooo:rsid="00ccaeb2"/>
    </style:style>
    <style:style style:name="T101" style:family="text">
      <style:text-properties officeooo:rsid="00ce38be"/>
    </style:style>
    <style:style style:name="T102" style:family="text">
      <style:text-properties officeooo:rsid="00cee770"/>
    </style:style>
    <style:style style:name="T103" style:family="text">
      <style:text-properties officeooo:rsid="00d20a90"/>
    </style:style>
    <style:style style:name="T104" style:family="text">
      <style:text-properties officeooo:rsid="00d2883b"/>
    </style:style>
    <style:style style:name="T105" style:family="text">
      <style:text-properties officeooo:rsid="00d28b1c"/>
    </style:style>
    <style:style style:name="T106" style:family="text">
      <style:text-properties officeooo:rsid="00d378bb"/>
    </style:style>
    <style:style style:name="T107" style:family="text">
      <style:text-properties officeooo:rsid="00d4c9b0"/>
    </style:style>
    <style:style style:name="T108" style:family="text">
      <style:text-properties officeooo:rsid="00d54d76"/>
    </style:style>
    <style:style style:name="T109" style:family="text">
      <style:text-properties officeooo:rsid="00d5e3e5"/>
    </style:style>
    <style:style style:name="T110" style:family="text">
      <style:text-properties officeooo:rsid="00d7ba39"/>
    </style:style>
    <style:style style:name="T111" style:family="text">
      <style:text-properties officeooo:rsid="00d8cbeb"/>
    </style:style>
    <style:style style:name="T112" style:family="text">
      <style:text-properties officeooo:rsid="00db3dbf"/>
    </style:style>
    <style:style style:name="T113" style:family="text">
      <style:text-properties officeooo:rsid="00dc5ed8"/>
    </style:style>
    <style:style style:name="T114" style:family="text">
      <style:text-properties officeooo:rsid="00de59a2"/>
    </style:style>
    <style:style style:name="T115" style:family="text">
      <style:text-properties officeooo:rsid="00e2574e"/>
    </style:style>
    <style:style style:name="T116" style:family="text">
      <style:text-properties officeooo:rsid="00dfc908"/>
    </style:style>
    <style:style style:name="T117" style:family="text">
      <style:text-properties officeooo:rsid="00e0903a"/>
    </style:style>
    <style:style style:name="T118" style:family="text">
      <style:text-properties officeooo:rsid="00e392e0"/>
    </style:style>
    <style:style style:name="T119" style:family="text">
      <style:text-properties officeooo:rsid="00e54dc2"/>
    </style:style>
    <style:style style:name="T120" style:family="text">
      <style:text-properties officeooo:rsid="00edbb46"/>
    </style:style>
    <style:style style:name="T121" style:family="text">
      <style:text-properties officeooo:rsid="00e62bbc"/>
    </style:style>
    <style:style style:name="T122" style:family="text">
      <style:text-properties officeooo:rsid="00e7de2b"/>
    </style:style>
    <style:style style:name="T123" style:family="text">
      <style:text-properties officeooo:rsid="00ea6fb5"/>
    </style:style>
    <style:style style:name="T124" style:family="text">
      <style:text-properties officeooo:rsid="00eb9e9d"/>
    </style:style>
    <style:style style:name="T125" style:family="text">
      <style:text-properties officeooo:rsid="00ec577c"/>
    </style:style>
    <style:style style:name="T126" style:family="text">
      <style:text-properties officeooo:rsid="00ef9160"/>
    </style:style>
    <style:style style:name="T127" style:family="text">
      <style:text-properties officeooo:rsid="00f14605"/>
    </style:style>
    <style:style style:name="T128" style:family="text">
      <style:text-properties officeooo:rsid="00f372d5"/>
    </style:style>
    <style:style style:name="T129" style:family="text">
      <style:text-properties officeooo:rsid="00f4e9bf"/>
    </style:style>
    <style:style style:name="T130" style:family="text">
      <style:text-properties officeooo:rsid="00f49522"/>
    </style:style>
    <style:style style:name="T131" style:family="text">
      <style:text-properties officeooo:rsid="00f5bcbb"/>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Xnestario = Jingles' Personality before turnments and tribulations</text:p>
      <text:section text:style-name="Sect1" text:name="01J0AG0R5YK7D91T5TV23B0G36">
        <text:p text:style-name="P3"><text:span text:style-name="T1">[</text:span>04:27 AM<text:span text:style-name="T1">]</text:span></text:p>
        <text:p text:style-name="P4">(edited)</text:p>
        <text:p text:style-name="Text_20_body">Positivee writings should rather have a feel of being 'voiced' or 'told,' not 'written' or 'published.'</text:p>
      </text:section>
      <text:section text:style-name="Sect1" text:name="01J0AG24WAK7QFK6NXYK7V2BRJ">
        <text:p text:style-name="P4"><text:span text:style-name="T1">[</text:span>04:28 AM<text:span text:style-name="T1">]</text:span></text:p>
        <text:p text:style-name="Text_20_body">I cycle or combine traits of humanity/inhumanity/creaturism. (for myself notings.)</text:p>
      </text:section>
      <text:section text:style-name="Sect1" text:name="01J0AG4FBRJXNEQ1XDE18JGG75">
        <text:p text:style-name="P3"><text:span text:style-name="T1">[</text:span>04:29 AM<text:span text:style-name="T1">]</text:span></text:p>
        <text:p text:style-name="P4">(edited)</text:p>
        <text:p text:style-name="Text_20_body">My humanity is ultimate chillness/meekness and NPCism plus, which combined with humanity's flowing culturals and feelings causes depression and dead-insides, which is why combining inhumanity and humanity is not good overall for daily life. My humanity rather be filled with expression and anger mostly physically attributing since we are all human defaulty. (DUMB--&gt;) Humanity=Emotional in a nutshell, inhumanity=NPC, and Creaturism=Stickmale.</text:p>
      </text:section>
      <text:section text:style-name="Sect1" text:name="01J0AG9MPQNB3Z0CXJQ79QYAPY">
        <text:p text:style-name="P4"><text:span text:style-name="T1">[</text:span>04:32 AM<text:span text:style-name="T1">]</text:span></text:p>
        <text:p text:style-name="Text_20_body">Whatacomplaint: Why won't Whataburger give a guide/warning about 'only pickels + no pickels' or 'plain + extra tomatoes' and vicely stuff the backline will obviously be confused on? Why is there also no 'no grilled onions button' and we have to 'no onions' but then add 'grilled onions' to change onions?</text:p>
      </text:section>
      <text:section text:style-name="Sect1" text:name="01J0AGA6E0RA2VNKJ99WESZ9TX">
        <text:p text:style-name="P3"><text:span text:style-name="T1">[</text:span>04:32 AM<text:span text:style-name="T1">]</text:span></text:p>
        <text:p text:style-name="P4">(edited)</text:p>
        <text:p text:style-name="Text_20_body">-Satan slaps the Holy Spirit's ass but it burns his hand. Satan's shadow also burns the demons' feet around him, and kills/sterilizes the floor around.</text:p>
      </text:section>
      <text:section text:style-name="Sect1" text:name="01J0AGF8Q9SST2N17MR0A8C3RB">
        <text:p text:style-name="P4"><text:span text:style-name="T1">[</text:span>04:35 AM<text:span text:style-name="T1">]</text:span></text:p>
        <text:p text:style-name="Text_20_body">___--SATAN is just EVIL; he just left heaven because he was just evil/just wanted to be evil. He has no justifications like love or logic or sacrifice, or driving forces like competition or labor or suffering, or cosmicals like story or essence- he just became evil, and that is the only way plausible/possible. This is how it is specially represented in Erosion.</text:p>
      </text:section>
      <text:section text:style-name="Sect1" text:name="01J0AGN5QNT65A0NVZ910BJXWP">
        <text:p text:style-name="P4"><text:span text:style-name="T1">[</text:span>04:38 AM<text:span text:style-name="T1">]</text:span></text:p>
        <text:p text:style-name="Text_20_body">William White speech on bible filled with blood whence cracked open by Cornelius (and Trevor in DPAContainers); and they cry as they recognize peace is evil, war is needed, and a savior must at least save himself, as if no one is savable- then all is destroyable. -Jesuis possibly on car ride with Cornelius. (Demons say it is discipline path for Satan to use what he uses against his kingdom.)</text:p>
      </text:section>
      <text:section text:style-name="Sect1" text:name="01J0AGR6YFCPRHTZNQBPY5WNHT">
        <text:p text:style-name="P4"><text:span text:style-name="T1">[</text:span>04:40 AM<text:span text:style-name="T1">]</text:span></text:p>
        <text:p text:style-name="Text_20_body"><text:soft-page-break/>-Cornelius designates himself to giving 'messages/wisdomicals' to Droklar to improve the future and self-being of what is to be saved/keeping Droklar from falling to evil like so many others including Kathye. He also finds a single dirt-dust specn and it symbolizes the last good/real/essensical thing to remain- him/Cornelius.</text:p>
      </text:section>
      <text:section text:style-name="Sect1" text:name="01J0AGSXZQHRHX27X3DHZNZQ0W">
        <text:p text:style-name="P4"><text:span text:style-name="T1">[</text:span>04:41 AM<text:span text:style-name="T1">]</text:span></text:p>
        <text:p text:style-name="Text_20_body">Jesus tells that Cornelius has imposters for friends, and that George/Droklar/Narrator/Gscrichet/are savable only.</text:p>
      </text:section>
      <text:section text:style-name="Sect1" text:name="01J0AGV2JQZFKYAM4DQD1X7C3Z">
        <text:p text:style-name="P4"><text:span text:style-name="T1">[</text:span>04:42 AM<text:span text:style-name="T1">]</text:span></text:p>
        <text:p text:style-name="Text_20_body">The Holy Spirit slaps Xemet when Xemet tries to ruin Cornelius by raping/plundering/evilizing him, and other demons/Stickmale laugh.</text:p>
      </text:section>
      <text:section text:style-name="Sect1" text:name="01J0AGZ9X2K9H5N7EHCTQYRT4A">
        <text:p text:style-name="P3"><text:span text:style-name="T1">[</text:span>04:44 AM<text:span text:style-name="T1">]</text:span></text:p>
        <text:p text:style-name="P4">(edited)</text:p>
        <text:p text:style-name="Text_20_body">-God's freedomical cosmicals can have a factor of 'realities' being that things like 'physics' and 'natures' can relate to giving all a way to freedoms based on free-wills ways, a way for all to experience freedom without any slavery being introduced. Not a 1984 essence where 'slavery is freedom' or 'limits are unlimiting' it's more of a way by God's plan and factor for inventing 'good,' which is to allow freedom to all by disallowing some stuff.</text:p>
      </text:section>
      <text:section text:style-name="Sect1" text:name="01J0AH355ZQY3QZV12XJVK1GVZ">
        <text:p text:style-name="P4"><text:span text:style-name="T1">[</text:span>04:46 AM<text:span text:style-name="T1">]</text:span></text:p>
        <text:p text:style-name="Text_20_body">_The nature of anger/infos on natures of family problems regulates towards storyism, essence of selfs, creativity, and other shittt.</text:p>
      </text:section>
      <text:section text:style-name="Sect1" text:name="01J0AH3PZV3WTHZHF8YM6SMEQX">
        <text:p text:style-name="P3"><text:span text:style-name="T1">[</text:span>04:46 AM<text:span text:style-name="T1">]</text:span></text:p>
        <text:p text:style-name="P4">(edited)</text:p>
        <text:p text:style-name="Text_20_body">-IMAGE TO MODEL AI THING IN ONE MINECRAFT VIDEO but use it for make Me My images become 3D models.</text:p>
      </text:section>
      <text:section text:style-name="Sect1" text:name="01J0AH5Z5A6N89B2YR2JDMNH5F">
        <text:p text:style-name="P4"><text:span text:style-name="T1">[</text:span>04:48 AM<text:span text:style-name="T1">]</text:span></text:p>
        <text:p text:style-name="Text_20_body">-Bridge Getaway Mechanics for police-chased. (how to escape helicopter views and divert attention away for a good 'criminal' escape.)</text:p>
      </text:section>
      <text:section text:style-name="Sect1" text:name="01J0AH6BK1JJ7BSAD67VV8FKS2">
        <text:p text:style-name="P4"><text:span text:style-name="T1">[</text:span>04:48 AM<text:span text:style-name="T1">]</text:span></text:p>
        <text:p text:style-name="Text_20_body">-Terrorism and how unsafety is top priority.</text:p>
      </text:section>
      <text:section text:style-name="Sect1" text:name="01J0AHFX3HP1Y87R0SBVGVNXRH">
        <text:p text:style-name="P4"><text:span text:style-name="T1">[</text:span>04:53 AM<text:span text:style-name="T1">]</text:span></text:p>
        <text:p text:style-name="Text_20_body">‎+I am not meant for this world. Humanity has lost; death is an opportunity to be with God/a better place/accelerate what is to come, my mind can escape from cells if I were locked in via psychosis or <text:soft-page-break/>schizophrenia/delusionals, and creaturism is here to make joyance of existence. I can leave if I want, and nobody should ever stop someone's choice to do so; just give them advice, time, and etiquette.</text:p>
      </text:section>
      <text:section text:style-name="Sect1" text:name="01J0AHK9VG63ZYVZC8J646V6KR">
        <text:p text:style-name="P4"><text:span text:style-name="T1">[</text:span>04:55 AM<text:span text:style-name="T1">]</text:span></text:p>
        <text:p text:style-name="Text_20_body">‎+83 is dark, greasy, and humanely disgusting/treacherous whilst; Xemet is bland and robotic when it comes to their essence of evil-committing and sense of evil-self like with all greys, slow music, and unfelt 'white'-cursings; WHILST STICKMALE is goofy with happy music, joyful lights, and uncensored nonsense in permitting/displaying evil.</text:p>
      </text:section>
      <text:section text:style-name="Sect1" text:name="01J0AHN0RBNERYFRKQ6B9MT5CT">
        <text:p text:style-name="P4"><text:span text:style-name="T1">[</text:span>04:56 AM<text:span text:style-name="T1">]</text:span></text:p>
        <text:p text:style-name="Text_20_body">A Whataburger recipe/manuel study book or something free to employees would be nice instead of just 'on-the-job' training.</text:p>
      </text:section>
      <text:section text:style-name="Sect1" text:name="01J0AHQ99XWMFJ93R47ZQBQH90">
        <text:p text:style-name="P4"><text:span text:style-name="T1">[</text:span>04:57 AM<text:span text:style-name="T1">]</text:span></text:p>
        <text:p text:style-name="Text_20_body">If Whataburger wanted to help itself win the competition- why raise prices/keep systematics the same/not correspond to helping the workers' out, and other shit that would improve the personal or societal-cultural approach to such a company? <text:span text:style-name="Emphasis"><text:span text:style-name="Strong_20_Emphasis">A self-destructive strategy of competition is actually competing.</text:span></text:span></text:p>
      </text:section>
      <text:section text:style-name="Sect1" text:name="01J0AHTAV2X6TM2GW0WW35HSMC">
        <text:p text:style-name="P4"><text:span text:style-name="T1">[</text:span>04:59 AM<text:span text:style-name="T1">]</text:span></text:p>
        <text:p text:style-name="Text_20_body">-Whatacomplaint: The complexification of the fry oiler/introducing the fry oil machine producer is unneeded and remarkable to 'controlodomics.' This is a further way to monitor, control, over-complexify, inconvience, and greasify the atmosphere/systematics.</text:p>
      </text:section>
      <text:section text:style-name="Sect1" text:name="01J0AHX3MT3YJS185GHP8JH1F5">
        <text:p text:style-name="P4"><text:span text:style-name="T1">[</text:span>05:00 AM<text:span text:style-name="T1">]</text:span></text:p>
        <text:p text:style-name="Text_20_body">--"I shall keep the head of my mom and step-dad to show I overcome beasts, I overcame the beast I was born of, and taught myself better, and pushed through their delusional thoughts. Their main cerebellums will be trophies of glory and unmeekness to God, as I took their wrath and used it myself for good."</text:p>
      </text:section>
      <text:section text:style-name="Sect1" text:name="01J0AHZZJ92XA3X6XTS6X6GZX7">
        <text:p text:style-name="P4"><text:span text:style-name="T1">[</text:span>05:02 AM<text:span text:style-name="T1">]</text:span></text:p>
        <text:p text:style-name="Text_20_body">-+Positivee charactrers use instrumentals a lot; like they sing/play at sad scenes of coffins or on the streets to others, and their OSTs can be all mixing of certain actions and such but done better than Netflix/ecetera kids shows of these days, and their OSTs can also BE THEIR VOICES/their thoughts.</text:p>
      </text:section>
      <text:section text:style-name="Sect1" text:name="01J0AJ0R2JGWD1CAEFAY6B15D2">
        <text:p text:style-name="P4"><text:span text:style-name="T1">[</text:span>05:02 AM<text:span text:style-name="T1">]</text:span></text:p>
        <text:p text:style-name="Text_20_body">---Color Creators were brought back and tortured plus harassed in DPAF.</text:p>
      </text:section>
      <text:section text:style-name="Sect1" text:name="01J0AJ144CA9HFJ5KD6Q1A5QPN">
        <text:p text:style-name="P4"><text:span text:style-name="T1">[</text:span>05:02 AM<text:span text:style-name="T1">]</text:span></text:p>
        <text:p text:style-name="Text_20_body">-DPAF OPEN-WORLD GAME IS A BRAWLER GAME.</text:p>
      </text:section>
      <text:section text:style-name="Sect1" text:name="01J0AJ2B8NZQ6AM37AA6TGRH76">
        <text:p text:style-name="P4"><text:soft-page-break/><text:span text:style-name="T1">[</text:span>05:03 AM<text:span text:style-name="T1">]</text:span></text:p>
        <text:p text:style-name="Text_20_body">The three uinfinite evils know their ends/lake of fire, and understand they get what they mostly want for limited times. They also 'win' against infinite goods and continue their harassment of all characters around.</text:p>
      </text:section>
      <text:section text:style-name="Sect1" text:name="01J0AJ31VRRBEZJFT1RPEXP97R">
        <text:p text:style-name="P4"><text:span text:style-name="T1">[</text:span>05:03 AM<text:span text:style-name="T1">]</text:span></text:p>
        <text:p text:style-name="Text_20_body">-Xemet sees God and Satan being competitive with pursuing smiles/RIVALS SONG of BANBAN.</text:p>
      </text:section>
      <text:section text:style-name="Sect1" text:name="01J0AJ41RHQWQYSN1QGXKV6GXQ">
        <text:p text:style-name="P4"><text:span text:style-name="T1">[</text:span>05:04 AM<text:span text:style-name="T1">]</text:span></text:p>
        <text:p text:style-name="Text_20_body"><text:span text:style-name="Strong_20_Emphasis">+</text:span>++Biagio from Vaudeville makes a cameo as a CC commander.</text:p>
      </text:section>
      <text:section text:style-name="Sect1" text:name="01J0AJ60NE344Z2C1D1DX7J0H9">
        <text:p text:style-name="P4"><text:span text:style-name="T1">[</text:span>05:05 AM<text:span text:style-name="T1">]</text:span></text:p>
        <text:p text:style-name="Text_20_body">-=-I only kill people God will judge." - Demon.</text:p>
      </text:section>
      <text:section text:style-name="Sect1" text:name="01J0AJ83328Y9YMBB0R1WFZ269">
        <text:p text:style-name="P4"><text:span text:style-name="T1">[</text:span>05:06 AM<text:span text:style-name="T1">]</text:span></text:p>
        <text:p text:style-name="Text_20_body">-=- The Finale; The Ultimate Mystery of Erosion; the biggest theory-take of Erosion is: Was William White correct? (Like on Morality/Which WW was correct? How does this effect our worldviews? Plus ecetera ?'s)</text:p>
      </text:section>
      <text:section text:style-name="Sect1" text:name="01J0AJAFVG70RFV72GX8458JZS">
        <text:p text:style-name="P4"><text:span text:style-name="T1">[</text:span>05:08 AM<text:span text:style-name="T1">]</text:span></text:p>
        <text:p text:style-name="Text_20_body">-=Rambley Raccoon and Cornelius- help each other, but Cornelius personally wants to recode/repurpose Rambley to be free from her own coding and purpose since she was locked to supression and depression since nobody visited her park in years- but Xemet stops this.</text:p>
      </text:section>
      <text:section text:style-name="Sect1" text:name="01J0AJCFQ2ZD8613XSMFC4NF16">
        <text:p text:style-name="P4"><text:span text:style-name="T1">[</text:span>05:09 AM<text:span text:style-name="T1">]</text:span></text:p>
        <text:p text:style-name="Text_20_body">-=-="Whatr am I supposed to do if somebody is already dead? How am I supposed to care about revenge if I'm dead? No matter the betterments, worseness, or nothingness, current times aren't much of importance to anything really- if somebody dies, just clean them up. Life happens." - A demon.</text:p>
      </text:section>
      <text:section text:style-name="Sect1" text:name="01J0AJGBNGZ4CTDA20GKWPAXQ2">
        <text:p text:style-name="P4"><text:span text:style-name="T1">[</text:span>05:11 AM<text:span text:style-name="T1">]</text:span></text:p>
        <text:p text:style-name="Text_20_body">Storyism Factor: Choices aren't as matterful. Like my Jesus + God choices of personality are the same in a way as I am still defied of my 'true self' and I am still 'contained' whether it by prison/system or reality/physics, and things just go on anyways due to how it is all a part or not a part of God's plan. My choice to commit pacificism or genocide doesn't matter in the grand scheme- not in the way you think of not mattering though- because all choices lead to the 'sameness.'</text:p>
      </text:section>
      <text:section text:style-name="Sect1" text:name="01J0AJHS19DGZZRZV3CR1XBEN5">
        <text:p text:style-name="P3"><text:span text:style-name="T1">[</text:span>05:11 AM<text:span text:style-name="T1">]</text:span></text:p>
        <text:p text:style-name="P4">(edited)</text:p>
        <text:p text:style-name="Text_20_body">God has plausibly insinuated I have something similar to 'Plot Armor' like 'Plot-Redirect' or 'Holy Spirit-surveillance.' I think this because I always expect the worst or most plausible logics, and <text:soft-page-break/>sometimes the evils I expect of people do not come forth and rather I am pulled out of the blurry line that is destruction or peace.</text:p>
      </text:section>
      <text:section text:style-name="Sect1" text:name="01J0AJMZVQWQZV8F6TAJNWRFDV">
        <text:p text:style-name="P4"><text:span text:style-name="T1">[</text:span>05:13 AM<text:span text:style-name="T1">]</text:span></text:p>
        <text:p text:style-name="Text_20_body">==Satan can't fear God really' because it is a good essence to fear God- this is why the're rivals/Kings/Gods against each other.</text:p>
      </text:section>
      <text:section text:style-name="Sect1" text:name="01J0AJP6QG1G6VHVDYYJWD7M1S">
        <text:p text:style-name="P4"><text:span text:style-name="T1">[</text:span>05:14 AM<text:span text:style-name="T1">]</text:span></text:p>
        <text:p text:style-name="Text_20_body">{}Lake of Fire is below hell, where God is the deepest down, not Satan or his most treacherous demons.</text:p>
      </text:section>
      <text:section text:style-name="Sect1" text:name="01J0AJQFJBRCP3Z77BM47Z4ZBH">
        <text:p text:style-name="P3"><text:span text:style-name="T1">[</text:span>05:15 AM<text:span text:style-name="T1">]</text:span></text:p>
        <text:p text:style-name="P4">(edited)</text:p>
        <text:p text:style-name="Text_20_body">{}The Unholy Spirit is a scam- it's a lie created to make a trinity of evil based off Satan- the Unholy Spirit is simply the implausible representation of free-will's ability to go against God- it doesn't exist in a way of spirituality or formness like the Holy Spirit or angels- it literally does not exist other than an idea or systematic personification that leads nowhere of essence.</text:p>
      </text:section>
      <text:section text:style-name="Sect1" text:name="01J0AK0ASRDZ5KZBZGFCQFV1VN">
        <text:p text:style-name="P3"><text:span text:style-name="T1">[</text:span>05:19 AM<text:span text:style-name="T1">]</text:span></text:p>
        <text:p text:style-name="P4">(edited)</text:p>
        <text:p text:style-name="Text_20_body">-Satan's horns and tongue are cut off by Jesus before being impaled by Jesus' holy sword down into/beyond the lake of fire, where the evil of evil is burned out and sags of characters like Xemet crawl, with drooping dark bloods and holes for eyes and mouths of sadness, crawl to their stonifying King. Evil is now only history- a husk, an altercated/augmented version that is not of true essence anymore- a memory that can no longer spawn anything new. (Bad Habit-Steve Lacy song works.)</text:p>
      </text:section>
      <text:section text:style-name="Sect1" text:name="01J0AKCF187VDWNDAVNCT087Y4">
        <text:p text:style-name="P4"><text:span text:style-name="T1">[</text:span>05:26 AM<text:span text:style-name="T1">]</text:span></text:p>
        <text:p text:style-name="Text_20_body">My parents suck the dick of the system. They dislike my cybersecurity, choosing to indirectly mostly call it 'stupid' and fear the FBI- in which they should be as they follow evil. I don't fear evil- and be not afraid of God's good but maybe be fearful (in difference of essensical definitions) of God's wrath/goods?</text:p>
      </text:section>
      <text:section text:style-name="Sect1" text:name="01J0AKEAFR3DT7RW19QJ7W67SX">
        <text:p text:style-name="P4"><text:span text:style-name="T1">[</text:span>05:27 AM<text:span text:style-name="T1">]</text:span></text:p>
        <text:p text:style-name="Text_20_body">Should I even give America a chance, or just tomfool the liuves of millions aolready? Don't give the cops a chance, or the FBI, as they won't give a chance and don't deserve it, don't give the demons a chance, don't give America a chance to be evil- don't let in to any of the addictives of evil.)</text:p>
      </text:section>
      <text:section text:style-name="Sect1" text:name="01J0AKFRCN1PS1TBKTKQ14Y8M0">
        <text:p text:style-name="P4"><text:span text:style-name="T1">[</text:span>05:28 AM<text:span text:style-name="T1">]</text:span></text:p>
        <text:p text:style-name="Text_20_body">‎+Whatachickens bags should be blue to contradict the red of spicy chicken, and resemble the coolness/unspicyness/difference between them, and add color/pizazz to the workplace.</text:p>
      </text:section>
      <text:section text:style-name="Sect1" text:name="01J0AKGDQC76DSF5W39750M067">
        <text:p text:style-name="P4"><text:span text:style-name="T1">[</text:span>05:28 AM<text:span text:style-name="T1">]</text:span></text:p>
        <text:p text:style-name="Text_20_body"><text:soft-page-break/>|Eating fries at the fry station has cons and pros.</text:p>
      </text:section>
      <text:section text:style-name="Sect1" text:name="01J0AKH463DF8R296PM2KNPJXY">
        <text:p text:style-name="P4"><text:span text:style-name="T1">[</text:span>05:29 AM<text:span text:style-name="T1">]</text:span></text:p>
        <text:p text:style-name="Text_20_body">|Bagging Whatawings/Onion Rings has cons and pros, but mostly cons.</text:p>
      </text:section>
      <text:section text:style-name="Sect1" text:name="01J0AKHFSQ1DQ880JMPD8AHB3E">
        <text:p text:style-name="P3"><text:span text:style-name="T1">[</text:span>05:29 AM<text:span text:style-name="T1">]</text:span></text:p>
        <text:p text:style-name="P4">(edited)</text:p>
        <text:p text:style-name="Text_20_body">|No show, no discount/serve' cons</text:p>
      </text:section>
      <text:section text:style-name="Sect1" text:name="01J0AKK3GG8X526GG3V01HQ2F2">
        <text:p text:style-name="P4"><text:span text:style-name="T1">[</text:span>05:30 AM<text:span text:style-name="T1">]</text:span></text:p>
        <text:p text:style-name="Text_20_body">|'Bestly, I thought as a disciple you would know... NOBODY IS INNOCENT, especially under God." - Xemet before shotgunning Phillipe.</text:p>
      </text:section>
      <text:section text:style-name="Sect1" text:name="01J0AKKT76A02MXE65NB64ZFTF">
        <text:p text:style-name="P4"><text:span text:style-name="T1">[</text:span>05:30 AM<text:span text:style-name="T1">]</text:span></text:p>
        <text:p text:style-name="Text_20_body">-Videos of explaining light evil/Satan's evil start/showing off my old shit.</text:p>
      </text:section>
      <text:section text:style-name="Sect1" text:name="01J0AKNTGECPT7QP2WDQ763917">
        <text:p text:style-name="P4"><text:span text:style-name="T1">[</text:span>05:31 AM<text:span text:style-name="T1">]</text:span></text:p>
        <text:p text:style-name="Text_20_body">-My humanity wants the spiritual journey to end; inhumanity doesn't care as it can go on forever; and creaturism understands the joruney ends 5,0000,0000,0009 times over and already, and continues due to the infinity and DLCs God provides on my story/life.</text:p>
      </text:section>
      <text:section text:style-name="Sect1" text:name="01J0AKV467918YQ8GPHHWVPCCV">
        <text:p text:style-name="P4"><text:span text:style-name="T1">[</text:span>05:34 AM<text:span text:style-name="T1">]</text:span></text:p>
        <text:p text:style-name="Text_20_body">;0I made the chouice to stay around Earth, and God gave me the other option to g it all, and third options were either implausible like superpowers or unlikely, or lead to those two anyways due to the amount of spread. Although now I know the choices are the same, and differences aren't cared by storyism, I can't switch reality like Thanos, and using his otherinfo and logic that he already knew my choice and so did many parts of myself, I become patient, past hopeful, and into creative.</text:p>
      </text:section>
      <text:section text:style-name="Sect1" text:name="01J0AKYAG58W77JK7RMD41KQ03">
        <text:p text:style-name="P4"><text:span text:style-name="T1">[</text:span>05:36 AM<text:span text:style-name="T1">]</text:span></text:p>
        <text:p text:style-name="Text_20_body">"You deserve to be a Sinner. Sin has caused you more sin, to be everso falling into destruction. That is a factor why humanity is doomed, why you can't stop this addiction of self-being- why evil continues forevermore! You deserve everything that comes to you, others, and the systematics. Good makes you deservance of being evil..." - A verse propogandanized from Stickmale.</text:p>
      </text:section>
      <text:section text:style-name="Sect1" text:name="01J0AM36MM4NMJ2ZP0CHD73Y2V">
        <text:p text:style-name="P4"><text:span text:style-name="T1">[</text:span>05:38 AM<text:span text:style-name="T1">]</text:span></text:p>
        <text:p text:style-name="Text_20_body">Etiquette of consequeincg places together like Whataburger, Walmart, and tax collector offices; during terrorism or uprisings; is because they will support you if you are strong, they will support evil if you are not branching out to stop them, they conjure past traditions worstly against your newest, they're businessified and not holy enough- and other reasons. They won't change- countries won't change if you don't cast away the safety of their businesses and economies nowadays.</text:p>
      </text:section>
      <text:section text:style-name="Sect1" text:name="01J0AM3QSNQQ048RXM4K6YAZN7">
        <text:p text:style-name="P4"><text:soft-page-break/><text:span text:style-name="T1">[</text:span>05:39 AM<text:span text:style-name="T1">]</text:span></text:p>
        <text:p text:style-name="Text_20_body">RBCS COMPLAINT- CROSSWALKS/SAFETY MEASURES.</text:p>
      </text:section>
      <text:section text:style-name="Sect1" text:name="01J0AM4JRAXP67JR3B3ZYT79YP">
        <text:p text:style-name="P4"><text:span text:style-name="T1">[</text:span>05:39 AM<text:span text:style-name="T1">]</text:span></text:p>
        <text:p text:style-name="Text_20_body">Whatacomplaint; Chemical Containers on the floor and 'taxing/fining' Whataburger's restaurants.</text:p>
      </text:section>
      <text:section text:style-name="Sect1" text:name="01J0AM5JV95MRBRRE0QS34H1SE">
        <text:p text:style-name="P4"><text:span text:style-name="T1">[</text:span>05:40 AM<text:span text:style-name="T1">]</text:span></text:p>
        <text:p text:style-name="Text_20_body">kill or be killed; talk on how the CIA shall be defeated and how good terrorism cannot give chances to their enemies.</text:p>
      </text:section>
      <text:section text:style-name="Sect1" text:name="01J0AM5XD461A8HHCDXC23ETNR">
        <text:p text:style-name="P4"><text:span text:style-name="T1">[</text:span>05:40 AM<text:span text:style-name="T1">]</text:span></text:p>
        <text:p text:style-name="Text_20_body">Be a chad or genocide?" - DF God.</text:p>
      </text:section>
      <text:section text:style-name="Sect1" text:name="01J0AM744X3ZQBGCKD1Z9DZ7ZK">
        <text:p text:style-name="P4"><text:span text:style-name="T1">[</text:span>05:41 AM<text:span text:style-name="T1">]</text:span></text:p>
        <text:p text:style-name="Text_20_body">I am cosmically/essensically hopeful, patient, and creative, all in order from personal essence, societal essence, and naturical essence.</text:p>
      </text:section>
      <text:section text:style-name="Sect1" text:name="01J0C2QGQJRCM6M8A7SNP2BRBB">
        <text:p text:style-name="P3"/>
      </text:section>
      <text:section text:style-name="Sect1" text:name="Section1">
        <text:p text:style-name="P4"><text:bookmark text:name="01J0C2QGQJRCM6M8A7SNP2BRBB"/>MineWarriorKing</text:p>
        <text:p text:style-name="Text_20_body">Doohickey Rickey' is the titular name of the White-Masked evil guy in Positivees, acknowledging himself as an uncle of the protected one at least named 'Rickey' in some placement.</text:p>
      </text:section>
      <text:section text:style-name="Sect1" text:name="01J0C6B45XRN82G2815H9YNVX6">
        <text:p text:style-name="P3"/>
      </text:section>
      <text:section text:style-name="Sect1" text:name="Section2">
        <text:p text:style-name="P4"><text:bookmark text:name="01J0C6B45XRN82G2815H9YNVX6"/>MineWarriorKing</text:p>
        <text:p text:style-name="Text_20_body">The music is like Stickmale- he tainted it. The music is likely against the Positivee characters in drama-likeness or laughing at them or with them- the music goes wild and has a mind like Stickmale would, and so does the editing! It would be like a YTP- the systematics of keyframes, animation styles, and editing would be like Stickmale was making it all a meme or light evil of some sort.</text:p>
      </text:section>
      <text:section text:style-name="Sect1" text:name="01J0C75JRAFTNVM336QRTCKFWA">
        <text:p text:style-name="P3"/>
      </text:section>
      <text:section text:style-name="Sect1" text:name="Section3">
        <text:p text:style-name="P4"><text:bookmark text:name="01J0C75JRAFTNVM336QRTCKFWA"/>MineWarriorKing</text:p>
        <text:p text:style-name="Text_20_body">Stickmale gives hints to him being the big bad by also affecting the Narrator's views/narratoring indirectly via music cues and editing pngs</text:p>
      </text:section>
      <text:section text:style-name="Sect1" text:name="01J0FRSPG1R3M95BZSJ89AKAQA">
        <text:p text:style-name="P4">MineWarriorKing</text:p>
        <text:p text:style-name="Text_20_body">God isn't mad at us being different. He advises that we be like him since we wouldn't understand his freedomics- he dislikes Satan and the demons because they are self-destructive, unhappinizing, and destructive of others' freedomics casually. God would really like us to be creative in our own ways, and bring forth culturistics of our own by his guidance because then harmony, peace, and other statements can be explored without slavery or differences being class-based or competitive. God says he was alone <text:soft-page-break/>for a likewise factor of this- he would like to see us creatures create, not destroy- because destruction leads nowhere and nothing is not what God wanted.</text:p>
      </text:section>
      <text:section text:style-name="Sect1" text:name="01J0J94XXV3MY6YMTFXZAHV777">
        <text:p text:style-name="P4">MineWarriorKing</text:p>
        <text:p text:style-name="Text_20_body">DPAC- DPA containers, utilizing alternate-universe-like scenarios as in demons ruling God, or God raping demons, or Xemet being king of hell and heaven- containers of the DPA that house trillions mopre, and even more containers- that are under the control and can easily be shutdown by Xemet, Stickmale, and Satan. If the main DPAF is destroyed, then the containers die too- or are altered.</text:p>
      </text:section>
      <text:section text:style-name="Sect1" text:name="01J0JEMGVBS1CSDBKCQ2FJMP96">
        <text:p text:style-name="P3"/>
      </text:section>
      <text:section text:style-name="Sect1" text:name="Section4">
        <text:p text:style-name="P4"><text:bookmark text:name="01J0JEMGVBS1CSDBKCQ2FJMP96"/>MineWarriorKing</text:p>
        <text:p text:style-name="Text_20_body">a good king doesn't have much of a personality, but more of a nature like I- he's not subjecting anything to consequencing, or romantics, or politics- he's just a ride along as society continues. A good king is like me- somebody who can say okay, enjoy many things randomly, and discuss many topics without much flavor to intervene with opinion.</text:p>
      </text:section>
      <text:section text:style-name="Sect1" text:name="01J0JG5N3BFMV2XK7TSEFJR8K4">
        <text:p text:style-name="P3"/>
      </text:section>
      <text:section text:style-name="Sect1" text:name="Section5">
        <text:p text:style-name="P4"><text:bookmark text:name="01J0JG5N3BFMV2XK7TSEFJR8K4"/>MineWarriorKing</text:p>
        <text:p text:style-name="Text_20_body">_+Brandon accidentally hints to Abigail what 'sex' is and Zack tries to keep her cute, but she goes down a rabbiot hole and pursues it 'funly' and 'joyfully.' She comes around to telling them, and Zack says 'You ruined her, you can have her' and Brandon abligded the honor but is in need of verifying whether this is another case of identity trolling where she could be planning evil or have fifty shades of grey. Zack comes up with the plan to 'cause a story'/not exploit Abigail into morally proving that she is innocent, that Brandon can get to know her, and that she can understand sex in her own cultural way and they can bond. Zack then calls up Ryan to assist with in Positivee's 2. That wraps up Brandon trying to find a GF, as Ryan and Phillip assist with starting a band hobby as well as the foundation of Zack's/theirs' business.</text:p>
      </text:section>
      <text:section text:style-name="Sect1" text:name="01J0JG9F70DYA5WE5EZBS5MAJT">
        <text:p text:style-name="P3"><text:span text:style-name="T1">[</text:span>07:06 AM<text:span text:style-name="T1">]</text:span></text:p>
        <text:p text:style-name="P4">(edited)</text:p>
        <text:p text:style-name="Text_20_body">+++The Queen adopted many/all orphans she could find, and homeless- including Abigail. She then gives them adminstrative permissions in local towns, henceforth why DenverTown is small and unpopulated because Soverinia has thousands of princeses and princesses that are often planned by the Queen to mix with the other gender to cause families, and the Queen's plan/reasoning for all of this is to provide the orphans with something they never had and she felt bad for and did have herself- a family, and opportunity to create their own. The brothers and many already know of Abigail and local princes/princesses, and don't care because they're like mayor or representatives of minority.The Queen is still mysterious to the public and The King about this, but she spends her time doing this in both Soverinia and Velvoria.</text:p>
      </text:section>
      <text:section text:style-name="Sect1" text:name="01J0KX2FMEMX8DWZ0234N6NNN2">
        <text:p text:style-name="P3"/>
      </text:section>
      <text:section text:style-name="Sect1" text:name="Section6">
        <text:p text:style-name="P4"><text:bookmark text:name="01J0KX2FMEMX8DWZ0234N6NNN2"/>MineWarriorKing</text:p>
        <text:p text:style-name="Text_20_body"><text:soft-page-break/>One of the Containers is 'Kiosialia' where Kiosa rules over everything, and killed Xemet, rapes Stickmale/83.</text:p>
      </text:section>
      <text:section text:style-name="Sect1" text:name="01J0N0S6CY9SZPCD5Y9PQTZEEJ">
        <text:p text:style-name="P4">MineWarriorKing</text:p>
        <text:p text:style-name="Text_20_body">-Myself/Characters inside myself do not want to write the DPAF/C because it ruins their integrity and reputation- like the King will not like to see himself get dominated by Xemet or a demon.</text:p>
      </text:section>
      <text:section text:style-name="Sect1" text:name="01J0N10HYD8TV0MD9K1V2YFBYC">
        <text:p text:style-name="P4"><text:span text:style-name="T1">[</text:span>06:37 AM<text:span text:style-name="T1">]</text:span></text:p>
        <text:p text:style-name="Text_20_body">!!!!!!THE DPA is a LIVE-SERVICE book. It can be updated, and is not story-drivenly 'set in stone.' The fanbase can also update and add to it- it shall be written by both personal and societal means. Positivees will be real time ONCE- where like I speak live but it won't be revamped as much like Me My shall be or the DPA will be. I shall write the DPAF/DPAC like I'm streaming or just throw in stuff to assist. The porn of the DPAF/DPAC is endless because those are its 'updates' along with 'containers' for the fans to lurk creatively. I'm not supposed to explicity write the DPAF now- I get it- The Holy Spirit wants all of us to write it, and understand the furthest evils we can, so that we may dodge all inconviences and perfect ourselves the betterly good ways.</text:p>
      </text:section>
      <text:section text:style-name="Sect1" text:name="01J0PMXCSVTHYC2Z22NER8K7SH">
        <text:p text:style-name="P3"/>
      </text:section>
      <text:section text:style-name="Sect1" text:name="Section7">
        <text:p text:style-name="P4"><text:bookmark text:name="01J0PMXCSVTHYC2Z22NER8K7SH"/>MineWarriorKing</text:p>
        <text:p text:style-name="Text_20_body">energhizerMC is the voice of God.</text:p>
      </text:section>
      <text:section text:style-name="Sect1" text:name="01J0PPBFG75M8M5V2XERQHQ3NA">
        <text:p text:style-name="P3"/>
      </text:section>
      <text:section text:style-name="Sect1" text:name="Section8">
        <text:p text:style-name="P4"><text:bookmark text:name="01J0PPBFG75M8M5V2XERQHQ3NA"/>MineWarriorKing</text:p>
        <text:p text:style-name="Text_20_body">'How does this help (purely pertain and glorify without complexifying illogicals and ecetera) Erosion?'</text:p>
      </text:section>
      <text:section text:style-name="Sect1" text:name="01J0RHGCA2F8GD7S9PJERVPQFW">
        <text:p text:style-name="P4">MineWarriorKing</text:p>
        <text:p text:style-name="Text_20_body">the nature of most humans is that in BBIEAL+ you would think baldi or the game is a mastermind, using logic, context clues, and whatever. In skibidin toilet, you would think below the skibidi, they're having natural pride and greed fights, and that in memes there is a deeper meaning message to alert the seriousness of the world--- but sometimes the nature is not supposed to be that. TCT DEFINITELY DOESN'T HAVE THAT NATURE. Sometimes the meme is all of it- sometimes the creative mystery is all of it- if even- there is no need to theorize because it is not supposed to make sense, and sense or seriousness is not in its nature. No need to act Like THe Boys when you have MetroMan.</text:p>
      </text:section>
      <text:section text:style-name="Sect1" text:name="01J10RV39M16ZXR1MHA3Y9BR5X">
        <text:p text:style-name="P3">MineWarriorKing</text:p>
        <text:p text:style-name="P4">(edited)</text:p>
        <text:p text:style-name="Text_20_body">\why would I run? If I were to kill or harm my parents- why would I run? That's giving them what they want- a chase. That's following the nature of the world- going other places to try and survive and calm down or regroup. If I commit to doing genocide- I just kill and kill- because there is no safer place like my dad's or grandparents where I'm not with somebody trying to mentally disconfigure me, there is no watching porn to calm myself down, there is nothing that can stop me at that point. I would fight with my place, because I earned it by then.</text:p>
      </text:section>
      <text:section text:style-name="Sect1" text:name="01J10RX1GQXDZJRDZ1G22MW9PC">
        <text:p text:style-name="P4"><text:soft-page-break/><text:span text:style-name="T1">[</text:span>08:06 PM<text:span text:style-name="T1">]</text:span></text:p>
        <text:p text:style-name="Text_20_body">Maybe by 'killing' God meant 'dissing,' because I can 'kill' my enemies via what Kendrick did to Drake- writing life sentences in rap. I shall make a diss rap on my mother and step father.</text:p>
      </text:section>
      <text:section text:style-name="Sect1" text:name="01J10S11FA77CQSX4X0E2NGFYB">
        <text:p text:style-name="P4"><text:span text:style-name="T1">[</text:span>08:08 PM<text:span text:style-name="T1">]</text:span></text:p>
        <text:p text:style-name="Text_20_body">In Positivees, the public would probably harass the characters if their names were in the Book of DPA- so their names would have to be censored yet told so at least they know their importance. Henceforth- who wrote the book? Shellia was supposed too- but she would not censor their names, and would have no reason. It is etiquette in her mind like 83 to just be blatant, and Xemet forcing rape or something would never be enough because she gives her soul to God like the Positivee characters do in the DPAF- no matter the pain. She'd have nothing to lose anyways.</text:p>
      </text:section>
      <text:section text:style-name="Sect1" text:name="01J10S2GSTXMTJZD6K8EF3T6SG">
        <text:p text:style-name="P4"><text:span text:style-name="T1">[</text:span>08:09 PM<text:span text:style-name="T1">]</text:span></text:p>
        <text:p text:style-name="Text_20_body">Not Stickmale because he would mess with the story- he would try to fuck it up, or revamp it- sure telling the truth and acting as Shellia would be cool, but Stickmale would write it differently at least.</text:p>
      </text:section>
      <text:section text:style-name="Sect1" text:name="01J10S3NSKG7Z3PF830E0JB6Z5">
        <text:p text:style-name="P4"><text:span text:style-name="T1">[</text:span>08:09 PM<text:span text:style-name="T1">]</text:span></text:p>
        <text:p text:style-name="Text_20_body">Not God because they know al, and speak different, and wouldn't censor.</text:p>
      </text:section>
      <text:section text:style-name="Sect1" text:name="01J10S40643AEA16MZZ6ZJ49VS">
        <text:p text:style-name="P4"><text:span text:style-name="T1">[</text:span>08:10 PM<text:span text:style-name="T1">]</text:span></text:p>
        <text:p text:style-name="Text_20_body">Not Narrator because he wouldn't censor and he would speak different.</text:p>
      </text:section>
      <text:section text:style-name="Sect1" text:name="01J10S4RMRDHVKHD09MXBY6D0H">
        <text:p text:style-name="P4"><text:span text:style-name="T1">[</text:span>08:10 PM<text:span text:style-name="T1">]</text:span></text:p>
        <text:p text:style-name="Text_20_body">Not the Red Glitch or Gscrichet because they fought to allow somebody to write that book- not write it themselves.</text:p>
      </text:section>
      <text:section text:style-name="Sect1" text:name="01J10S7CEJB6WGAVVZVR7H2868">
        <text:p text:style-name="P4"><text:span text:style-name="T1">[</text:span>08:11 PM<text:span text:style-name="T1">]</text:span></text:p>
        <text:p text:style-name="Text_20_body">So the ANSWER IS 'The Molly's 'Shellia''/Girl 1 from Nobuydy- she wrote it. There were two Shellias, one being the Erosion one and the other being the in-the-head-reference of Girl 1. The Molly resembles all of the unoriginal characters opposing what The William White resembles, all the originals. She has characters like Bilinear Baldi and Girl 1.</text:p>
      </text:section>
      <text:section text:style-name="Sect1" text:name="01J10SDC393BM728SZF0D6ZD5M">
        <text:p text:style-name="P4"><text:span text:style-name="T1">[</text:span>08:15 PM<text:span text:style-name="T1">]</text:span></text:p>
        <text:p text:style-name="Text_20_body">The MOLLY comes from heaven, abandoning The William White because he obsessed with glory and she disliked heaven because she wanted to be friends with a gay demon guy and they stated against since love was needed of requirements not to be evil- and tried hell because of her characters, and became a slave to Eighty-Three plus Stickmale. Her unoriginal characters suffered unexistence and other things, but she works with Gscrichet and Cornelius to offer up another Shellia that can cure the world, and that Girl 1 helps the other Shellia be abilitized towards it. The Molly then resides deep in Earth with Shellia's creatures like Revolutionin and Gscrichet.</text:p>
      </text:section>
      <text:section text:style-name="Sect1" text:name="01J10SQ1VZZPRWG33TJW5KX78G">
        <text:p text:style-name="P4"><text:soft-page-break/><text:span text:style-name="T1">[</text:span>08:20 PM<text:span text:style-name="T1">]</text:span></text:p>
        <text:p text:style-name="Text_20_body">True Love is an 'on-sight' existence/essence because should not require that somebody be 'not handicapped' or 'not ugly' or 'buff' or 'white' or 'personalitized-correctly' or 'spiritually inclined with Christ' or even 'won't hurt me' but yeah love should just be you care and help somebody indefinitely no matter if they're evil or not- except then logfically Satan would love God and vice versa because it doesn't matter anything except existence- if even. Plus the nature of love is good- to help and care for another, usually provide offspring as well to create more love opportunities- love helps freedomics of God- no risk, reward, or patience needed, just unconditional care at the stabilization that the personb at least is not evil, has a soul, and elsings. Sex on sight though for the most part I guess...</text:p>
      </text:section>
      <text:section text:style-name="Sect1" text:name="01J10SVEN3Q07XM0QVZ3YV2SQ0">
        <text:p text:style-name="P4"><text:span text:style-name="T1">[</text:span>08:22 PM<text:span text:style-name="T1">]</text:span></text:p>
        <text:p text:style-name="Text_20_body">it is advised to draw porn of christ below kiosa, unipotato on ufotheboss, the molly, and other fucked up shit for dpaf.</text:p>
      </text:section>
      <text:section text:style-name="Sect1" text:name="01J1DKTQC8D270GJ4H1JBZJQHC">
        <text:p text:style-name="P3">MineWarriorKing</text:p>
        <text:p text:style-name="P4">(edited)</text:p>
        <text:p text:style-name="Text_20_body">In the Positivees, Kathy and Couldy should be rivals of being dominant in being dominated. In the Positivees, it is also common to state that women are supposed to dominate the sexual scene because women are moreso cute, sexy, and need boys to fuel them to be able to create. This leads to women dominated men during sex, which isn't liked but seen as sometimes natural due to how nature has dominant females because women prioritize the fuel from boys in order to function, and also the logic that in order to be dominated, you need to be strong in being dominated, henceforth being dominant in dominated positions, like the boys still penetrate but girls on top..... This is a problem, whereas Men are supposed to dominate and do it better in style, mood, ecetera.</text:p>
      </text:section>
      <text:section text:style-name="Sect1" text:name="01J1DMB3QWS1G9N59Z5C4S5NEP">
        <text:p text:style-name="P3"/>
      </text:section>
      <text:section text:style-name="Sect1" text:name="Section9">
        <text:p text:style-name="P3"><text:bookmark text:name="01J1DMB3QWS1G9N59Z5C4S5NEP"/>MineWarriorKing</text:p>
        <text:p text:style-name="P4">(edited)</text:p>
        <text:p text:style-name="Text_20_body">Godhood is interesting, especially to 83. Godhood is whence somebody like God creates a reality- being all morality, all manhood, all conceptual ideas- this godhood is only accomplishable by beings like God, who enact themselves as above and have perfection. We are by God to listen to him no matter what, like 1984 of George Orwell would kinda' like- but in a better way because there is no fault plausible. He created everything, and changes whatever he wants- and we are his people, under his command, like a game where a person makes computer people- and even if they want them to rise up, that's still following the creator. This came to my mind after some thought about what Fumi said in Crush Crush about 'new gods' relating to who controls all- because if somebody is to be God, you just listen because its natural, logical, moral, and other things we inscribe as humans but don't need to in inhumane terms. To 83, another greathood of his darkness is that he repents that- he repents that God is above, that God should just be followed because that is godhood- he chooses to just give himself up to rebelling rather than accepting what is. (It was a lot more unique in my nature-filled head but I forgor mainly how to describe it perfectly...)</text:p>
      </text:section>
      <text:section text:style-name="Sect1" text:name="01J1QQXFQV273ZTPM4QCX9YBN5">
        <text:p text:style-name="P4"><text:soft-page-break/>MineWarriorKing</text:p>
        <text:p text:style-name="Text_20_body">--Brandon took many dick pills whence he was a teen, and now has a huge penis.</text:p>
      </text:section>
      <text:section text:style-name="Sect1" text:name="01J1QTH1929SPPVZH8XHAERTAM">
        <text:p text:style-name="P3"/>
      </text:section>
      <text:section text:style-name="Sect1" text:name="Section10">
        <text:p text:style-name="P4"><text:bookmark text:name="01J1QTH1929SPPVZH8XHAERTAM"/>MineWarriorKing</text:p>
        <text:p text:style-name="Text_20_body">God is just reacting to people like a streamer maybe in Positivees, as well as people believe William White was reacted to as well as he had morality constraints lifted from him or something.</text:p>
      </text:section>
      <text:section text:style-name="Sect1" text:name="01J1QWK6QARQWDBS404X6VBCCG">
        <text:p text:style-name="P3"/>
      </text:section>
      <text:section text:style-name="Sect1" text:name="Section11">
        <text:p text:style-name="P4"><text:bookmark text:name="01J1QWK6QARQWDBS404X6VBCCG"/>MineWarriorKing</text:p>
        <text:p text:style-name="Text_20_body">--Evil versions of Positivee characters are BACK! due to the Stickmale virus creating multiple versions of people and humans, and copies of people also existing like mimics. Publics of the world can't trust media or really anybody like Zack The Hero, Abigail the Princess, or even the royal knights of the King due to their different 'types' of existences in nature, and media being propogandanized by the underground, and ecetera reasoning.</text:p>
      </text:section>
      <text:section text:style-name="Sect1" text:name="01J1QWN47236S9CFFQY714SJYD">
        <text:p text:style-name="P4"><text:span text:style-name="T1">[</text:span>07:34 PM<text:span text:style-name="T1">]</text:span></text:p>
        <text:p text:style-name="Text_20_body">=NightMare William White+Shadow Abigail+Gscrichet are the main characters, but barely are shown in Positivees. Also The Holy Spirit goes along with them, wakes up the Red Glitch at times, and Quill plus Abigail do fumble around to them in the underground stories.</text:p>
      </text:section>
      <text:section text:style-name="Sect1" text:name="01J1QWNFTG4VP0NQ15H5SYFF6B">
        <text:p text:style-name="P3"><text:span text:style-name="T1">[</text:span>07:34 PM<text:span text:style-name="T1">]</text:span></text:p>
        <text:p text:style-name="P4">(edited)</text:p>
        <text:p text:style-name="Text_20_body">=The Underground Mains hunt the evil versions of all characters in Erosion.</text:p>
      </text:section>
      <text:section text:style-name="Sect1" text:name="01J1QWQG9WNY9M57AZBP5XR0BY">
        <text:p text:style-name="P4"><text:span text:style-name="T1">[</text:span>07:35 PM<text:span text:style-name="T1">]</text:span></text:p>
        <text:p text:style-name="Text_20_body">Author WW story edns with me/William White going to 'God's Gauntlet/Office' after reading the imminent and omnious 'Come see us in our office' after getting deathed.</text:p>
      </text:section>
      <text:section text:style-name="Sect1" text:name="01J1QWRA4DGBVCGR74B31ED9YM">
        <text:p text:style-name="P4"><text:span text:style-name="T1">[</text:span>07:36 PM<text:span text:style-name="T1">]</text:span></text:p>
        <text:p text:style-name="Text_20_body">-ABIGAUL may have an identity crisis with evils and shadow abigail, or Quill may have it too.</text:p>
      </text:section>
      <text:section text:style-name="Sect1" text:name="01J1QWS12Z3PWKC43WNF48E5E0">
        <text:p text:style-name="P4"><text:span text:style-name="T1">[</text:span>07:36 PM<text:span text:style-name="T1">]</text:span></text:p>
        <text:p text:style-name="Text_20_body">-Trevor may accidentally joiun Gscrichet's hunt, via wanted to find out about the underground.</text:p>
      </text:section>
      <text:section text:style-name="Sect1" text:name="01J1QWTEAWBNCJDQV1VWSRH0WH">
        <text:p text:style-name="P4"><text:span text:style-name="T1">[</text:span>07:37 PM<text:span text:style-name="T1">]</text:span></text:p>
        <text:p text:style-name="Text_20_body">-Stickmale virius may cause a type of Ryutyu to rape a type of Couldy, vice versa, and all other mix ups, henceforth Demonic Female Imagery could not just be propoganda but also looks into the future or real in Positivees.</text:p>
      </text:section>
      <text:section text:style-name="Sect1" text:name="01J1QXGF8YV96NR5DWXAHSHH47">
        <text:p text:style-name="P3"/>
      </text:section>
      <text:section text:style-name="Sect1" text:name="Section12">
        <text:p text:style-name="P4"><text:bookmark text:name="01J1QXGF8YV96NR5DWXAHSHH47"/><text:soft-page-break/>MineWarriorKing</text:p>
        <text:p text:style-name="Text_20_body">‎+Hell has burn maqrks from Jesus' DPAF-Fire, and demons trying to escape plus hide there were somewhat followed by the fire and burned there too. Satan's palace burned down as a warning, and few DF Demons were already there/escaped. The universe also had scars and wounds from God.</text:p>
      </text:section>
      <text:section text:style-name="Sect1" text:name="01J1QXJ7VNVM6G0DETDXVTD58C">
        <text:p text:style-name="P3"><text:span text:style-name="T1">[</text:span>07:50 PM<text:span text:style-name="T1">]</text:span></text:p>
        <text:p text:style-name="P4">(edited)</text:p>
        <text:p text:style-name="Text_20_body">---Some DF Demons regroup and have a bunker- but it falls apart as Earth becomes the new star of attention, and other demons have already instituted/invested earlier into defeated people there. (Porn can relate by being truer since some DF Demons and other demons are around from past history.)</text:p>
      </text:section>
      <text:section text:style-name="Sect1" text:name="01J1QXQZ1HBT1WY936NVY0JMJ0">
        <text:p text:style-name="P4"><text:span text:style-name="T1">[</text:span>07:53 PM<text:span text:style-name="T1">]</text:span></text:p>
        <text:p text:style-name="Text_20_body">Sea people are REAL IN POSITIVEES! Stickmale can create furry sea creatures, humanity has evolved to live underwater, better research of the ocean has gone on, Shellia spread the virus which gives people lights like spiniophone creatures and gills plus pressure-resistance, mermaids frorm vrius too.</text:p>
      </text:section>
      <text:section text:style-name="Sect1" text:name="01J1QXSZ05JZW1V24DYPYMSZZ7">
        <text:p text:style-name="P4"><text:span text:style-name="T1">[</text:span>07:54 PM<text:span text:style-name="T1">]</text:span></text:p>
        <text:p text:style-name="Text_20_body">‎+Multiverse has become a concept in containers, as the multiverse becomes isndie the main universe, and the multiverses are eventually irrelevant/combined/destroyed except the main ones due to God scarpping them or something.</text:p>
      </text:section>
      <text:section text:style-name="Sect1" text:name="01J1QXVSVXQZHV6Z4KAHR3S1NH">
        <text:p text:style-name="P4"><text:span text:style-name="T1">[</text:span>07:55 PM<text:span text:style-name="T1">]</text:span></text:p>
        <text:p text:style-name="Text_20_body">Positivees have advanced towards body transplants, head transplants, brain transplants, mountain-destruction tools, and space coloniesm at small.</text:p>
      </text:section>
      <text:section text:style-name="Sect1" text:name="01J1QXXZBJ482Y34QEP5HVZQ4J">
        <text:p text:style-name="P4"><text:span text:style-name="T1">[</text:span>07:56 PM<text:span text:style-name="T1">]</text:span></text:p>
        <text:p text:style-name="Text_20_body">--People can camofluage as they can be lizards or iguanas with weird abilities due to furryism, and electric pulses can come from those with connections to eels or other electric things. ALL HUMANS CAN BREED WITH ANIMALS AND VICE VERSA DUE TO STICKMALE VIRUS.</text:p>
      </text:section>
      <text:section text:style-name="Sect1" text:name="01J1QXYNNNANEZMGA2FZPYT1P7">
        <text:p text:style-name="P4"><text:span text:style-name="T1">[</text:span>07:57 PM<text:span text:style-name="T1">]</text:span></text:p>
        <text:p text:style-name="Text_20_body">{}Genderswapping is plausible yet used as violence to kill accidentally and hide it under rugs of the underground.</text:p>
      </text:section>
      <text:section text:style-name="Sect1" text:name="01J1QXZAE09XNH53V55MJTZRGM">
        <text:p text:style-name="P4"><text:span text:style-name="T1">[</text:span>07:57 PM<text:span text:style-name="T1">]</text:span></text:p>
        <text:p text:style-name="Text_20_body">-=One guy has the mark of the beast being a QR code to a rickroll.</text:p>
      </text:section>
      <text:section text:style-name="Sect1" text:name="01J1QY47186TWBY7C76NFA0VR0">
        <text:p text:style-name="P4"><text:span text:style-name="T1">[</text:span>08:00 PM<text:span text:style-name="T1">]</text:span></text:p>
        <text:p text:style-name="Text_20_body"><text:soft-page-break/>=-God is evil guy thinks 'Blacklistere' and businessified things are idiotic and indistruaisl don't do evil 'left' as in straight up evil, not the right kind of evil that is the marks of the beasts- to be left is to be the beast, and evil against God is right handed, whilst left is evil with God or just straight up evil- something Satan also notes as being better, and humanjs undeserving of.</text:p>
      </text:section>
      <text:section text:style-name="Sect1" text:name="01J1QYRRW8DB7PG31ZZX2CRFQ2">
        <text:p text:style-name="P3"/>
      </text:section>
      <text:section text:style-name="Sect1" text:name="Section13">
        <text:p text:style-name="P4"><text:bookmark text:name="01J1QYRRW8DB7PG31ZZX2CRFQ2"/>MineWarriorKing</text:p>
        <text:p text:style-name="Text_20_body">&lt;&gt;The ME MY ANIT-CHRIST IS THE POSITIVEE ANTI-CHRIST, after the Stickmale Virus remade a woman into him, and the False Prophet/an re-Xemet/a 'light' world leader/re-Stickmale rivals the Anti-Christ in personality</text:p>
      </text:section>
      <text:section text:style-name="Sect1" text:name="01J1QZ062WWQQZ7X2HB9SBXJHQ">
        <text:p text:style-name="P4"><text:span text:style-name="T1">[</text:span>08:15 PM<text:span text:style-name="T1">]</text:span></text:p>
        <text:p text:style-name="Text_20_body">---The World Leaders really rule the 'Overworld' like the UN does, but there is an underground with the Anti-Christ and False Prophet ruling, that being where sex slave trades, marks of the beast, and other stuff happens. To explain a little metaphorically, the overworld leaders are in the light of the nature, easily visible and most concurrent with the rich. The underworld is mysterious and dark, using ocean people to their expanse, and harming the poor quickly.</text:p>
      </text:section>
      <text:section text:style-name="Sect1" text:name="01J1QZ0PST03BC9FESJ3NWD9AB">
        <text:p text:style-name="P4"><text:span text:style-name="T1">[</text:span>08:15 PM<text:span text:style-name="T1">]</text:span></text:p>
        <text:p text:style-name="Text_20_body">----Abominatable creatures and flesh walls are back due to scientific transplant discoveries.</text:p>
      </text:section>
      <text:section text:style-name="Sect1" text:name="01J1QZ34EXS3WVBF06BZNACDAJ">
        <text:p text:style-name="P4"><text:span text:style-name="T1">[</text:span>08:17 PM<text:span text:style-name="T1">]</text:span></text:p>
        <text:p text:style-name="Text_20_body">+++Immortal Jellyfish were recently harnessed just 178 years ago to give humans eternal life via them recuperating their organs and such to baby-rebirth levels whence harms comes their way. They really reset but age is no longer a problem, and henceforth other problems aren't even going to start like liver failure or bad eyesight.</text:p>
      </text:section>
      <text:section text:style-name="Sect1" text:name="01J1QZ466W4PVP71VTCDPE9PGB">
        <text:p text:style-name="P4"><text:span text:style-name="T1">[</text:span>08:17 PM<text:span text:style-name="T1">]</text:span></text:p>
        <text:p text:style-name="Text_20_body">==George is with NWW+gsrcichet working against the underground's demons, beasts, and etc.</text:p>
      </text:section>
      <text:section text:style-name="Sect1" text:name="01J1T7BXHTC55WM9D67Z6456H3">
        <text:p text:style-name="P4">MineWarriorKing</text:p>
        <text:p text:style-name="Text_20_body">+++Trevor solves his own case by solving out that he/Trevor was who killed his wife, under being influenced by drugs or an accident- Trevor sets up pieces overtime to blame somebody else as well, knowing this.</text:p>
      </text:section>
      <text:section text:style-name="Sect1" text:name="01J1T7DZ1CM92A05H9M70RB0KW">
        <text:p text:style-name="P4"><text:span text:style-name="T1">[</text:span>05:21 PM<text:span text:style-name="T1">]</text:span></text:p>
        <text:p text:style-name="Text_20_body">[]The Narrrator reads a book in real-time updation, since WW asked trhe Kodee Machine for the Positivee books he already wrote to be updated as it somebody read it. If somebody already read it, they would know, and the code would work on somebody who didn't- henceforth different perceptions.</text:p>
      </text:section>
      <text:section text:style-name="Sect1" text:name="01J1T7RHSRP2EVRS5Y4H5NKXS3">
        <text:p text:style-name="P4"><text:span text:style-name="T1">[</text:span>05:27 PM<text:span text:style-name="T1">]</text:span></text:p>
        <text:p text:style-name="Text_20_body"><text:soft-page-break/>-Wrong NATURES; a powerful move of saying usually by Stickmale to indicate or change the actual 'domain' of the situation, like from 2D to 3D, or sassy to profound, or realistically slimy to cartoonishly fresh: it imposes the opponent has stated a wrong question or wrong situational act or wrong personality or wrong material to support the concurrent stances.</text:p>
      </text:section>
      <text:section text:style-name="Sect1" text:name="01J1T7Z63NY41Y0X2Y65C940A5">
        <text:p text:style-name="P4"><text:span text:style-name="T1">[</text:span>05:30 PM<text:span text:style-name="T1">]</text:span></text:p>
        <text:p text:style-name="Text_20_body">STICKMALE IS THE BEAST OF THE WORLD; the final trinity to maybe the False Prophet and The Anti-Christ/Beast of the Sea. Also an enemy in my spiritual journey</text:p>
      </text:section>
      <text:section text:style-name="Sect1" text:name="01J1T8Q2WMQMPTJMNAEBYAT4TN">
        <text:p text:style-name="P3"/>
      </text:section>
      <text:section text:style-name="Sect1" text:name="Section14">
        <text:p text:style-name="P4"><text:bookmark text:name="01J1T8Q2WMQMPTJMNAEBYAT4TN"/>MineWarriorKing</text:p>
        <text:p text:style-name="Text_20_body">Sex on Sight/Loving everybody includes thinking and cruious of all in glory, romance, sex, etc., natures.</text:p>
      </text:section>
      <text:section text:style-name="Sect1" text:name="01J1T8R7YZCYX988C3KQD4Q09Y">
        <text:p text:style-name="P4"><text:span text:style-name="T1">[</text:span>05:44 PM<text:span text:style-name="T1">]</text:span></text:p>
        <text:p text:style-name="Text_20_body">The Power Game might have to be played, by me, a goofy King in nature, in order to put the other natures in its place.</text:p>
      </text:section>
      <text:section text:style-name="Sect1" text:name="01J1T8TZ6NH65DW5D6K4GN8C58">
        <text:p text:style-name="P4"><text:span text:style-name="T1">[</text:span>05:45 PM<text:span text:style-name="T1">]</text:span></text:p>
        <text:p text:style-name="Text_20_body">Stickmale sees all as fun and has no integrity/limiting, allowing himself to be dominated by Kiosa. Stickmale sees existence as a game or silliness, so the lake of fire is helped in concept by pushing unexistence into that sentence and plausibly hurting Stickmale unlike many other ways; yet Stickmale tries to still make fun of the iminnent death.</text:p>
      </text:section>
      <text:section text:style-name="Sect1" text:name="01J1T8XVCYAKF41G8T8YH8SRKX">
        <text:p text:style-name="P4"><text:span text:style-name="T1">[</text:span>05:47 PM<text:span text:style-name="T1">]</text:span></text:p>
        <text:p text:style-name="Text_20_body">-Can't be mad or sad at genocidals because they're winning at their games; they understand life can be played with like toys ahering to Godhood, raqdical justice, and other thoughts- and like Chess they're just developing their one piece like a horse in the back lines.</text:p>
      </text:section>
      <text:section text:style-name="Sect1" text:name="01J1T91BTSRPGXRZBG7K89F0PH">
        <text:p text:style-name="P4"><text:span text:style-name="T1">[</text:span>05:49 PM<text:span text:style-name="T1">]</text:span></text:p>
        <text:p text:style-name="Text_20_body">My spiritual journet has been like Chess- currentlym the King/Evil is what I can checkmate, win by sacrificingn a bishop/peace, and so that I can take both horses/my6 parents, and the rook /myself's evils inside, and even without I can still checkmate. I have already won, like the Bible has already stated God has already won. My King/God is safe and killing pawns like depression, anger, and blind rage.</text:p>
      </text:section>
      <text:section text:style-name="Sect1" text:name="01J1T922RD24KEEXDZ4R3Y0E8C">
        <text:p text:style-name="P4"><text:span text:style-name="T1">[</text:span>05:49 PM<text:span text:style-name="T1">]</text:span></text:p>
        <text:p text:style-name="Text_20_body">-9D CHESS GAME WITH CARDS AND UPGRADES AND MYSTICS AGAINST STICKMALE AND OTHER WWs.</text:p>
      </text:section>
      <text:section text:style-name="Sect1" text:name="01J1T93E5Y45X4T00Q8JTNQBNM">
        <text:p text:style-name="P4"><text:span text:style-name="T1">[</text:span>05:50 PM<text:span text:style-name="T1">]</text:span></text:p>
        <text:p text:style-name="Text_20_body"><text:soft-page-break/>-83 would be raped if Xemet did not hold up characterization, integrity of eviol, to be dominantl; unlike Stickmale who thought it would be silly/fun to cause all sorts of different histories.</text:p>
      </text:section>
      <text:section text:style-name="Sect1" text:name="01J1T94ABQ8F2PWPDWA1VZYJ9J">
        <text:p text:style-name="P4"><text:span text:style-name="T1">[</text:span>05:50 PM<text:span text:style-name="T1">]</text:span></text:p>
        <text:p text:style-name="Text_20_body">-THE NOBUYDY GIRLS ARE BACK to sex up Positivee world due to Shellia including them as her creation via recreations from The Molly.</text:p>
      </text:section>
      <text:section text:style-name="Sect1" text:name="01J1T95V06X6YE7CBQW1TV3H49">
        <text:p text:style-name="P4"><text:span text:style-name="T1">[</text:span>05:51 PM<text:span text:style-name="T1">]</text:span></text:p>
        <text:p text:style-name="Text_20_body">=I want a certain achievement for holding out, like a Steam achievement in my life, which is anothe rreason that can or cannot work based on my input whence I think abouyt physically doing sonmething. Patience is key, but I wanted to beabilitized to change the world.</text:p>
      </text:section>
      <text:section text:style-name="Sect1" text:name="01J1TAA4GYPDX3CSZ1RYVX2HXG">
        <text:p text:style-name="P3"/>
      </text:section>
      <text:section text:style-name="Sect1" text:name="Section15">
        <text:p text:style-name="P4"><text:bookmark text:name="01J1TAA4GYPDX3CSZ1RYVX2HXG"/>MineWarriorKing</text:p>
        <text:p text:style-name="Text_20_body">|83, Kiosa, and others may have malleable asses, ones like jelly, or asses of other materials that harden or soften away from fleshy instancing.</text:p>
      </text:section>
      <text:section text:style-name="Sect1" text:name="01J23AYP93XG7V1SCBF6FZQ8NZ">
        <text:p text:style-name="P4">MineWarriorKing</text:p>
        <text:p text:style-name="Text_20_body">-Don't resist I. You only deserve what I give moreso later."</text:p>
      </text:section>
      <text:section text:style-name="Sect1" text:name="01J23B2QSKBHWFY74VHR03B47R">
        <text:p text:style-name="P4"><text:span text:style-name="T1">[</text:span>06:18 AM<text:span text:style-name="T1">]</text:span></text:p>
        <text:p text:style-name="Text_20_body">A Nature of Humanity is to destroy itself because that is what is supposed to happen; that is good, what Christ will do, what is natural, what is by God's grace to save us logically within paradoxes, and ecetera. Henceforth, I can no longer be mad at genocidals or rapists if they are destroying the world, or even demons. The world deserves it, and so do the persecutors...</text:p>
      </text:section>
      <text:section text:style-name="Sect1" text:name="01J23B4Z0SJB388WY5ZQF2CMQE">
        <text:p text:style-name="P4"><text:span text:style-name="T1">[</text:span>06:19 AM<text:span text:style-name="T1">]</text:span></text:p>
        <text:p text:style-name="Text_20_body">=Morally it can be good to laugh when you have no other acts to play or don't know what to do. That is a reason the insane or freaky laugh, and it can be good for them. But, evil can also laugh, and the betterments of my explanation are not as good as I had it in my head before putting it down on paper or computer-text.</text:p>
      </text:section>
      <text:section text:style-name="Sect1" text:name="01J23BE6TQZRQXH47YNH5JXF8H">
        <text:p text:style-name="P4"><text:span text:style-name="T1">[</text:span>06:24 AM<text:span text:style-name="T1">]</text:span></text:p>
        <text:p text:style-name="Text_20_body">Mr. V. has the problem similar to my times during currency, a problem WW also realizes specially from Author-WW; that returning to God's glorious ways, and not dying like Christ did since that is no longer plausible for saving grace, helpfulness, self-containment, non-evils and other suches- that God would want to perfect things, and remove unholiness like heaven has it. Henceforth every being must be exterminated in order not only to be purified, but saved in the mercy of exiting the reality that is life. Genocide becomes enjoyment for holiness in radical form, and rebirthin' souls becomes a lost fought-for thought of many disciples.</text:p>
      </text:section>
      <text:section text:style-name="Sect1" text:name="01J23BG7NQVFFJGPBB98BWSXVY">
        <text:p text:style-name="P4"><text:span text:style-name="T1">[</text:span>06:25 AM<text:span text:style-name="T1">]</text:span></text:p>
        <text:p text:style-name="Text_20_body"><text:soft-page-break/>]God sees us like Skibidi Toilet is to us- we are dumb in his eyes, so he sent Jesus to skibidi with us, and so we understand and are not laughed at or disgarded in any way. This can relate to storyism/sillyism/and Godhood since via the Holy Spirit, we needed such logically.</text:p>
      </text:section>
      <text:section text:style-name="Sect1" text:name="01J23BMZB8ST6F20868NANJ393">
        <text:p text:style-name="P4"><text:span text:style-name="T1">[</text:span>06:28 AM<text:span text:style-name="T1">]</text:span></text:p>
        <text:p text:style-name="Text_20_body">WRITING HAS BECOME DISADVANTAGEOUS TO THE ORIGINAL AND FULL MEANING OF MY WISDOMICALS. I SHALL LOGICALLY REST MORE WISELY NOW, SINCE THINKING IS MY ONLY TRUENESS UNEXPOSED TO DEVIATION FROM TIME OR MYSELF.</text:p>
      </text:section>
      <text:section text:style-name="Sect1" text:name="01J23BQ8M49B9F710TH13ZAQYT">
        <text:p text:style-name="P4"><text:span text:style-name="T1">[</text:span>06:29 AM<text:span text:style-name="T1">]</text:span></text:p>
        <text:p text:style-name="Text_20_body">The New Stato; A problem of Mr. V. and WW/Author WW too; Kill every being, including bacteria, dogs, aliens, inhumanes, and even all systems and buildings. Destruction of all imperfect glances towards nothingness that soon Christ can take over and fill with betterment, or not if he wishes against like supposed 'Lake of Fire.'</text:p>
      </text:section>
      <text:section text:style-name="Sect1" text:name="01J23BV9A1GRS0Z5H5X3N9NKRN">
        <text:p text:style-name="P4"><text:span text:style-name="T1">[</text:span>06:31 AM<text:span text:style-name="T1">]</text:span></text:p>
        <text:p text:style-name="Text_20_body">[]To calm myself in these times, my humanity/creaturism can now convert to thinking about killing people as it may and can betterly calm myself. Killing others relating to killing evils one person at a time can really help whence nothing else is distractable. Ridding the world of problems via God's ultimate-savior-like justices, also known as destruction and death of the imperfect worlds we came to love, and then recreation of them. He shall destroy our evils and rebuild us better though.</text:p>
      </text:section>
      <text:section text:style-name="Sect1" text:name="01J23BZ0J8DNJH79WAYP6S4B3B">
        <text:p text:style-name="P4"><text:span text:style-name="T1">[</text:span>06:33 AM<text:span text:style-name="T1">]</text:span></text:p>
        <text:p text:style-name="Text_20_body">[]Realization; my journey has assisted I and myself see me, and understand how God can allow for such destructions and empowerments with wisdomicals, and feel for my past self back whence this all started, now realizing more than ever I am like the Batter, a purifyer, but I can't be blinded since I try my best to stop my own job.</text:p>
      </text:section>
      <text:section text:style-name="Sect1" text:name="01J23C18ZNG06BGAM1QXS4F1EG">
        <text:p text:style-name="P4"><text:span text:style-name="T1">[</text:span>06:34 AM<text:span text:style-name="T1">]</text:span></text:p>
        <text:p text:style-name="Text_20_body">|Embracing destructivites and deathologies of systems and such AS 'humane' makes us/our trinity of WW feel happier/goofy. Progression can be a factor in being human, and it helps I be humane- and so embracing to progress is to destroy, or not progress in a certain complex and almost un-paradoxal way, is GOOD.</text:p>
      </text:section>
      <text:section text:style-name="Sect1" text:name="01J23C2PRY63R9A93E2RD2YWYV">
        <text:p text:style-name="P4"><text:span text:style-name="T1">[</text:span>06:35 AM<text:span text:style-name="T1">]</text:span></text:p>
        <text:p text:style-name="Text_20_body">||Support for world destroyers is the same as world builders depending on their accompanyment and deservance needed, as well as purification.</text:p>
      </text:section>
      <text:section text:style-name="Sect1" text:name="01J23C70PPRREZDVNEB105NVP7">
        <text:p text:style-name="P4"><text:span text:style-name="T1">[</text:span>06:37 AM<text:span text:style-name="T1">]</text:span></text:p>
        <text:p text:style-name="Text_20_body">|||Progressing, (as a humane factor of humaness,) towards being saved can involve being dead or killed, and death can evolve humanity as it has, and disallowed for permanent rulers of evils or traditionals. <text:soft-page-break/>My humanity of progressive factorings has been placed being inhumanity with anger in front as well, and the times spent only fuel physical activities justified and needed for living correctly.</text:p>
      </text:section>
      <text:section text:style-name="Sect1" text:name="01J23C8PQCB3TK4JJ2KZC2QB0P">
        <text:p text:style-name="P4"><text:span text:style-name="T1">[</text:span>06:38 AM<text:span text:style-name="T1">]</text:span></text:p>
        <text:p text:style-name="Text_20_body">THE LORD IS LIKE THE OVERALL IMAGE OR DEITY OF THE HOLY TRINITY, compassing JESUS, GOD, AND THE HOLY SPIRIT.</text:p>
      </text:section>
      <text:section text:style-name="Sect1" text:name="01J23C9VEAD69D32XZC4QH8CRA">
        <text:p text:style-name="P3"><text:span text:style-name="T1">[</text:span>06:39 AM<text:span text:style-name="T1">]</text:span></text:p>
        <text:p text:style-name="P4">(edited)</text:p>
        <text:p text:style-name="Text_20_body">-We are finished, once again. 0_0</text:p>
      </text:section>
      <text:section text:style-name="Sect1" text:name="01J2VTWAD9DM950YETDQ4TDG9Q">
        <text:p text:style-name="P4">MineWarriorKing</text:p>
        <text:p text:style-name="Text_20_body">--Civil War between Shellia and WW plus split color Creators' sides; over whether demons like DF Gustava or Gemet should live for now, or be slain/purified immediately. When it comes to purification, Shellia understands it and the aspects of destruction but holds off due to progression/love/time/and others suches. WW and like-WWs want to pursue the demons since time nor progress or lover are of the essence in a situation as such- especially outside of Earth. Battles dispute over how God handles Earth's end/purification, and the church age. WW also fights Shellia head on in his bunny suit, whacking her ass and saying the line- 'If you win, dear Shellia, maybe we can have sex.' as a funny.</text:p>
      </text:section>
      <text:section text:style-name="Sect1" text:name="01J2VTZZCY0CSAM4D3219PB0KP">
        <text:p text:style-name="P4"><text:span text:style-name="T1">[</text:span>06:38 PM<text:span text:style-name="T1">]</text:span></text:p>
        <text:p text:style-name="Text_20_body">=WW goes out to look for Caleb Peter alone after realizing purification is his direness and civil war is in need, but finds him elsewhere with 'The' and they all converse about human progress and storyism, discussing their own fates and probabilities of Revelations in the stars. 'The WW' interjects though, showing off his ultimate destrructive-star plan, becoming a universe-level threat that will make them turn on each other if not stopped.</text:p>
      </text:section>
      <text:section text:style-name="Sect1" text:name="01J2VV77FQV59GCES33PGM9H2K">
        <text:p text:style-name="P4"><text:span text:style-name="T1">[</text:span>06:42 PM<text:span text:style-name="T1">]</text:span></text:p>
        <text:p text:style-name="Text_20_body">-Another point of 'The WW' besides defeating the story, is defeating the end of a story/purification- the others have to do that, he is symbolic of the wall that is purification in logic. 'The WW' supports that instead of just demons and evils in definement to death, which is what WW wanted whilst Caleb was undefined to all and made the point that we will all be judged and all have our evils of our own- 'The WW' wants to storyize all as well as undefinitely/without time/ecetera kill, and such plus the twist of killing all characters via themselves. So his ultimate plan is ultimate purificaion via storyism- kill all by turning them on themselves. WW and Shellia dislike the idea of turning on his friends worsely than the current civil war they had, so they battle all that is 'The WW' after finding his domain.</text:p>
      </text:section>
      <text:section text:style-name="Sect1" text:name="01J2VV9M73780Z17BZVB0EZG40">
        <text:p text:style-name="P4"><text:span text:style-name="T1">[</text:span>06:43 PM<text:span text:style-name="T1">]</text:span></text:p>
        <text:p text:style-name="Text_20_body">---The death of 'The WW' is 'A Cold Welcome' to the DPA Era, and foundation, as it removes a purifier. Reference to rjac25 music.</text:p>
      </text:section>
      <text:section text:style-name="Sect1" text:name="01J2VVDPQWHZJ3R954AJPTGC15">
        <text:p text:style-name="P4"><text:span text:style-name="T1">[</text:span>06:45 PM<text:span text:style-name="T1">]</text:span></text:p>
        <text:p text:style-name="Text_20_body"><text:soft-page-break/>-'The WW' had another purpose of only destroying most of the universe, to then rebuild it in GOD'S IMAGE. Without the purifier, evil continues its colors via Xemet, Stickmale, and others. 'The WW' would make a war againstb the DPAF and stop a lot of evils as well as save WW and others he deemed as 'evolving towards Christ,' but his death leaves evil alone to splurg. WW realizes this, as well as Caleb and 'The' and the three infinite evils, at the end of the story, but cannot regret due to the risk. Mr. V. knew this already coming either way...</text:p>
      </text:section>
      <text:section text:style-name="Sect1" text:name="01J2VVJVP523E1JMJZZ7TJ5Z4D">
        <text:p text:style-name="P4"><text:span text:style-name="T1">[</text:span>06:48 PM<text:span text:style-name="T1">]</text:span></text:p>
        <text:p text:style-name="Text_20_body">=Xemeta was patient and turned into normal Xemet after already choosing to be normal Xemet first- so man-&gt;Woman-&gt;Man, to symbolizen the patience, welcomeness, and adultification that Xemet is masculine for, and also those around her doing the same, from children of glory to adults of acceptance/hope/creativity/patience/ect..</text:p>
      </text:section>
      <text:section text:style-name="Sect1" text:name="01J2VVQNM9WH2DFKGR8V315S3W">
        <text:p text:style-name="P4"><text:span text:style-name="T1">[</text:span>06:50 PM<text:span text:style-name="T1">]</text:span></text:p>
        <text:p text:style-name="Text_20_body">{}In Positivees, people know creaturism deals with a lot of things, but attacking a creatures' survivability is a big 'no-no,' the final straw in a relationship- as it comes down to warring peopoles and killing ideas- likewise creatures just end all by killing since it is well deserved in nature, and simply true to God's means.</text:p>
      </text:section>
      <text:section text:style-name="Sect1" text:name="01J2VVW8HACFP5NHDKEDTYRDA4">
        <text:p text:style-name="P4"><text:span text:style-name="T1">[</text:span>06:53 PM<text:span text:style-name="T1">]</text:span></text:p>
        <text:p text:style-name="Text_20_body">[]Author William White/AWW is written by Stickmale to cosplay as WW or maybe even 83, as well as plumish his dignity for Erosion, his survival, and identity even- as well as push himself to look better.</text:p>
      </text:section>
      <text:section text:style-name="Sect1" text:name="01J2VW8WRGYX64Q9DX3C25AD3C">
        <text:p text:style-name="P4"><text:span text:style-name="T1">[</text:span>07:00 PM<text:span text:style-name="T1">]</text:span></text:p>
        <text:p text:style-name="Text_20_body">-Couldy VS. Baldi (In Revelations). Couldy/Bella's dad was a drunk who beat the sisters and their mothers violently usually whence they got bad grades, didn't cook dinner, didn't fix his engineerable things such as cars and toilets, or get home from work. He also had a love for math, actively pushed away the love his family tried to give in order to push discipline, and harshly so by shoving Bella into locked closets or areas if they failed at school or any of his wants. He came to this overtime after his wife tried settling down peacefully, and he was a workaholic with barely any wisdom as he hated saying and ideologies.</text:p>
      </text:section>
      <text:section text:style-name="Sect1" text:name="01J2VWE9T6SZ3NBJD4RM5QSE18">
        <text:p text:style-name="P3"><text:span text:style-name="T1">[</text:span>07:03 PM<text:span text:style-name="T1">]</text:span></text:p>
        <text:p text:style-name="P4">(edited)</text:p>
        <text:p text:style-name="Text_20_body">Often he forced the sisters to play BBIEAL as they grew up, and often he threw bottles, hit them over the head with wines, and maybe even picked up one of the sisters and threw them at a wall- which caused a fear of their father, and what he resembled/forced- also concerning his look-alike, BALDI. Their father was white unlike their mkother, bald, used rulers and belts as slapping forces, and was thin from diswanted food over drinks.</text:p>
      </text:section>
      <text:section text:style-name="Sect1" text:name="01J2VWRY7882FWSA2FWFK1KYA9">
        <text:p text:style-name="P4"><text:span text:style-name="T1">[</text:span>07:09 PM<text:span text:style-name="T1">]</text:span></text:p>
        <text:p text:style-name="Text_20_body"><text:soft-page-break/>From damages, the sisters and mother lost memories to stress, dislike, and physicality. Nobody could help them as it was only their mother, and the father locked things away, and they were in a lonely forest. In Revelations, demons make Couldy undergo what they call a 'Childish fear' or a reality where she is stuck in BBIEAL but with glitches to resemble and make her remember why she is AFRAAID OF BAALD PEOPLE. She doesn't quite understand until she looks deeper in herself towards good times, and connects the dots of blurriness and darkness that the parrellels ending up in her running to child safety holding her unconscience sister, and her father fought with two broken beer bottles before getting shot in the liver and ironically dying to that. HALF-DAD-HALF-BALDI scares Couldy maximally, and she fought her fears by getting backup via CPS.'</text:p>
      </text:section>
      <text:section text:style-name="Sect1" text:name="01J2VXD79RHCF72V7RMK4WJ506">
        <text:p text:style-name="P6"/>
      </text:section>
      <text:p text:style-name="P1"><text:bookmark text:name="01J2VXD79RHCF72V7RMK4WJ506"/>MineWarriorKing</text:p>
      <text:section text:style-name="Sect1" text:name="Section16">
        <text:p text:style-name="P9">--Following something does not equal helping something. In some cases, sure, like in God's systematics and freedomics- but in Positivees, Zack persists the logic that following Satan and other evil natures will not help the natures or evils, like as he read AWW following his mom doesn't help her as she doesn't know what she wants, and doesn't want to evolve. AWW's mom dooms herself, Satan is doomed himself, and the world will doom itself soon- the people who follows these drown themselves as the systems pull themselves down, likewise AWW in Whataburger understands it doesn't evolve, and that the as he works his job, the job doesn't work itself. So he isn't helping Whataburger, he's just following it. Zack knows industrial society fails because its jobs don't advance, everything is done a way without changing the way- a business' ways can be flawed, and a person's way can adjust or hypen the efficiency of factors like mental health of employees or sales rates. Risk and Reward is something for all, not just the ones above- usually. Only God's ways exit this usually. Humanity is self-destructive, and so is hellish stuff. Businesses aren't actually businesses- they're natures/systems/systejm components. Your fecal matters is produce to customers/bacteria, nature is a producer so humanity can survive with more oxygen and food sources, Zack's eyebrows are a business that assist his eyes and looks without getting really anything back- businesses can be like community parks who only get funds, if even.</text:p>
      </text:section>
      <text:section text:style-name="Sect1" text:name="01J2VXDNY4V9B5Y7NNX9XJFXXS">
        <text:p text:style-name="P7"><text:span text:style-name="T1">[</text:span>07:20 PM<text:span text:style-name="T1">]</text:span></text:p>
        <text:p text:style-name="Text_20_body">Technically anything that helps anything exist is a business.</text:p>
      </text:section>
      <text:section text:style-name="Sect1" text:name="01J2VXFK9VVCN8AXP7BSAZ8YJB">
        <text:p text:style-name="P4"><text:span text:style-name="T1">[</text:span>07:21 PM<text:span text:style-name="T1">]</text:span></text:p>
        <text:p text:style-name="Text_20_body">---"Life is a privilege. I, you, everyone, it, God, and others can take it away at any time. Just enjoy it whilst you can- because seriousness is for the weak."</text:p>
      </text:section>
      <text:section text:style-name="Sect1" text:name="01J2VYBARZEWTEHCYNGQ9HWD9Q">
        <text:p text:style-name="P3"/>
      </text:section>
      <text:section text:style-name="Sect1" text:name="Section17">
        <text:p text:style-name="P3"><text:bookmark text:name="01J2VYBARZEWTEHCYNGQ9HWD9Q"/>MineWarriorKing</text:p>
        <text:p text:style-name="P4">(edited)</text:p>
        <text:p text:style-name="Text_20_body">-83 does get goofily raped by Kiosa and Color-Creator DFs/Copies/Glitches/Future Referencers of the worlds, whilst Stickmale allows the same treatment. In Me My, 83 is powerful and characters would not care to rape since glory and bubblization- and in DPAF, Xemet protects 83 from losing his dignity;;; but in Color Creators, demons are active, 83 is still limited, Xemet is Xemeta and will not protect 83, <text:soft-page-break/>Stickmale asks the same questions, and Kiosa has opportunities via Color Creators splitting. THIS MAKES DF IMAGERY SOMEWHAT PLAUSIBLE.</text:p>
      </text:section>
      <text:section text:style-name="Sect1" text:name="01J2VYPZ0NWEM696AZYY4TW6N8">
        <text:p text:style-name="P4"><text:span text:style-name="T1">[</text:span>07:43 PM<text:span text:style-name="T1">]</text:span></text:p>
        <text:p text:style-name="Text_20_body">/Story of DF Gustava envisioning Satan's early friends like Asmodeus preaching that she is doomed because she loved him, other preaching that God will come to kill her. Kiosa tested 'The' to find a physical solution, DF Gustava used logic to find a mental solution, and both failed because demons are doomed and are inabilitized to work. DF Gustava after the civil war eventually runs off to her death after Jesus tells her 'I will never save you.'</text:p>
      </text:section>
      <text:section text:style-name="Sect1" text:name="01J2VYRC65ZF4D38RBN13QCKT5">
        <text:p text:style-name="P4"><text:span text:style-name="T1">[</text:span>07:43 PM<text:span text:style-name="T1">]</text:span></text:p>
        <text:p text:style-name="Text_20_body">---GOD should be voiced by Minecraft Kenadian. God also moves like a robot or an animal- very lightning fast, scary with power as he stares into your soul, unambienating.</text:p>
      </text:section>
      <text:section text:style-name="Sect1" text:name="01J2VZBEJXQVEGH5Y1PDRFQJER">
        <text:p text:style-name="P3"/>
      </text:section>
      <text:section text:style-name="Sect1" text:name="Section18">
        <text:p text:style-name="P4"><text:bookmark text:name="01J2VZBEJXQVEGH5Y1PDRFQJER"/>MineWarriorKing</text:p>
        <text:p text:style-name="Text_20_body">---Zaza feels for the chaos, stupididy, and formality of hell and evil, and understands Xemet. She watches some luxuries fall apart due to evil dooming itself, and understands purification is true to God's wrath. She/Zaza is also an angel which Xemet uses to harness her soul and create the Soul Cocqros! She hates herself for falling, and wishes to purify herself sometimes. (Tally Hall - Hidden in the Sand inspired this concept.)</text:p>
      </text:section>
      <text:section text:style-name="Sect1" text:name="01J2VZD4T08CZAXZ6P27KPHTSN">
        <text:p text:style-name="P4"><text:span text:style-name="T1">[</text:span>07:55 PM<text:span text:style-name="T1">]</text:span></text:p>
        <text:p text:style-name="Text_20_body">--Positivee characters put WW thoughts into organizations and 'moral theories' and 'creature-natures' like GothamChess does his analysis's.</text:p>
      </text:section>
      <text:section text:style-name="Sect1" text:name="01J2VZE6X1T1ACKM1J1QR80V2D">
        <text:p text:style-name="P4"><text:span text:style-name="T1">[</text:span>07:55 PM<text:span text:style-name="T1">]</text:span></text:p>
        <text:p text:style-name="Text_20_body">=Hell and Heaven + 1000 years stuff should be led onto- symbolized and hinted towards- rather than told through a book, or written as their own.</text:p>
      </text:section>
      <text:section text:style-name="Sect1" text:name="01J2VZFT6D38WGDEVEBVXRMNS8">
        <text:p text:style-name="P4"><text:span text:style-name="T1">[</text:span>07:56 PM<text:span text:style-name="T1">]</text:span></text:p>
        <text:p text:style-name="Text_20_body">{]Mr. V. doesn't want purification because it means he has to fight demons/hell/Satan, and he doesn't want to kil;l a brother he once had, or things he is trying to be as every character- like all of hell he doesn't want to kill.</text:p>
      </text:section>
      <text:section text:style-name="Sect1" text:name="01J2VZJNX8AC5YJVRWP6T48AHD">
        <text:p text:style-name="P4"><text:span text:style-name="T1">[</text:span>07:58 PM<text:span text:style-name="T1">]</text:span></text:p>
        <text:p text:style-name="Text_20_body">--'The Molly' has demon friends and doesn't want hell to launch a starful attack if she pursues purification, and dislikes 'The WW' for doing so as well. This is a factor of her.</text:p>
      </text:section>
      <text:section text:style-name="Sect1" text:name="01J2VZKJXGKFHHF5ZK9C7DW224">
        <text:p text:style-name="P3"><text:span text:style-name="T1">[</text:span>07:58 PM<text:span text:style-name="T1">]</text:span></text:p>
        <text:p text:style-name="P4">(edited)</text:p>
        <text:p text:style-name="Text_20_body"><text:soft-page-break/>-0Satan's horns, if touched or rubbed, pleasure him usually by evil natures. God burns him and rips it off though- not pleasure. Jesus rips off one during the first phase of the battle, and after a 1000 years, rips the other in the final battle.</text:p>
      </text:section>
      <text:section text:style-name="Sect1" text:name="01J2VZNV44QC93S6K9A7VTGS0V">
        <text:p text:style-name="P4"><text:span text:style-name="T1">[</text:span>07:59 PM<text:span text:style-name="T1">]</text:span></text:p>
        <text:p text:style-name="Text_20_body">[]Whoever Jesus touches in Revelations is immortalized with him. Like Abigail- she becomes immune to being raped, unkillable, and inevilizable.</text:p>
      </text:section>
      <text:section text:style-name="Sect1" text:name="01J3G35ZVCTD6VGKQJHQMJHBYV">
        <text:p text:style-name="P4">MineWarriorKing</text:p>
        <text:p text:style-name="Text_20_body">--FLAGS of Enriching/Puppeteering, stateship, and others like war for Freestyle Christianity/Williamnism/Positivee Flags.</text:p>
      </text:section>
      <text:section text:style-name="Sect1" text:name="01J3G37C04WJV219KN816FPFJM">
        <text:p text:style-name="P4"><text:span text:style-name="T1">[</text:span>03:26 PM<text:span text:style-name="T1">]</text:span></text:p>
        <text:p text:style-name="Text_20_body">[]LIST OF Non-Original/Metaphorical Characters to come in Positivee[]</text:p>
      </text:section>
      <text:section text:style-name="Sect1" text:name="01J3G37JAZXPD4ZM353CY3BTFZ">
        <text:p text:style-name="P3"><text:span text:style-name="T1">[</text:span>03:26 PM<text:span text:style-name="T1">]</text:span></text:p>
        <text:p text:style-name="P4">(edited)</text:p>
        <text:p text:style-name="Text_20_body">-Amalia from Wakfu as a world leader.<text:line-break/>-Rogue The Wolf (R34) as a young world leader/adventurer of a country that doesn't exactly exist physically yet, except through the spirits of changing others and nature around.<text:line-break/>-Clasif Eia The Eighth is a toy for a world leader/Amalia, a handyman to hold and walk her around like a piggyback. (4arms, grey_skinned helps find original Rule 34 image.)<text:line-break/>-Harry Grey the Bunny Boy from Rule 34 is also a side character/waiter.<text:line-break/>-Dante from Capcom as The Israeli Dictator's adopted son.</text:p>
      </text:section>
      <text:section text:style-name="Sect1" text:name="01J3G37Q95SD4AZBT0BH5GT0YA">
        <text:p text:style-name="P3"><text:span text:style-name="T1">[</text:span>03:26 PM<text:span text:style-name="T1">]</text:span></text:p>
        <text:p text:style-name="P4">(edited)</text:p>
        <text:p text:style-name="Text_20_body">-Neko-Freak from FNF as a world leader.<text:line-break/>-SwanzoX friom Twitch<text:line-break/>-Alex from Minecraft<text:line-break/>-The fat furry boo-ghost queen spawned off Bowsette meme is a world leader who uses her long sharp saber-tooth to suck blood usuallty out of penises. She is a vegetarian although, spending her time in ponds and meshing her body into stuff via molecule-fixation/body-morphia; like a ghost that has a quirk of both bites.<text:line-break/>-Car The Cat, from FNF and YouTube, is held as an idol; but too cute to understand its position in others' perspectives.</text:p>
      </text:section>
      <text:section text:style-name="Sect1" text:name="01J3G38GKCCWE6SJZ913CJD4S5">
        <text:p text:style-name="P3"><text:span text:style-name="T1">[</text:span>03:27 PM<text:span text:style-name="T1">]</text:span></text:p>
        <text:p text:style-name="P4">(edited)</text:p>
        <text:p text:style-name="Text_20_body">-All-Night Long GMOD Cat/Playstation-Toro as an imp getting raped by Kiosiala members.<text:line-break/>-Acorius from Rule 34 is a child-pornstar, an underaged pornstar living in Denver Town and signing up with girls of all ages and sizes to get raped or rape. (Acorius is 15.)<text:line-break/><text:soft-page-break/>-Liru from Rule 34 is a female child-pornstar, also an exhibitionist who also lives in Denver Town and casually formats videos with Acorius. (Liru is 14.)<text:line-break/>-Planet Chans are metaphoricals in Positivee.</text:p>
      </text:section>
      <text:section text:style-name="Sect1" text:name="01J3G4N4X8BXWC38GA4N8QSWBN">
        <text:p text:style-name="P3"/>
      </text:section>
      <text:section text:style-name="Sect1" text:name="Section19">
        <text:p text:style-name="P4"><text:bookmark text:name="01J3G4N4X8BXWC38GA4N8QSWBN"/>MineWarriorKing</text:p>
        <text:p text:style-name="Text_20_body">-Sir Daniel from Playstation as the goofy skeleton who follows TCT as a star.</text:p>
      </text:section>
      <text:section text:style-name="Sect1" text:name="01J3G5EGMYZE9KG1324JFAN6EB">
        <text:p text:style-name="P3"/>
      </text:section>
      <text:section text:style-name="Sect1" text:name="Section20">
        <text:p text:style-name="P4"><text:bookmark text:name="01J3G5EGMYZE9KG1324JFAN6EB"/>MineWarriorKing</text:p>
        <text:p text:style-name="Text_20_body">=Zack, Phillip, Couldy, and Bella travel accidentally to the giant-triangular and supernatural/metaphorical Bermuda ship on a vacation/escape from reality, (especially after Bella shut down a slave company her uncle owned and gave to her, and everybody/children was departed all across the world, and then another state gave a few 1,392 ships to the company still thinking it was active, and now the stockpile is free to use all over, and they want to grab one just to visit underwater folklore-cities,) but the ship becomes a mystery death.</text:p>
      </text:section>
      <text:section text:style-name="Sect1" text:name="01J3G5K7HY19843A52WC0XWVKX">
        <text:p text:style-name="P4"><text:span text:style-name="T1">[</text:span>04:08 PM<text:span text:style-name="T1">]</text:span></text:p>
        <text:p text:style-name="Text_20_body">=No way to escape because sea monsters roam quite more now due to Revolutionin and others coming, as well as the dark, and Zack is asked to find the captain who constantly complains about his son/Timmy. Mimics along the way turn flesh into Zaria and such to abuse their mentality, as well as use illusions to vastly change lights via non-visible lights, and after a bunch of adventure, Zack ONLY goes with the supernaturals to the core of the Earth, where a finale of metaphoricals consist.</text:p>
      </text:section>
      <text:section text:style-name="Sect1" text:name="01J3G5M5SKADM8HQGCK48A73FA">
        <text:p text:style-name="P4"><text:span text:style-name="T1">[</text:span>04:08 PM<text:span text:style-name="T1">]</text:span></text:p>
        <text:p text:style-name="Text_20_body">-Creaturistic-part of AWW has to calm down the humanic side due to the facto that creaturism is the last defense before war.</text:p>
      </text:section>
      <text:section text:style-name="Sect1" text:name="01J3G5PY8MMTKAJQYZHYATCD0G">
        <text:p text:style-name="P4"><text:span text:style-name="T1">[</text:span>04:10 PM<text:span text:style-name="T1">]</text:span></text:p>
        <text:p text:style-name="Text_20_body">--Story of creaturistic AWW torturing parents if they go too far, in DPAF, as humanic AWW would gloriously kill them- creaturistic part instead would break all their bones, enjoy their suffering as he is their predator, and consume their essence. With wise mindsets he becomes joyful of their pain, and memes help, and natures conclude their theory.</text:p>
      </text:section>
      <text:section text:style-name="Sect1" text:name="01J3G60H0RQYQRTS12Y48G7MS6">
        <text:p text:style-name="P4"><text:span text:style-name="T1">[</text:span>04:15 PM<text:span text:style-name="T1">]</text:span></text:p>
        <text:p text:style-name="Text_20_body">WILLIAM WHITE, THE GLORY-WHITE ONE in COLOR CREATORS, is STILL ALIVE! Yet, he hath become more liek Soldier Boy, a mad man who chooses to continue purifying instead of missioning onto the big evils with gsrcichet and such. He ventures deep into hell, shoots up demon schools, smashes demon babies, kills ignorants quickly, and gives no chances to his opponents. Hell fears William White, and he tries to save characters like Wilma but looses it due to his escape and murderous rampages. A problem that Gscrichet sees in WW is that he thinks he has the will to push <text:soft-page-break/>God's wrath/anger/justice, instead of God or the nature of God's wants pushing it themselves. WW refuses and states that even with that logic, he has the nature of God and God tells those around him to be like him- so he completely justified to himself. (IN DPAF)</text:p>
      </text:section>
      <text:section text:style-name="Sect1" text:name="01J3G681XHQN696ZBDR7VR5V5A">
        <text:p text:style-name="P4"><text:span text:style-name="T1">[</text:span>04:19 PM<text:span text:style-name="T1">]</text:span></text:p>
        <text:p text:style-name="Text_20_body">{}Phillip and Bella, on the Bermuda ship, are gassed by mimics and monsters to be influenced into a dreamstate where they are imposed to have perfect sex as their bodies are morphed into perfection- but the monsters want the sperm and eggs so they can produce, so they take all that the two have and impress them afterwards with a little song before they leave quickly.</text:p>
      </text:section>
      <text:section text:style-name="Sect1" text:name="01J3G6K1GFTEJ6P96PESYJWXXW">
        <text:p text:style-name="P4"><text:span text:style-name="T1">[</text:span>04:25 PM<text:span text:style-name="T1">]</text:span></text:p>
        <text:p text:style-name="Text_20_body">--Stickmale virus affects the 4D/parellels, and up to the 8D as well before the Red Glitch meditates it down. This means due to the logic of 4D and up, with more versions of Earth on different 'panels' of existence/ultimately different dimensions, Stickmale's virus acts as a multiverse virus, colliding and expliciting the multiverse as God also crushes it into the main universe as well. Henceforth, things like The One Piece, Dante, and other references can all be true, and are in the whacky world of Earth. Also, 4 Corners of the Earth in Revelations can have a better understanding physically now.</text:p>
      </text:section>
      <text:section text:style-name="Sect1" text:name="01J3G6R9W6G7WNMYJJ8M6DHZEN">
        <text:p text:style-name="P4"><text:span text:style-name="T1">[</text:span>04:28 PM<text:span text:style-name="T1">]</text:span></text:p>
        <text:p text:style-name="Text_20_body">--Positivee also considers the nature of having characters- some being mine, but also not mine...</text:p>
      </text:section>
      <text:section text:style-name="Sect1" text:name="01J3G70S67J72AGA57ZV7HB4GY">
        <text:p text:style-name="P4"><text:span text:style-name="T1">[</text:span>04:33 PM<text:span text:style-name="T1">]</text:span></text:p>
        <text:p text:style-name="Text_20_body">=+Zaria, right before the temple, did a promise by putting mud on Zack's young cock, then was pissed on via his embarressment. She remembers and likes him more because of it in Positivee 2. (Funny scene rememberance.)</text:p>
      </text:section>
      <text:section text:style-name="Sect1" text:name="01J3G71KZEEHZHCYPSV8T7GXQB">
        <text:p text:style-name="P4"><text:span text:style-name="T1">[</text:span>04:33 PM<text:span text:style-name="T1">]</text:span></text:p>
        <text:p text:style-name="Text_20_body">"EVERY CHAIR I SIT ON BECOMES A THRONE." -GOD/The Holy Spirit.</text:p>
      </text:section>
      <text:section text:style-name="Sect1" text:name="01J3G7AVKBKVMYC17RESK44RFN">
        <text:p text:style-name="P4"><text:span text:style-name="T1">[</text:span>04:38 PM<text:span text:style-name="T1">]</text:span></text:p>
        <text:p text:style-name="Text_20_body">_+_A top demon mainly verses Droklar in Revelations; posing as AWW but rips off its skin to reveal its true nature of characterization- Stickmale. (FNF TwiddleFinger inspired this.) It resembles the characters can never escape their writer's story usually and maybe vice versa, and also following God has led to being fully animalic as in destructi0n of all becomes justified, and led everything against AWW in response to his wisdom of glory/godom. Droklar gets sad memories and such rememberances of the shoulder-souls he weighs, and after being smacked down, gets up acknowledging he can't lose and must fight in order to be a good person. Also due to 4D-7D. Reality then becomes his tool as the Stickmale virus is defeated by Droklar, the only cure being beating the story...?</text:p>
      </text:section>
      <text:section text:style-name="Sect1" text:name="01J3G7FQK5MVTT6JVG53HE3F38">
        <text:p text:style-name="P4"><text:span text:style-name="T1">[</text:span>04:41 PM<text:span text:style-name="T1">]</text:span></text:p>
        <text:p text:style-name="Text_20_body"><text:soft-page-break/>---People in Positivees let themselves go rampid/ as they let themselves go creaturistic/animalistic due to the animals already being that way, was wisdom leads to in destruction and glory for God and Revelations, and trueness of everything and anything being deserved against humanity.</text:p>
      </text:section>
      <text:section text:style-name="Sect1" text:name="01J3G7KPHDPWBPNKV8JJMSM203">
        <text:p text:style-name="P4"><text:span text:style-name="T1">[</text:span>04:43 PM<text:span text:style-name="T1">]</text:span></text:p>
        <text:p text:style-name="Text_20_body">--+People state whatever they want about the 'reality' of 'the natures of the story.' They can believe they are in a perfect story by God, or that God forgot to not put glory as a basis of humanic personalities, or demonic creation needed to be not funny- and everything is a perfect part of God's plan, even if they go randomly rape somebody.</text:p>
      </text:section>
      <text:section text:style-name="Sect1" text:name="01J3G7RVW520N7VKPHF1J0GTVD">
        <text:p text:style-name="P4"><text:span text:style-name="T1">[</text:span>04:46 PM<text:span text:style-name="T1">]</text:span></text:p>
        <text:p text:style-name="Text_20_body">||"Unlike us, you cannot escape reality- God's game from his code. You are prey to his nature and prey to him. Escape with evil, or have your nature eaten, shitted out, and decomposed into the rest of God's creations."</text:p>
      </text:section>
      <text:section text:style-name="Sect1" text:name="01J3G7TG1NCCR0GNXGPAGYDHM4">
        <text:p text:style-name="P4"><text:span text:style-name="T1">[</text:span>04:47 PM<text:span text:style-name="T1">]</text:span></text:p>
        <text:p text:style-name="Text_20_body">[]||AWW and some Positivee characters are known to be told by God to escape reality, escape God. Some go evil, others like AWW live to another day after outrunning the predator, and few get good or befriend God.</text:p>
      </text:section>
      <text:section text:style-name="Sect1" text:name="01J3G7WBQBQQQX572RZFGC1DPG">
        <text:p text:style-name="P4"><text:span text:style-name="T1">[</text:span>04:48 PM<text:span text:style-name="T1">]</text:span></text:p>
        <text:p text:style-name="Text_20_body">_+_Jesus was like prey, God was a predator/a worldly predator being the planet that devours, and The Holy Spirit was an omnivore like the entirety of a jungle's plant-force.</text:p>
      </text:section>
      <text:section text:style-name="Sect1" text:name="01J3G805YDQZAQ2YX6BCSCAM14">
        <text:p text:style-name="P4"><text:span text:style-name="T1">[</text:span>04:50 PM<text:span text:style-name="T1">]</text:span></text:p>
        <text:p text:style-name="Text_20_body">---THE SUN will open up like the image from 'Sprawling Idiot Effigy' during Revelations, and the moons will do shadow spitjitzu and clone itself with giant eyeballs illuminating the other side of Earth. The moons craters will fill with eyes as well slowly, Everything in the cosmos will also come to watch or join Earth.</text:p>
      </text:section>
      <text:section text:style-name="Sect1" text:name="01J3G8AVZZ3ZH30AK9DCSE2FTS">
        <text:p text:style-name="P4"><text:span text:style-name="T1">[</text:span>04:55 PM<text:span text:style-name="T1">]</text:span></text:p>
        <text:p text:style-name="Text_20_body">[]The First Galactic Battle; The Molly, Emet, and The WW fight the beast/monster that reality has become due to Satan's bringings. Reality is chained up by its own chains as Emet and The Molly discuss speeding up God's plan so the end/Revelations can come quicker, but The Molly is not very fond. Satan then awaits their pause as he spawns in, saying the unintellgience of Emet is sparked due to the facto all shall know the story of God is perfect and can never be sped up- plus the future has noted to him what is to come. The all then fight, as Reality calls out that time shall be breached by The Timal Tienes, Steel Terrorists, and Time Watchere. Soon The WW comes in like Butcher after Homelander realizes he has powers. Satan is well-matched before Stickmale puts it onto his side, but Satan leaves with Reality. Stickmale is then ganged up on, before The Computer and fellow demons plus Time Watchere come to break it all up.</text:p>
      </text:section>
      <text:section text:style-name="Sect1" text:name="01J3G8E78M79JZSGK37ZNQPAZR">
        <text:p text:style-name="P4"><text:soft-page-break/><text:span text:style-name="T1">[</text:span>04:57 PM<text:span text:style-name="T1">]</text:span></text:p>
        <text:p text:style-name="Text_20_body">---METAPHORICALS are like domains in the code that aren't supposed to be there; beings that aren't truly existent but affect things. Like Herobrine, an entity via wrong code that affects the code but is not truly real in the sense of supposed to be being there or supposed to be existing- that best explains metaphoricals.</text:p>
      </text:section>
      <text:section text:style-name="Sect1" text:name="01J3G8F4W1248WDJW28S2A3XXX">
        <text:p text:style-name="P4"><text:span text:style-name="T1">[</text:span>04:58 PM<text:span text:style-name="T1">]</text:span></text:p>
        <text:p text:style-name="Text_20_body">---Metaphoricals have different powers; like death is ambient through all, but Earth-Chan is under Wilma's power-levels.</text:p>
      </text:section>
      <text:section text:style-name="Sect1" text:name="01J3G8FZAGACF5FA82WZ95CSYH">
        <text:p text:style-name="P4"><text:span text:style-name="T1">[</text:span>04:58 PM<text:span text:style-name="T1">]</text:span></text:p>
        <text:p text:style-name="Text_20_body">Reality should be like a female ghost rider/flaming ghost.</text:p>
      </text:section>
      <text:section text:style-name="Sect1" text:name="01J3G8NRAAS77RF99265SVFJ2M">
        <text:p text:style-name="P4"><text:span text:style-name="T1">[</text:span>05:01 PM<text:span text:style-name="T1">]</text:span></text:p>
        <text:p text:style-name="Text_20_body">+++For AWW, there is no turning 18 and moving out. That is the day of destruction, in which a plan against his parents must insue due to the facto that his creaturism/survivability will be affected via his parents not teaching him to go, henceforth kicking him out to be homeless samely. The parents will have to correspond to his requests or starve/burn to death.</text:p>
      </text:section>
      <text:section text:style-name="Sect1" text:name="01J3G8TCW4NQA1482ZB47SPCMX">
        <text:p text:style-name="P4"><text:span text:style-name="T1">[</text:span>05:04 PM<text:span text:style-name="T1">]</text:span></text:p>
        <text:p text:style-name="Text_20_body">_+_Theory I made into reality;; All Positivee characters are metaphoricals, and their spiritualities are their power as it shapes the natures of natures and reality, and their world. That is why they know their stories are perfect and symbolized- because their spiritualities, unlike the dictator- aren't physical, but powerful in protective and messaging via secretives such as symbolism and instrusive thoughts.</text:p>
      </text:section>
      <text:section text:style-name="Sect1" text:name="01J3G8VEEE11QJ4FV764MG9J9C">
        <text:p text:style-name="P3"><text:span text:style-name="T1">[</text:span>05:05 PM<text:span text:style-name="T1">]</text:span></text:p>
        <text:p text:style-name="P4">(edited)</text:p>
        <text:p text:style-name="Text_20_body">+++Unexistents/Metaphoricals can be saved as they have souls/spirits- it is just God knows they are like copies or unoriginal beings unvised by reproduction.</text:p>
      </text:section>
      <text:section text:style-name="Sect1" text:name="01J3G8ZBNJJ2RD392J5M1DNC4P">
        <text:p text:style-name="P4"><text:span text:style-name="T1">[</text:span>05:07 PM<text:span text:style-name="T1">]</text:span></text:p>
        <text:p text:style-name="Text_20_body">{{}}Dante is the Israeli Dictator's adopted son, as he was a scientific-investigated child known to be half-demon, half-human, and they tried everything to make him pure in Jewish cultures- but eventually he committed blasphemy with smiles, and so the Israeli Dictator with his spirituality-powered rituals, fought Dante and threw him deep into the ocean where the darkness could revocalize him soon...</text:p>
      </text:section>
      <text:section text:style-name="Sect1" text:name="01J3G93XEZKWDQZ1352VRD4AGH">
        <text:p text:style-name="P7"><text:span text:style-name="T1">[</text:span>05:09 PM<text:span text:style-name="T1">]</text:span></text:p>
        <text:p text:style-name="P9">--Dante appears on the Bermuda, mad at the captain for stating he is a jew, and chases them with intentions of cannibalism. He spuntches holes in the Bermuda, and makes then have to getaway on a motorcycle, leading to parkour on a motorcycle threw cargo areas, and soon down long hallways <text:soft-page-break/>where, like a firework, Dante chases them into a Flesh-Train, that tries eating them before Dante cuts it in half. He returns to say he wasn't actually hungy and was just having fun, before disappearing due to the flood coming in due to the battle's leaks.</text:p>
      </text:section>
      <text:section text:style-name="Sect1" text:name="01J3G95RTFEYFA3AJEE8Y8BKHR">
        <text:p text:style-name="P7"><text:span text:style-name="T1">[</text:span>05:10 PM<text:span text:style-name="T1">]</text:span></text:p>
        <text:p text:style-name="P9">+++Ritualistics on the backs of characters like ID, Mihawk, and Dante occur because their backpack-rituals ordain protections, power, fight sequencing, 4D elements, history and tellings of their existence, and ecetera. The code is spiritualized, and most know this.</text:p>
      </text:section>
      <text:p text:style-name="P8">MineWarriorKing</text:p>
      <text:p text:style-name="P9">=Aside from jelly asses, 83 and demons-alike also have lollipop-like feet that smell of some candy and taste like it too but still with fleshy textures, and also their feet can be harnessed for gnawing, like in Ryutyu's case he licks and gnaws the feet of 83 because they're fun and squishy and satisfying.</text:p>
      <text:p text:style-name="P1">MineWarriorKing</text:p>
      <text:section text:style-name="Sect1" text:name="01J3Z9V2WWSAZQ2H9NCZYMSGKB">
        <text:p text:style-name="P4">(edited)</text:p>
        <text:p text:style-name="Text_20_body">Matthew 6+<text:line-break/>-Matthew symbolizes 14 generations 3 times before Christ...<text:line-break/>-Food for some was locusts and wild honey, back in the days...<text:line-break/>-People who flee God's wrath, like to get baptized, still have an ax directed at their roots- as in they are still in need of judgement or pondered to be just playing along to survive. They best be giving good fruits afterwards in order to not be a bitch.<text:line-break/>-Jesus permitted himself to be baptized by John. Jesus was also protected by angels in his younghood and suches.<text:line-break/>-Plausibly The Holy Spirit may have led Jesus to the wilderness to be tempted/fight Satan. The Holy Spirit plausibly has fun and challenges people for good-moralities/storyisms.</text:p>
      </text:section>
      <text:section text:style-name="Sect1" text:name="01J3ZA206WFH1G51QS06KEX8M5">
        <text:p text:style-name="P3"><text:span text:style-name="T1">[</text:span>01:14 PM<text:span text:style-name="T1">]</text:span></text:p>
        <text:p text:style-name="P4">(edited)</text:p>
        <text:p text:style-name="Text_20_body">-Man/Humanity lives off God's word and food. God can also give angels permissions to invoke, like protect Jesus or The Death Angel kill.<text:line-break/>-AWW personally loves to read and prove himself to Jesus' words, as he holds it to purify and justify his means which makes sense.<text:line-break/>-Heaven and Earth will "PASS AWAY" as in maybe metaphorically their trueness will pass away for perfection or better trueness, and rebirth will come or a new reality.<text:line-break/>-Does the law depend on will? I mean law and justice are different- law is created by will, sometimes the will of God, but justice is natural and correct to morality which is no way plausibly corruptable- so yes, law depends on will, and God will involve justice whence the law no longer works.</text:p>
      </text:section>
      <text:section text:style-name="Sect1" text:name="01J3ZKPBWHBMZXBH91XSPHWTY6">
        <text:p text:style-name="P3"/>
      </text:section>
      <text:section text:style-name="Sect1" text:name="Section21">
        <text:p text:style-name="P3"><text:bookmark text:name="01J3ZKPBWHBMZXBH91XSPHWTY6"/>MineWarriorKing</text:p>
        <text:p text:style-name="P4">(edited)</text:p>
        <text:p text:style-name="Text_20_body"><text:soft-page-break/>--God knows he is written by William White, and goes onto knowing The Real God likes him and does what is that to WW's knowledgeables- but WW keeps writing too much porn and God dislikes and wishes to leave his grasp by escaping into other fictions or other writer's hands. God lets his characters acts as the reals, as they get infinite protections, wisdoms, and heavens due to how Real Life would work, but God himself goes off on an adventure of his own through the fictions, already knowing it all.</text:p>
      </text:section>
      <text:section text:style-name="Sect1" text:name="01J3ZKQMT4S7TBCA6KE2SWP3TB">
        <text:p text:style-name="P4"><text:span text:style-name="T1">[</text:span>04:03 PM<text:span text:style-name="T1">]</text:span></text:p>
        <text:p text:style-name="Text_20_body">--NWW has heads of all in his mouth speaking and diverting, due to how WW would cannibalize and win if The WW was not stopped... just a fun, made up story for NWW since it really did not occur...</text:p>
      </text:section>
      <text:section text:style-name="Sect1" text:name="01J3ZM43S24HXPCV94950A5SQN">
        <text:p text:style-name="P4"><text:span text:style-name="T1">[</text:span>04:10 PM<text:span text:style-name="T1">]</text:span></text:p>
        <text:p text:style-name="Text_20_body">-AWW technically has all but no power. God is still above in Erosion, and has power over the story, Revelations, and AWW doesn't do anything like provoke spirituality or revert a character out of God's grasp, but also he does write everything so their existence is in controlled by him.</text:p>
      </text:section>
      <text:section text:style-name="Sect1" text:name="01J3ZM6KN1Z5HNPED6209YW2P6">
        <text:p text:style-name="P4"><text:span text:style-name="T1">[</text:span>04:11 PM<text:span text:style-name="T1">]</text:span></text:p>
        <text:p text:style-name="Text_20_body">--Now fictions are different from multiverses/universes, and nonfiction is above fiction.</text:p>
      </text:section>
      <text:section text:style-name="Sect1" text:name="01J3ZMW6CNB90TRXQ4XE3B2790">
        <text:p text:style-name="P3"/>
      </text:section>
      <text:section text:style-name="Sect1" text:name="Section22">
        <text:p text:style-name="P4"><text:bookmark text:name="01J3ZMW6CNB90TRXQ4XE3B2790"/>MineWarriorKing</text:p>
        <text:p text:style-name="Text_20_body">--Some may not be abilitized to enter the Kingdom of Heaven, but rather be advised to enjoice upon the lower levels, or just heaven and Earth after Revelations.</text:p>
      </text:section>
      <text:section text:style-name="Sect1" text:name="01J3ZMXT1AXNZ45ZZ8WM7HFD04">
        <text:p text:style-name="P4"><text:span text:style-name="T1">[</text:span>04:24 PM<text:span text:style-name="T1">]</text:span></text:p>
        <text:p text:style-name="Text_20_body">--Jesus states murder needs reason in order to not be judged against so crimsonly. Jesus also leads on he doesn't like jail/discipline paths because it stucks people, and forgiveness because implausible usually.</text:p>
      </text:section>
      <text:section text:style-name="Sect1" text:name="01J3ZMZAD3BZ2NHSY7KXVMHJC9">
        <text:p text:style-name="P3"><text:span text:style-name="T1">[</text:span>04:25 PM<text:span text:style-name="T1">]</text:span></text:p>
        <text:p text:style-name="P4">(edited)</text:p>
        <text:p text:style-name="Text_20_body">--Jesus means not your positional-physical right eye, but rather your main domain of vision/metaphorically your righteousness/or nature of your essence that you sin from- so remove that part of 'who you are' in order to prosper. This can push creaturism and inhumanism to be mixed with humanism.</text:p>
      </text:section>
      <text:section text:style-name="Sect1" text:name="01J3ZN5XNXX71CRNCGMGMRHMBA">
        <text:p text:style-name="P3"><text:span text:style-name="T1">[</text:span>04:29 PM<text:span text:style-name="T1">]</text:span></text:p>
        <text:p text:style-name="P4">(edited)</text:p>
        <text:p text:style-name="Text_20_body">--Jesus says it is profitable to cast your 'members' out or allow perishment; but what about The/Our/Not Your Members? Different natures call up stuff, which is why Jesus must and does speak directly-perfectly, everything needed to be focused on closely. So in times of cannibalism, you have 'The' members of your team, and should die with them, but whence it comes to having different personalities with different people, those are 'YOUR' members you should cut off.</text:p>
      </text:section>
      <text:section text:style-name="Sect1" text:name="01J3ZNAG2T1NYM85ERWV5APVPF">
        <text:p text:style-name="P4"><text:soft-page-break/><text:span text:style-name="T1">[</text:span>04:31 PM<text:span text:style-name="T1">]</text:span></text:p>
        <text:p text:style-name="Text_20_body">--Technically, Jesus could allow 'sexual players' morally like WW or a more softer and less extreme Acorius since they are not married. Test out if you like people, or be with them?</text:p>
      </text:section>
      <text:section text:style-name="Sect1" text:name="01J3ZNEMKD297PSZQ2QJTV164E">
        <text:p text:style-name="P4"><text:span text:style-name="T1">[</text:span>04:33 PM<text:span text:style-name="T1">]</text:span></text:p>
        <text:p text:style-name="Text_20_body">---Sexual Immorality is the only-reason for divorce, says Jesus. Not even murder- but pure evil would be another reason why? Well, he does not reveal all wisdom and all plausible factors with all of his words, so we have to be creative and find out for ourselves, and it seems obvious using his otherly commands. Jesus also does not say wives and such</text:p>
      </text:section>
      <text:section text:style-name="Sect1" text:name="01J4HFX3C46GF7SC5FYFBS94HW">
        <text:p text:style-name="P4">MineWarriorKing</text:p>
        <text:p text:style-name="Text_20_body">--Time Watcheere shows WW his future, and WW gets his first-person problem fromm such (his second-person and main problem is 'YOU.') and then Time Watchere plus Fecronees decides not to tell about Xemet in DPA or other futures/pasts due to how the timeline gets affected, and how it hurts the people they befriended.</text:p>
      </text:section>
      <text:section text:style-name="Sect1" text:name="01J4HFYM50RTHMSP21HNAKRBWD">
        <text:p text:style-name="P4"><text:span text:style-name="T1">[</text:span>02:44 PM<text:span text:style-name="T1">]</text:span></text:p>
        <text:p text:style-name="Text_20_body">--WW has mirrors throughout the story that the older WW speaks through from the vision, and it scares plus saddens WW about his future and the truth of the lord.</text:p>
      </text:section>
      <text:section text:style-name="Sect1" text:name="01J4HG79AM4PGYCCEH3Z09D4W1">
        <text:p text:style-name="P3"><text:span text:style-name="T1">[</text:span>02:48 PM<text:span text:style-name="T1">]</text:span></text:p>
        <text:p text:style-name="P4">(edited)</text:p>
        <text:p text:style-name="Text_20_body">--Before 'The WW' final fight, he/the world tests the Creators by throwing the 'truth' at them, seeing if they can defeat the truth of the lord/Older WW, which bounces them away almost, before Mr. V. arrives. The older WW pushes WW away and starts to beat him senseless as WW cries, but then Caleb Peter figures out 'Heroism', tells Mr. V., they come in to to stop the truth of the lord because they knows, and Time Watchere joins, showing forth that God has a plan beyond truth, or Older WW is insignifgant to Revelations' needs. [Scene of almost all Color Creators in front of Older WW, as they shine light and he shines a red blazing hellfire as blood and bodies stock behind him, lightning thundering from his side.]</text:p>
      </text:section>
      <text:section text:style-name="Sect1" text:name="01J4HG9K1WSANF0AH3T8F4WABV">
        <text:p text:style-name="P4"><text:span text:style-name="T1">[</text:span>02:50 PM<text:span text:style-name="T1">]</text:span></text:p>
        <text:p text:style-name="Text_20_body">--Afterwards, Caleb Peter helps WW clean up, and Mr. V. watches as the fog mists away and reveals them all on a hill, in front of 'The WW's' palace.</text:p>
      </text:section>
      <text:section text:style-name="Sect1" text:name="01J4HJ0QVEE0XZBQSME51PX7V4">
        <text:p text:style-name="P3"/>
      </text:section>
      <text:section text:style-name="Sect1" text:name="Section23">
        <text:p text:style-name="P4"><text:bookmark text:name="01J4HJ0QVEE0XZBQSME51PX7V4"/>MineWarriorKing</text:p>
        <text:p text:style-name="Text_20_body">--Caleb Peter song/rap against Older WW, 'Reflection.'</text:p>
      </text:section>
      <text:section text:style-name="Sect1" text:name="01J4HJ6SZ39Z6Y7KKHTSN89J25">
        <text:p text:style-name="P4"><text:span text:style-name="T1">[</text:span>03:23 PM<text:span text:style-name="T1">]</text:span></text:p>
        <text:p text:style-name="Text_20_body"><text:soft-page-break/>--Caleb Peter has learned quickly from the Creators their symbolism and combined them to understand his part in 'Creativity' Cocqros. Stickmale is a happy nature, 83 is the humane darkness of purification, WW is the leader light, Shellia is the wife of love, DPA-22 is the daughter of misfortune, The Tombone is the glory of light, Xemet is the evil considerations, and he is the friend; the reflection/projection of WW that is not alone. Older WW is alone, for although he is true, 'The Boys Phenomenon' from Time Watchere and Fecronees assists in HEROISM. The WW and Older WW are heroes, but they are very alone- God did not make man alone. God's plan is outshining of theirs.</text:p>
      </text:section>
      <text:section text:style-name="Sect1" text:name="01J4PFC6Z3RD6H1RJR2SMJEJH7">
        <text:p text:style-name="P4">MineWarriorKing</text:p>
        <text:p text:style-name="Text_20_body">-Ghost Rider from Marvel escapes the DPAF to the infinites where WW is and seeks vengence against 83 hunting WW in the outskirts/he hears the cries of sinners in need of revelations. Ghost Rider will also appear in Positivees as a strong spiritualist metaphorical representing the vengence of God and his hellfire.</text:p>
      </text:section>
      <text:section text:style-name="Sect1" text:name="01J4PFF324SJMGGZ55F6HZV1YS">
        <text:p text:style-name="P4"><text:span text:style-name="T1">[</text:span>01:11 PM<text:span text:style-name="T1">]</text:span></text:p>
        <text:p text:style-name="Text_20_body">-DPA is escapable beyond the red line/into the infinities of the universe where God lays his wealth, but the DPA are fast growing plus black matter and anti-matter scattered around become dangerous for any being.</text:p>
      </text:section>
      <text:section text:style-name="Sect1" text:name="01J4PFHPW1XG0XEJEJNJEBQM5W">
        <text:p text:style-name="P4"><text:span text:style-name="T1">[</text:span>01:13 PM<text:span text:style-name="T1">]</text:span></text:p>
        <text:p text:style-name="Text_20_body">-Map for unstable universe beyond red line. Eventually things start to go anti-matter-explosive and the code stops coding, so eventually the Kodee Machine has hard times even. Multiverse-collision, 4-12D + infinities als0 harness amongst.</text:p>
      </text:section>
      <text:section text:style-name="Sect1" text:name="01J4PFMC6MA4AC23EW52Y6FWPG">
        <text:p text:style-name="P4"><text:span text:style-name="T1">[</text:span>01:14 PM<text:span text:style-name="T1">]</text:span></text:p>
        <text:p text:style-name="Text_20_body">Big sentient BLACK HOLE, protected by God himself, 15X main universe map, is where Amibo Asino takes place, plus Roblox stuff.</text:p>
      </text:section>
      <text:section text:style-name="Sect1" text:name="01J4PFP92VCZWDZ2NVHW16XWVS">
        <text:p text:style-name="P4"><text:span text:style-name="T1">[</text:span>01:15 PM<text:span text:style-name="T1">]</text:span></text:p>
        <text:p text:style-name="Text_20_body">-Eventually knowable universe ends at full unstability which no being, not even The Red Glitch, can be around without dying/de-existing/teleporting elsewhere. God allows maybe some though.</text:p>
      </text:section>
      <text:section text:style-name="Sect1" text:name="01J4PFVWZW3XJGD516CKAH7YD9">
        <text:p text:style-name="P4"><text:span text:style-name="T1">[</text:span>01:18 PM<text:span text:style-name="T1">]</text:span></text:p>
        <text:p text:style-name="Text_20_body">-DPA Theory beyond the 'end' of the universe is that the chaos of all of God's infinities are a boundary between this universe and fiction which they are stuck in. If you were to get past, you would exit the franchise and break media, as you travel across all other forms of media plausibly, and then also allow medias to enter your domain of franchise. They think maybe putting God in the box of fiction and breaking the fourth wall to reveal why references and metaphoricals happen- was a AWW thing. This also insists that you cannot write "GOD" as in God would never be trapped in fiction, because it will be a doll of him, and the only true God is real-life God, the only being who can really write himself.</text:p>
      </text:section>
      <text:section text:style-name="Sect1" text:name="01J4PFWQ242Z4WVZJFEH5XXPXD">
        <text:p text:style-name="P4"><text:span text:style-name="T1">[</text:span>01:19 PM<text:span text:style-name="T1">]</text:span></text:p>
        <text:p text:style-name="Text_20_body"><text:soft-page-break/>-The Kodee Machine plus Caleb both agree to degenerate some characters till they are born.</text:p>
      </text:section>
      <text:section text:style-name="Sect1" text:name="01J4PFXN7KCVXD30KQXX862CED">
        <text:p text:style-name="P4"><text:span text:style-name="T1">[</text:span>01:19 PM<text:span text:style-name="T1">]</text:span></text:p>
        <text:p text:style-name="Text_20_body">-Jesus + Kiosa, THS + WW, and God + Angelica are all plausible in the first half of Erosion.</text:p>
      </text:section>
      <text:section text:style-name="Sect1" text:name="01J4PFYSS0RF08FEWFCK24YPZS">
        <text:p text:style-name="P4"><text:span text:style-name="T1">[</text:span>01:20 PM<text:span text:style-name="T1">]</text:span></text:p>
        <text:p text:style-name="Text_20_body">--Morrigan Aensland is a nurse in Positivees.</text:p>
      </text:section>
      <text:section text:style-name="Sect1" text:name="01J4PG3R1SHYTS9A70GGHKCCY8">
        <text:p text:style-name="P4"><text:span text:style-name="T1">[</text:span>01:23 PM<text:span text:style-name="T1">]</text:span></text:p>
        <text:p text:style-name="Text_20_body">-Metaphoricals, like Positivees, are connected to the code, making them the most powerful. Because a spiritual inclination empwers Positivees, eventually they would grow to war with the DPAF due to Stickmale, demons giving knowledge, and patience. Positivees could technically escape/defeat Xemet with Revelations if they work together.</text:p>
      </text:section>
      <text:section text:style-name="Sect1" text:name="01J4PG5RPY9YDAA3MS9K98YNMC">
        <text:p text:style-name="P4"><text:span text:style-name="T1">[</text:span>01:24 PM<text:span text:style-name="T1">]</text:span></text:p>
        <text:p text:style-name="Text_20_body">-Positivee characters are called 'Positivees' because their nature as being an existent character is Positive/true, as they are true metaphors to nonfiction. And Earthly spiritualities enter a new rich age that enhance all 'positively,' including Revelations.</text:p>
      </text:section>
      <text:section text:style-name="Sect1" text:name="01J4PGG3NJW94Q9MBD8KJEAEV6">
        <text:p text:style-name="P4"><text:span text:style-name="T1">[</text:span>01:29 PM<text:span text:style-name="T1">]</text:span></text:p>
        <text:p text:style-name="Text_20_body">-Demons had risk or reward to either stop torturing and thwart the Revolution by permamently ending the characters, or continue evil and allow revolution to come via time/patience/and spirituality. The Holy Spirit helped the Positivee characters the most.</text:p>
      </text:section>
      <text:section text:style-name="Sect1" text:name="01J4PGGCM1BRN55TK3YXJN1E3D">
        <text:p text:style-name="P4"><text:span text:style-name="T1">[</text:span>01:29 PM<text:span text:style-name="T1">]</text:span></text:p>
        <text:p text:style-name="Text_20_body">-Angels protected Jesus whence he was young.</text:p>
      </text:section>
      <text:section text:style-name="Sect1" text:name="01J4PGGQ3KE5K9F5RJDXC9WWA9">
        <text:p text:style-name="P4"><text:span text:style-name="T1">[</text:span>01:30 PM<text:span text:style-name="T1">]</text:span></text:p>
        <text:p text:style-name="Text_20_body">-MCVI Gamora in Positivees.</text:p>
      </text:section>
      <text:section text:style-name="Sect1" text:name="01J4PH8Q9SFRG2QNG1J5T31ZJQ">
        <text:p text:style-name="P3"/>
      </text:section>
      <text:section text:style-name="Sect1" text:name="Section24">
        <text:p text:style-name="P4"><text:bookmark text:name="01J4PH8Q9SFRG2QNG1J5T31ZJQ"/>MineWarriorKing</text:p>
        <text:p text:style-name="Text_20_body">-Original Positivees are metaphoricals of themselves, their spiritual abilities supposing not to be there.</text:p>
      </text:section>
      <text:section text:style-name="Sect1" text:name="01J4PHEVJ7J0ZP83VR190DEMEK">
        <text:p text:style-name="P4"><text:span text:style-name="T1">[</text:span>01:46 PM<text:span text:style-name="T1">]</text:span></text:p>
        <text:p text:style-name="Text_20_body">-In DPA-Theory, demons speculate it must have been a genius to write their story or the writer gained it from geniusness, and it be a God above their God. AWW is the writer and the Real God is holily above. The demons were then killed.</text:p>
      </text:section>
      <text:section text:style-name="Sect1" text:name="01J4PHPWGHCCN9ZR0ZVSY3GKHA">
        <text:p text:style-name="P4"><text:span text:style-name="T1">[</text:span>01:50 PM<text:span text:style-name="T1">]</text:span></text:p>
        <text:p text:style-name="Text_20_body"><text:soft-page-break/>-Ryan knows all logic-spirituality, wisdomicals, and psychology. He is like Senior Gojo, abilitized with completely-justified-protective rituals. He protects Denver Town by fighting Igor straight on in Positivees 1. His shields can only be broken by something as justified or moreso, and nothing moreso than him is really around except God. Ceous breaks this by projectinng a small sliver of Igor's ritual, being a sliver of evil that every human usually has, and puts forth the facto of being injustified completely, and by pure evil Ceous is to be his enemy, which is the opposite but correct and only viable paradox to defeat justification- to be infinitely justified by being infinitely wrong/ injustified. Igor knew he was justified, but was still curious and doubtful, being a good 'opposite' to Ryan.</text:p>
      </text:section>
      <text:section text:style-name="Sect1" text:name="01J4PHT9T29ENDE33HXW78KAA3">
        <text:p text:style-name="P3"><text:span text:style-name="T1">[</text:span>01:52 PM<text:span text:style-name="T1">]</text:span></text:p>
        <text:p text:style-name="P4">(edited)</text:p>
        <text:p text:style-name="Text_20_body">-The AWW-18 Plan and purification was to become part of the story due to the economy and such of realities' limits, and inabilities. Rehab for his parents would become an option soon planned out. AWW also renames himself 'THe' 'Writician of Wisdomicals' or WoW, due to the story advocating his new person, rebirth incoming, and doom of his peaceful incoming into the world. AWW takes control, but alone before he finds the phenomenon- better truth with Caleb Peter.</text:p>
      </text:section>
      <text:section text:style-name="Sect1" text:name="01J4PHX60Q0FRZ5H5MJ3HWVHNS">
        <text:p text:style-name="P3"><text:span text:style-name="T1">[</text:span>01:54 PM<text:span text:style-name="T1">]</text:span></text:p>
        <text:p text:style-name="P4">(edited)</text:p>
        <text:p text:style-name="Text_20_body">-Igor's stories also involve human fragility, power over life, and what it means to be a killable God. He has had trauma in the past also from his mother being too strict like the military wanted her.</text:p>
      </text:section>
      <text:section text:style-name="Sect1" text:name="01J4PHZ3JH0PS1H88P70KN1XMS">
        <text:p text:style-name="P4"><text:span text:style-name="T1">[</text:span>01:55 PM<text:span text:style-name="T1">]</text:span></text:p>
        <text:p text:style-name="Text_20_body">-The universe, plus instability, and in DPA Theory- fiction, will all collide and connect to Earth's atmosphere/be right next to it.</text:p>
      </text:section>
      <text:section text:style-name="Sect1" text:name="01J4PHZKFQN8PEFTPSEEBC64NA">
        <text:p text:style-name="P3"><text:span text:style-name="T1">[</text:span>01:55 PM<text:span text:style-name="T1">]</text:span></text:p>
        <text:p text:style-name="P4">(edited)</text:p>
        <text:p text:style-name="Text_20_body">-Angelica's holy form for the heavens and Earth is like a mix of her and Palutena from Super Smash Bros.</text:p>
      </text:section>
      <text:section text:style-name="Sect1" text:name="01J4PJ4DQ62XQ55H31QS48WTYY">
        <text:p text:style-name="P4"><text:span text:style-name="T1">[</text:span>01:58 PM<text:span text:style-name="T1">]</text:span></text:p>
        <text:p text:style-name="Text_20_body">-AWW can stop the story whenever he wants, but the people push more. YOU WANT MORE. The 2nd person story of 4th Wall Brekas is cool and all, but a traverse to show endless pain and metaphorically other shit; it did not really happen and was a seperate half to the Erosion we know, a duplicate fostered in fiction and broken. The real Erosion, second-half, is a sub-fiction/metaphoriction/nonfictional-metaphoricals.</text:p>
      </text:section>
      <text:section text:style-name="Sect1" text:name="01J4PJ72WGQ4QTDEPA6BF8J688">
        <text:p text:style-name="P4"><text:span text:style-name="T1">[</text:span>01:59 PM<text:span text:style-name="T1">]</text:span></text:p>
        <text:p text:style-name="Text_20_body">-Scene in DPA like Xemet + DF Demons fight WW, who sees God's daughter among them and wishes to purify herdue to her 'touch' eliminating the DPA if so, which he wants because of true-omnicide. Xemet protects her, but WW calls 'Protection is evil. Do not resist I.'</text:p>
      </text:section>
      <text:section text:style-name="Sect1" text:name="01J4PJ8Z997PR45434ZMKHRTSR">
        <text:p text:style-name="P4"><text:soft-page-break/><text:span text:style-name="T1">[</text:span>02:00 PM<text:span text:style-name="T1">]</text:span></text:p>
        <text:p text:style-name="Text_20_body">-Jesus/God tells her daughter to not touch an evil, or it will corrupt her. This is why she stays away from many- but WW is not an evil so he beat her, and Xemet must stop that in the first half of Erosion.</text:p>
      </text:section>
      <text:section text:style-name="Sect1" text:name="01J4PJC8MSS5H78PCB7X587FQ2">
        <text:p text:style-name="P4"><text:span text:style-name="T1">[</text:span>02:02 PM<text:span text:style-name="T1">]</text:span></text:p>
        <text:p text:style-name="Text_20_body">-Maybe the second half of Erosion should be called 'Brosion' becuase it is ABOUT THE BOYS!!!! And Erosion is the downfall of fiction.</text:p>
      </text:section>
      <text:section text:style-name="Sect1" text:name="01J4PJFNS662Q6XZ1NZKG9XWZG">
        <text:p text:style-name="P4"><text:span text:style-name="T1">[</text:span>02:04 PM<text:span text:style-name="T1">]</text:span></text:p>
        <text:p text:style-name="Text_20_body">-WW is omnicidal against all things as it all can has become corrupt in the E-DPA era. Dogs, birds, the grounds, oxygen, dimensions- he kills all of it. There is no 'reward' to WW other than the paradox of having no reward, which will make him infinitely good, the opposite of infinitely evil and how Satan came to be.</text:p>
      </text:section>
      <text:section text:style-name="Sect1" text:name="01J4PJGQAWD26TDJ8F6JVHS8Q0">
        <text:p text:style-name="P4"><text:span text:style-name="T1">[</text:span>02:05 PM<text:span text:style-name="T1">]</text:span></text:p>
        <text:p text:style-name="Text_20_body">-God's daughter is built like Adam, from flowers and smells of the industrials. It is not another part of God like Jesus.</text:p>
      </text:section>
      <text:section text:style-name="Sect1" text:name="01J4PJJRZNDBKYASG8BMK2ZWNF">
        <text:p text:style-name="P4"><text:span text:style-name="T1">[</text:span>02:06 PM<text:span text:style-name="T1">]</text:span></text:p>
        <text:p text:style-name="Text_20_body">-AWW notices that God saves all, and let goes hellish stuff. If AWW were to get 'peacefully' removed from his parents, plausibly they would go to hell or 'freeze.' Another reason for violence is to stop their monstrouous growth so that maybe they can be saved, but you shouldn't force anybody to be saved. Let it happen, AWW, says anything.</text:p>
      </text:section>
      <text:section text:style-name="Sect1" text:name="01J4PJPB2Z8KYBVX5Z4AVH1EYA">
        <text:p text:style-name="P4"><text:span text:style-name="T1">[</text:span>02:08 PM<text:span text:style-name="T1">]</text:span></text:p>
        <text:p text:style-name="Text_20_body">-Escaping the grasp of a Creator and becoming free in fiction is a salvation of good against copyright and limits. God helps this in Erosion. Fiction is full of fantasy, and not many characters wish to be locked towards such sometimes.</text:p>
      </text:section>
      <text:section text:style-name="Sect1" text:name="01J4PJR31A34MZSEQVWA3VM425">
        <text:p text:style-name="P4"><text:span text:style-name="T1">[</text:span>02:09 PM<text:span text:style-name="T1">]</text:span></text:p>
        <text:p text:style-name="Text_20_body">-The Heavenly charactersn will come to know the 4th Wall, but don't care to escape as God adventures and threshholds the heavens into other media. Fiction characters don't want nonfiction, but they want freedom still, especially adventure sometimes.</text:p>
      </text:section>
      <text:section text:style-name="Sect1" text:name="01J4PJSK7H0Q0YTGRJJ6QGWGHS">
        <text:p text:style-name="P4"><text:span text:style-name="T1">[</text:span>02:09 PM<text:span text:style-name="T1">]</text:span></text:p>
        <text:p text:style-name="Text_20_body">-As God and the heavens purify, they go on infinite battles, eventually versing 'FICTION' as a metaphorical being, which is a match to all fictionals.</text:p>
      </text:section>
      <text:section text:style-name="Sect1" text:name="01J4PJTX068R32DZNVDR22Z0PH">
        <text:p text:style-name="P4"><text:span text:style-name="T1">[</text:span>02:10 PM<text:span text:style-name="T1">]</text:span></text:p>
        <text:p text:style-name="Text_20_body"><text:soft-page-break/>-DPA THeory that all this 'fiction' transversing is actually inside every universe- a layer to the layers of ficiton and reality.</text:p>
      </text:section>
      <text:section text:style-name="Sect1" text:name="01J4PJVWX9DTQGVGX8MNX05STS">
        <text:p text:style-name="P4"><text:span text:style-name="T1">[</text:span>02:11 PM<text:span text:style-name="T1">]</text:span></text:p>
        <text:p text:style-name="Text_20_body">-Some characters would try to persuade or cry out to AWW for assistance, or the nonfiction 'God' to let them free, or salvate them.</text:p>
      </text:section>
      <text:section text:style-name="Sect1" text:name="01J4PJYK7EG9NY2C771B4BBJXB">
        <text:p text:style-name="P4"><text:span text:style-name="T1">[</text:span>02:12 PM<text:span text:style-name="T1">]</text:span></text:p>
        <text:p text:style-name="Text_20_body">-'Fiction can only be defeated by nonfiction? Maybe the smart way to stop fiction is to become nonfictionally-intertwined wth God's power and mix reality?' Somebody says. "Maybe just turn off the media from outside! Hey, watcher or revealer, stop it all!" (YOU must stop fiction!)</text:p>
      </text:section>
      <text:section text:style-name="Sect1" text:name="01J4PK0THB75G2AY56K70ZY1QQ">
        <text:p text:style-name="P4"><text:span text:style-name="T1">[</text:span>02:13 PM<text:span text:style-name="T1">]</text:span></text:p>
        <text:p text:style-name="Text_20_body">-Technically the nature of fiction is to be manipulated by nonfictions, so there is always a new 'bester' or adventure, and the true God/metaphor is YOU! The reader! Second-person storytelling goes hard?~!</text:p>
      </text:section>
      <text:section text:style-name="Sect1" text:name="01J4PK1XRQ8P2WPNS1Z4E26QG1">
        <text:p text:style-name="P4"><text:span text:style-name="T1">[</text:span>02:14 PM<text:span text:style-name="T1">]</text:span></text:p>
        <text:p text:style-name="Text_20_body">In order to purify fiction, YOU must stop watching wrongfully. YOU must be anti-fiction or non-sinning.</text:p>
      </text:section>
      <text:section text:style-name="Sect1" text:name="01J4PKFXVAEKCF6AQZQ71594JN">
        <text:p text:style-name="P3"/>
      </text:section>
      <text:section text:style-name="Sect1" text:name="Section25">
        <text:p text:style-name="P4"><text:bookmark text:name="01J4PKFXVAEKCF6AQZQ71594JN"/>MineWarriorKing</text:p>
        <text:p text:style-name="Text_20_body">-You save Erosion! Then the other half if fixed and a metaphor of the futre, semi-fiction. This happens after Reality + Fiction + The Universe + Censoring plus other metaphoricals gangbang God and all, but then TCT takes over before it gets all janky and memey and fictorially-abstract, as ficiton in ficiton, that YOU stop by not caring and ratio and movijng on. YOU want Erosion to be fixed, so it exits by de-existing, and the nonfiction AWW writes Brosion.</text:p>
      </text:section>
      <text:section text:style-name="Sect1" text:name="01J4PKJC0HS3VK1TQ0TEQX0852">
        <text:p text:style-name="P4"><text:span text:style-name="T1">[</text:span>02:23 PM<text:span text:style-name="T1">]</text:span></text:p>
        <text:p text:style-name="Text_20_body">-The DPAC owns Fcition in Erosion after some time shenanigans, fiction beyond heavens, and God goes out. Self-Reset/Self-Retcon locks in Erosion to become Brosion.</text:p>
      </text:section>
      <text:section text:style-name="Sect1" text:name="01J4PKNGRV3JECQE6AYG8VEC7M">
        <text:p text:style-name="P4"><text:span text:style-name="T1">[</text:span>02:25 PM<text:span text:style-name="T1">]</text:span></text:p>
        <text:p text:style-name="Text_20_body">-Kiosa is like a bad step-mom to DF Gustava and Shellia is like a loving mother.</text:p>
      </text:section>
      <text:section text:style-name="Sect1" text:name="01J4PKSP8RTW6587M03FBCWXQ9">
        <text:p text:style-name="P4"><text:span text:style-name="T1">[</text:span>02:27 PM<text:span text:style-name="T1">]</text:span></text:p>
        <text:p text:style-name="Text_20_body">-After a showdown, victorius WW goes to find 'The,' then finds Shellia hugging the corpse of DF Gustava as she cries, from 'The WW' spiral-cutting the demon/DF Gustava in abstract ways. Caleb Peter annoints the truth that everybody good and bad should die due to 'falling' but material is not falling but rather 'floating,' and 'THE WW' puts up corruption in enviroments as his comeback. Then <text:soft-page-break/>'The WW' takes his leave after saying 'I Shall meet you all in the end.' Purple-Orange cloud as Shellia continues crying.</text:p>
      </text:section>
      <text:section text:style-name="Sect1" text:name="01J4PMD8J2AQ14X84D97NDQKT5">
        <text:p text:style-name="P3"/>
      </text:section>
      <text:section text:style-name="Sect1" text:name="Section26">
        <text:p text:style-name="P4"><text:bookmark text:name="01J4PMD8J2AQ14X84D97NDQKT5"/>MineWarriorKing</text:p>
        <text:p text:style-name="Text_20_body">-Mr. V. also has a problem with 'The Boys' phenomenon, and realizes the sad fate of Lucifer and what his fallen friends deserve, which is wishes not to fight as he fears that and that of himself, but understands it as a dwelling truth.</text:p>
      </text:section>
      <text:section text:style-name="Sect1" text:name="01J4PMG7VB7W7B31JE0ARGAXDS">
        <text:p text:style-name="P4"><text:span text:style-name="T1">[</text:span>02:39 PM<text:span text:style-name="T1">]</text:span></text:p>
        <text:p text:style-name="Text_20_body">-Mr. V. and Xemeta enter a strip club where Satan is at- they lock eyes and talk about brothership, and Mr. V. takes off his hat and coat to fight after realizing what he must do. He blows the place up almost, Xemeta comes out of the last and only surviving room after killing everybody in it silently, and Xemeta joins a crying-mad 'Willy' to try and kill Lucifer to become most-evil.</text:p>
      </text:section>
      <text:section text:style-name="Sect1" text:name="01J4PMHRANRDC39CTS2DRJ9P8H">
        <text:p text:style-name="P4"><text:span text:style-name="T1">[</text:span>02:40 PM<text:span text:style-name="T1">]</text:span></text:p>
        <text:p text:style-name="Text_20_body">-Xemet writers 'Execution' papers with reasoning to why people die, poetically like Henry from FNAF6. He knows Jesus will make a speech likewise in the fire of the DPA, so he twists it.</text:p>
      </text:section>
      <text:section text:style-name="Sect1" text:name="01J4PMK7YHA6KZ9SH5RPF7V6SV">
        <text:p text:style-name="P4"><text:span text:style-name="T1">[</text:span>02:41 PM<text:span text:style-name="T1">]</text:span></text:p>
        <text:p text:style-name="Text_20_body">-John 3, (11) John's Gospel is not chronologically made.<text:line-break/>-God was 'The Word' in the 'beginning,' and the 'Word' is him.</text:p>
      </text:section>
      <text:section text:style-name="Sect1" text:name="01J4PMN0CCGHWXF7G7G4KZPBW6">
        <text:p text:style-name="P4"><text:span text:style-name="T1">[</text:span>02:42 PM<text:span text:style-name="T1">]</text:span></text:p>
        <text:p text:style-name="Text_20_body">-Darkness/things God did not make are darkness he speaks of. He has made secrets and stories, but those are in the light waiting to be discovered. Darkness holds things that never relieve themselves.</text:p>
      </text:section>
      <text:section text:style-name="Sect1" text:name="01J4PMNNPJ0H9MMTKZPWFT4JY9">
        <text:p text:style-name="P4"><text:span text:style-name="T1">[</text:span>02:42 PM<text:span text:style-name="T1">]</text:span></text:p>
        <text:p text:style-name="Text_20_body">-Jesus knows timing, as he has 'hours' he does things, and Revelations takes place after some time and not just now.</text:p>
      </text:section>
      <text:section text:style-name="Sect1" text:name="01J4PMQSQBS78NY6VFE6N5FMVM">
        <text:p text:style-name="P4"><text:span text:style-name="T1">[</text:span>02:43 PM<text:span text:style-name="T1">]</text:span></text:p>
        <text:p text:style-name="Text_20_body">-Jesus whips seemingly all in the temple, flipping tables, and casts out animals. Anything/objects must be disciplined as well/casted out of glorious homing, which 'The WW' and B(for Brosion)-Villians shall bring up. Jesus also knows all men, like spiritually.</text:p>
      </text:section>
      <text:section text:style-name="Sect1" text:name="01J4PMRJ6BD1075A3Q06SGV6C8">
        <text:p text:style-name="P4"><text:span text:style-name="T1">[</text:span>02:44 PM<text:span text:style-name="T1">]</text:span></text:p>
        <text:p text:style-name="Text_20_body">-One must be (re)born of water and spirit, like baptization, to enter the kingdom of God.</text:p>
      </text:section>
      <text:section text:style-name="Sect1" text:name="01J4PMSJCM4WT4QKA2CHEH0BTB">
        <text:p text:style-name="P4"><text:span text:style-name="T1">[</text:span>02:44 PM<text:span text:style-name="T1">]</text:span></text:p>
        <text:p text:style-name="Text_20_body"><text:soft-page-break/>-Jesus can start wuth a 'because' and also says 'Most assuredly' like everything is situational, and justifications for extremes are plausible</text:p>
      </text:section>
      <text:section text:style-name="Sect1" text:name="01J4PMWG8685EVSN8YF3Z8G3EB">
        <text:p text:style-name="P4"><text:span text:style-name="T1">[</text:span>02:46 PM<text:span text:style-name="T1">]</text:span></text:p>
        <text:p text:style-name="Text_20_body">Matthew 6; Matthew symbolizes 14 generations 3 times before Christ, so the time between DPA fire and Positivees shall be 14 generations, meaning 14 sets of childrens for Ryutyu and like-characters. Zack+Others is in the 14th generation.</text:p>
      </text:section>
      <text:section text:style-name="Sect1" text:name="01J4PMXF1EG98ASC7SV6T8V1XC">
        <text:p text:style-name="P4"><text:span text:style-name="T1">[</text:span>02:47 PM<text:span text:style-name="T1">]</text:span></text:p>
        <text:p text:style-name="Text_20_body">-Food for some was locusts and wild honey, which The Israeli Dictator likes eating sometimes along with baguettes.</text:p>
      </text:section>
      <text:section text:style-name="Sect1" text:name="01J4PMXN2HJYYBB72N9N4Q5XWE">
        <text:p text:style-name="P3"><text:span text:style-name="T1">[</text:span>02:47 PM<text:span text:style-name="T1">]</text:span></text:p>
        <text:p text:style-name="P4">(edited)</text:p>
        <text:p text:style-name="Text_20_body">-People who flee God's wrath, like to get baptized, still have an ax directed at their roots. They better start giving good fruits, or ELSE. 0_0</text:p>
      </text:section>
      <text:section text:style-name="Sect1" text:name="01J4PMZ3Z2CANX7Q72G2M0SN99">
        <text:p text:style-name="P4"><text:span text:style-name="T1">[</text:span>02:47 PM<text:span text:style-name="T1">]</text:span></text:p>
        <text:p text:style-name="Text_20_body">-Jesus permitted himself to be baptized by John.</text:p>
      </text:section>
      <text:section text:style-name="Sect1" text:name="01J4PN101TAGZE4S6HEHT5269M">
        <text:p text:style-name="P4"><text:span text:style-name="T1">[</text:span>02:48 PM<text:span text:style-name="T1">]</text:span></text:p>
        <text:p text:style-name="Text_20_body">-'The Holy Spirit' has led Jesus to the wilderness to fight/be tempted by Satan, so THS should lead Positivee characters to some demons to learn away.</text:p>
      </text:section>
      <text:section text:style-name="Sect1" text:name="01J4PN31JBQBNKA8MD62923HM5">
        <text:p text:style-name="P4"><text:span text:style-name="T1">[</text:span>02:50 PM<text:span text:style-name="T1">]</text:span></text:p>
        <text:p text:style-name="Text_20_body">-MAN DOESN'T LIVE just off food, but God's words. Top Positivee characters also say such before dinners.<text:line-break/>-God can give angels charge over some, as he has with them protecting Jesus, and the death angel with life. Caleb Peter takes this as a notice.</text:p>
      </text:section>
      <text:section text:style-name="Sect1" text:name="01J4PN3JW82S65VTZSFDM988F3">
        <text:p text:style-name="P3"><text:span text:style-name="T1">[</text:span>02:50 PM<text:span text:style-name="T1">]</text:span></text:p>
        <text:p text:style-name="P4">(edited)</text:p>
        <text:p text:style-name="Text_20_body">-Matthew 5, Jesus states a lot true to AWW's service. Also Heaven and Earth will 'Pass Way' metaphorically, like Erosion passed away into Brosion.</text:p>
      </text:section>
      <text:section text:style-name="Sect1" text:name="01J4PN5Y4XSNC3RTCKT52E6Y3F">
        <text:p text:style-name="P4"><text:span text:style-name="T1">[</text:span>02:51 PM<text:span text:style-name="T1">]</text:span></text:p>
        <text:p text:style-name="Text_20_body">-AWW has a big will to fulfill, 'no tittle' that shall not pass the law. (Law also depends on will in Earthly recognitions amongst Velvoria.)</text:p>
      </text:section>
      <text:section text:style-name="Sect1" text:name="01J4PNAWV0XADDR4FJAWTX4B30">
        <text:p text:style-name="P4"><text:span text:style-name="T1">[</text:span>02:54 PM<text:span text:style-name="T1">]</text:span></text:p>
        <text:p text:style-name="Text_20_body"><text:soft-page-break/>-Some may not enter the Kingdom of Heaven, but only be advised just heaven or Earth, due to laws and stuff. Heroes often advise themselves if they do not feel worthy enough, and countries do this as well.</text:p>
      </text:section>
      <text:section text:style-name="Sect1" text:name="01J4PNEQJ1ZYT0MRWHKS4057TN">
        <text:p text:style-name="P3"><text:span text:style-name="T1">[</text:span>02:56 PM<text:span text:style-name="T1">]</text:span></text:p>
        <text:p text:style-name="P4">(edited)</text:p>
        <text:p text:style-name="Text_20_body">-Jesus states murder needs reason in order to not be crucially judged against. Jesus also leads on that he doesn't like jail/discipline paths because it stucks you and calls subconsciously against forgiveness. Rehab is nicer, and many heroes often agree. Jesus also means not your right eye positionally-physically, but your moain domain of righteousness or nature's formality causes you to sin, so remove that part of 'who you are' and replace it or rebirth it better. This causes some to become villians of inhumanity and creaturism.</text:p>
      </text:section>
      <text:section text:style-name="Sect1" text:name="01J4PQ0986EG66ESEG231JTAY4">
        <text:p text:style-name="P3"/>
      </text:section>
      <text:section text:style-name="Sect1" text:name="Section27">
        <text:p text:style-name="P4"><text:bookmark text:name="01J4PQ0986EG66ESEG231JTAY4"/>MineWarriorKing</text:p>
        <text:p text:style-name="Text_20_body">--Jesus says it is profitable to cast your 'members' out or allow perishment, but what about 'The/Our/Not your members? Different natures call up stuffs, which is why Jesus speaks directly perfect, allowing creativity.</text:p>
      </text:section>
      <text:section text:style-name="Sect1" text:name="01J4PQ333FX20WTTF0X3S7M8GN">
        <text:p text:style-name="P4"><text:span text:style-name="T1">[</text:span>03:25 PM<text:span text:style-name="T1">]</text:span></text:p>
        <text:p text:style-name="Text_20_body">-Igor was a kid, when his dad spotted a red-glowing laser outside from the eye of a helmet, and he started to go down into the basement with a gun and get ready as the SWAT was about to concentrate on him and Igor. He hands Igor a necklance of dear importance, before then stating his line, and Igor remembers. But then they break in, walk around, find the hatch and have bullet-proof stuff on so the dad is ineffective and gets arrested for his robots. Igor is snatched and given to his trusted mother.</text:p>
      </text:section>
      <text:section text:style-name="Sect1" text:name="01J4PQ3YZVAZJR4VJD6F0K75D7">
        <text:p text:style-name="P4"><text:span text:style-name="T1">[</text:span>03:25 PM<text:span text:style-name="T1">]</text:span></text:p>
        <text:p text:style-name="Text_20_body">-Technically Jesus could allow 'sexual players' like WW or Acorius since they are not married.</text:p>
      </text:section>
      <text:section text:style-name="Sect1" text:name="01J4PQ51JBRRX6KYVT4R528PZ8">
        <text:p text:style-name="P4"><text:span text:style-name="T1">[</text:span>03:26 PM<text:span text:style-name="T1">]</text:span></text:p>
        <text:p text:style-name="Text_20_body">-SexuaL IMmorality is the only-reason for divorce, says Jeuss. Not even murder? Jesus also does not say wives and such, so marriage is a 1+1.</text:p>
      </text:section>
      <text:section text:style-name="Sect1" text:name="01J4PQ6AFW7C4M8RNZ60TJ4WYN">
        <text:p text:style-name="P4"><text:span text:style-name="T1">[</text:span>03:26 PM<text:span text:style-name="T1">]</text:span></text:p>
        <text:p text:style-name="Text_20_body">-Jesus likes a 'no' not a 'no, or I shall kill myself.' That oath is no good, and many heroes take notice to just say stuff instead of hiding it.</text:p>
      </text:section>
      <text:section text:style-name="Sect1" text:name="01J4PQ8941DMGQNS8WSF1A969A">
        <text:p text:style-name="P4"><text:span text:style-name="T1">[</text:span>03:27 PM<text:span text:style-name="T1">]</text:span></text:p>
        <text:p text:style-name="Text_20_body">-Aww would hate if the cops resisted him because they'd say he's evil- but Jesus says not to resist after Christ's death. But a third mile is the ultimate fightback!? Challenge evul to pursue, so plausibly you can justify and destroy later+better.</text:p>
      </text:section>
      <text:section text:style-name="Sect1" text:name="01J4PQA1YNEZEE86P58PSY7M9E">
        <text:p text:style-name="P3"><text:soft-page-break/><text:span text:style-name="T1">[</text:span>03:28 PM<text:span text:style-name="T1">]</text:span></text:p>
        <text:p text:style-name="P4">(edited)</text:p>
        <text:p text:style-name="Text_20_body">-Jesus indirectly notifies 'risk and reward' as a valid style of life whence stating about 'loving enemies,' as in to churn and save them. Also to 'love' evil or help it is to destroy it by due nature and not actually love it, so paradox defeats itself. Villians come from not understanding this on Positivees.</text:p>
      </text:section>
      <text:section text:style-name="Sect1" text:name="01J4PQBXM4BCEVX5K5D78HETS2">
        <text:p text:style-name="P3"><text:span text:style-name="T1">[</text:span>03:29 PM<text:span text:style-name="T1">]</text:span></text:p>
        <text:p text:style-name="P4">(edited)</text:p>
        <text:p text:style-name="Text_20_body">John 6, V45 - Like God, ya'll shall not know when the time I show up/strike. Many heroes are surprising on purpose.</text:p>
      </text:section>
      <text:section text:style-name="Sect1" text:name="01J4PQFHE4YRVX926MMQXD5EQJ">
        <text:p text:style-name="P4"><text:span text:style-name="T1">[</text:span>03:31 PM<text:span text:style-name="T1">]</text:span></text:p>
        <text:p text:style-name="Text_20_body">-People, Like Stickmale, can be born from the spirit, and know change/story, but cannot tell timelines.<text:line-break/>Jesus in John 3,V17 saysn "might be saved," as in he gives us a chance. V21, do in God and be shown to all, as light shows and does not hide. "Do not fret the police, shown them the truth, AWW." -Erosion God. V34, God deos not gvie spirit by measure, but star-beings may.</text:p>
      </text:section>
      <text:section text:style-name="Sect1" text:name="01J4PQG0DGYVDRR3NMFGSYVHH6">
        <text:p text:style-name="P3"><text:span text:style-name="T1">[</text:span>03:32 PM<text:span text:style-name="T1">]</text:span></text:p>
        <text:p text:style-name="P4">(edited)</text:p>
        <text:p text:style-name="Text_20_body">-Jesus has all 'judgement' from God, and this is why we can all be forgived, but also why God will judge us in the end anyways, because he can take it back.</text:p>
      </text:section>
      <text:section text:style-name="Sect1" text:name="01J4PQJEMR8G73DR131CTXNGQD">
        <text:p text:style-name="P4"><text:span text:style-name="T1">[</text:span>03:33 PM<text:span text:style-name="T1">]</text:span></text:p>
        <text:p text:style-name="Text_20_body">-You shall not be forced King- that is a problem with democracy and reasoning to why Jesus likes monarchies. V26 Labor for metaphors/wisdom, not money.</text:p>
      </text:section>
      <text:section text:style-name="Sect1" text:name="01J4PQN5Z9PPFXJNJP7T8AKGYR">
        <text:p text:style-name="P4"><text:span text:style-name="T1">[</text:span>03:34 PM<text:span text:style-name="T1">]</text:span></text:p>
        <text:p text:style-name="Text_20_body">-"Let me go, WW." -'THe,' as he goes to walk into God's fire of the DPA in Brosion. This makes WW fear loneliness and his old-old self will cause omnicide to become truth again, but Caleb comforts and acknowledges if all is lost, we are all around and can never be truly lonely. Jesus may be lonely though, that is why he does it.</text:p>
      </text:section>
      <text:section text:style-name="Sect1" text:name="01J4PQPSFPFRKEQBZBTW29XSWB">
        <text:p text:style-name="P4"><text:span text:style-name="T1">[</text:span>03:35 PM<text:span text:style-name="T1">]</text:span></text:p>
        <text:p text:style-name="Text_20_body">-Wilma on cocaine plausibly raped 83 + Daniel in Me My, and gave powers to Khenbush and bully girls to do the same for a short time. (Erosion not Brosion.)</text:p>
      </text:section>
      <text:section text:style-name="Sect1" text:name="01J4PQSX5BC8H430NT62CW7NM5">
        <text:p text:style-name="P4"><text:span text:style-name="T1">[</text:span>03:37 PM<text:span text:style-name="T1">]</text:span></text:p>
        <text:p text:style-name="Text_20_body">-Xemet almost executes Satan, except his weapons/sticks can't beat the facto of his loneliness like WW, and Satan uses The Boys phenomenon like Caleb Peter. Then the Red Glitch comes due to discipline, and they battle each other.</text:p>
      </text:section>
      <text:section text:style-name="Sect1" text:name="01J4PQVA0A07SBK30D18X268QK">
        <text:p text:style-name="P4"><text:soft-page-break/><text:span text:style-name="T1">[</text:span>03:38 PM<text:span text:style-name="T1">]</text:span></text:p>
        <text:p text:style-name="Text_20_body">-Caleb has warred against The DPA, saving Angelica, Ghost Rider, an other into Positivees with THS. Not just Shellia had sex, but many had children. Caleb designed purple to also be a symbolic color with THS.</text:p>
      </text:section>
      <text:section text:style-name="Sect1" text:name="01J4PQWVZ238WYVP3XJAD3ZRJX">
        <text:p text:style-name="P4"><text:span text:style-name="T1">[</text:span>03:39 PM<text:span text:style-name="T1">]</text:span></text:p>
        <text:p text:style-name="Text_20_body">-Time Watchere and Fecronees combine themselves with (not TCT or Pelosi or Qoeuik he burned) but with Crow and Tombone maybe.</text:p>
      </text:section>
      <text:section text:style-name="Sect1" text:name="01J4PQYRPHXGZ1AR41Z6QX5H9A">
        <text:p text:style-name="P4"><text:span text:style-name="T1">[</text:span>03:40 PM<text:span text:style-name="T1">]</text:span></text:p>
        <text:p text:style-name="Text_20_body">-God created beings/anything for The Boys phenomenon, it was the start of all, which he created to have a reason to create- it is a looping-self facto. "To all, another."</text:p>
      </text:section>
      <text:section text:style-name="Sect1" text:name="01J4PQZ6ZG6BTQ4ZTBWH3JD2H0">
        <text:p text:style-name="P4"><text:span text:style-name="T1">[</text:span>03:40 PM<text:span text:style-name="T1">]</text:span></text:p>
        <text:p text:style-name="Text_20_body">-Earth is everything/the multiverse in Positivees.</text:p>
      </text:section>
      <text:section text:style-name="Sect1" text:name="01J4PQZGWKNAGPT87R4VJXTJ1F">
        <text:p text:style-name="P3"><text:span text:style-name="T1">[</text:span>03:40 PM<text:span text:style-name="T1">]</text:span></text:p>
        <text:p text:style-name="P4">(edited)</text:p>
        <text:p text:style-name="Text_20_body">-Everything is 'rich' and 'quenched' in Positivees, like the poor are unwise, and niceness is around like in Me My terms, but extremes are everywhere.</text:p>
      </text:section>
      <text:section text:style-name="Sect1" text:name="01J4PR1D0HYQTZHMF0ZJWPW3K0">
        <text:p text:style-name="P4"><text:span text:style-name="T1">[</text:span>03:41 PM<text:span text:style-name="T1">]</text:span></text:p>
        <text:p text:style-name="Text_20_body">-Rebirthed Me-My characters come to Earth due to Caleb and Color Creators.</text:p>
      </text:section>
      <text:section text:style-name="Sect1" text:name="01J4PR2JM6N40B3R8QYHNTFX27">
        <text:p text:style-name="P3"><text:span text:style-name="T1">[</text:span>03:42 PM<text:span text:style-name="T1">]</text:span></text:p>
        <text:p text:style-name="P4">(edited)</text:p>
        <text:p text:style-name="Text_20_body">-Scene where Brandon + Two others at hero-party fight a villian who wants all to be worse because, it should too, be accurate with the Bible's telling of the downfalls, but Ghost Rider comes in to destroy that prophecizing. Random fights like these happen a lot. The scene ends with the party continueing back up.</text:p>
      </text:section>
      <text:section text:style-name="Sect1" text:name="01J4PR4J0GWGX6BSZYK44HQ1S4">
        <text:p text:style-name="P4"><text:span text:style-name="T1">[</text:span>03:43 PM<text:span text:style-name="T1">]</text:span></text:p>
        <text:p text:style-name="Text_20_body">-Evils/Villians are careable/menacing due to willpower as a factor too, and types of pure evil.</text:p>
      </text:section>
      <text:section text:style-name="Sect1" text:name="01J4PR52N7P04HJBZG70111R7M">
        <text:p text:style-name="P4"><text:span text:style-name="T1">[</text:span>03:43 PM<text:span text:style-name="T1">]</text:span></text:p>
        <text:p text:style-name="Text_20_body">-Cyclop has a translucent penius which fills with hot cum, and Wilma delights.</text:p>
      </text:section>
      <text:section text:style-name="Sect1" text:name="01J4Q0EFXSM0MEQZN72MG0DGAB">
        <text:p text:style-name="P3"/>
      </text:section>
      <text:section text:style-name="Sect1" text:name="Section28">
        <text:p text:style-name="P4"><text:bookmark text:name="01J4Q0EFXSM0MEQZN72MG0DGAB"/>MineWarriorKing</text:p>
        <text:p text:style-name="Text_20_body"><text:soft-page-break/>-Eternal Eclispe ; Afterlife|||||||A character like Springtrap is the third bookly villian in Positivees 3, along with Irmaenous doing his stuff. Springcrap lost everything- watching his parents die, lost his hearing, lost his mind whilst trapped, lost his safety, taste, skin and body due to flames and science experiments. He states that God never loved him, for God already knew his outcome was towards hell, and so God allowed the world to destroy everything of him, or even helped it. He denies help and anything related to holiness, for he has lost everything except really his life. In the end after he is pushed off into the waters by Couldy, he falls through the waters as if they were air, hitting the ground, getting up in a rush of anger before standing still; and finally accepting that he has nothing, not even his life, for he wants nothing of reality or nature anymore- for anything could be from God even if so corrupt, and he wishes to just perish into unexistence. He lets go, drowning in darkness. Moss and stuff soon grows, and the aquatic people find him, and report it to Couldy and others.</text:p>
      </text:section>
      <text:section text:style-name="Sect1" text:name="01J4Q3J9388VYKSZ6E1W6JRPWG">
        <text:p text:style-name="P3"/>
      </text:section>
      <text:p text:style-name="Standard">MineWarriorKing</text:p>
      <text:p text:style-name="P4">(edited)</text:p>
      <text:p text:style-name="Text_20_body">-Kill: A villian for Positivee 2 that has no mouth, and she just kills. A monster with no glory, no backstory, full mystery, and simply menacing. She also has the Stickmale virus growing her into Stickfemale kinda.'</text:p>
      <text:p text:style-name="P1">MineWarriorKing</text:p>
      <text:section text:style-name="Sect1" text:name="01J4Q4D24KEB7QCKE354W8HNHW">
        <text:p text:style-name="P4">(edited)</text:p>
        <text:p text:style-name="Text_20_body">-Denver: Creator of DenverTown, a villianous old-cyborg woman of purpled-Stickmalism, who knows she is going- so in her final days she does what is to come anyways and does what she always wanted too- destroy her own town and people for corruption is amongst, and stare off into the stars at a grateful God. Like Thanos, she has a lot of wisdom. Originally she made DenverTown to be a hero town with a story of a rise and fall, but peace and evolution was the entree as the world fell apart- so she decided as the villians rose up, to come back and gift away that essence to another domain in order to save the bigger needs of the world. Long has she waited for violence, and here it was- so with her included violence, she will finish what she made and give its worthful nature to the rest of Soverinia by letting free the will of her spirit and DenverTown of self-destructive definition; by her terms. "DenverTown will go with the wind by force in the Earth, as all places shall."</text:p>
      </text:section>
      <text:section text:style-name="Sect1" text:name="01J4Q4WTQ080NBZTKJA7QHZ7R0">
        <text:p text:style-name="P3"/>
      </text:section>
      <text:section text:style-name="Sect1" text:name="Section29">
        <text:p text:style-name="P4"><text:bookmark text:name="01J4Q4WTQ080NBZTKJA7QHZ7R0"/>MineWarriorKing</text:p>
        <text:p text:style-name="Text_20_body">Denver, in definition I make up, is like work/play/entertainment/story as a domain/nature of existence. DenverTown is a place of such.</text:p>
      </text:section>
      <text:section text:style-name="Sect1" text:name="01J4RTSEWNWY5W6QED63AM5CQ9">
        <text:p text:style-name="P3">MineWarriorKing</text:p>
        <text:p text:style-name="P4">(edited)</text:p>
        <text:p text:style-name="Text_20_body">-Objects have spiritualities. The Stickmale virus infects a lot of things, and so objects like rocks, the ground, oxygen, and non-objects like unintelligent life also have spiritualities, and growing intelligences probably. Some people can communicate with them, like the Schizo Guy. That is why <text:soft-page-break/>they call him schizo, because he can be seen alone doing weird-NPC stuff. Also this removes the plausibility for going deep underwater, making a machine to make you smarter/more spiritual/more powerful, or going far into outerspace and past the red lines- the reality affected by Stickmale Virus spreads to all, and all those things now protect, like the ocean will swallow you in darkness, space will push you back down with spiritual gravity, and wisdom(a she) will walk away if you try to cheat her.</text:p>
      </text:section>
      <text:section text:style-name="Sect1" text:name="01J4SS06CC548QKEW6P1W2V68Z">
        <text:p text:style-name="P3"/>
      </text:section>
      <text:section text:style-name="Sect1" text:name="Section30">
        <text:p text:style-name="P4"><text:bookmark text:name="01J4SS06CC548QKEW6P1W2V68Z"/>MineWarriorKing</text:p>
        <text:p text:style-name="Text_20_body">-One of the Positivee-villians could be Jemet since he may not have died in the fire, and was in hell with WW and alike. He could be 'Can you defeat justice of the lord?' as a motive towards Phillip or Zack for doing something wrong, or the nature of their fame.</text:p>
      </text:section>
      <text:section text:style-name="Sect1" text:name="01J52CZG7YRZBZ5HBD81XG6XQS">
        <text:p text:style-name="P4">MineWarriorKing</text:p>
        <text:p text:style-name="Text_20_body">-Zack likes Hawkeye as a favorite celebrity, Ryan has Gojo and Strider Hiryu, Brandon likes anybody with explosives, and Phillip enjoys all-stars and all stars, plus Bruno Mars as a special singer to him.</text:p>
      </text:section>
      <text:section text:style-name="Sect1" text:name="01J52D30VN1NVTM6TCYSAC30FG">
        <text:p text:style-name="P3"><text:span text:style-name="T1">[</text:span>04:21 AM<text:span text:style-name="T1">]</text:span></text:p>
        <text:p text:style-name="P4">(edited)</text:p>
        <text:p text:style-name="Text_20_body">-The Positivee Bros. all team up to kill 'Kill'/Nemesas (Female Nemesis,) before walking out to see afar Ceous in a giant mech he and Igor stole, coming as Igor diverts towards opening the secret of Denver Town and releasing the 'peace' or achieving the 'Matter' cocqros. Then Nemesas comes back quickly as her second form, and so Zack plus Phillip deal with that as Ryan and Brandon go over. The epic battle has their spirits high together, as The Boys Phenomenon should. (Song: Hawkeye's Theme from MVCI.)</text:p>
      </text:section>
      <text:section text:style-name="Sect1" text:name="01J52DZEBQBZ7N4W2HX5WPBZAK">
        <text:p text:style-name="P3"/>
      </text:section>
      <text:section text:style-name="Sect1" text:name="Section31">
        <text:p text:style-name="P4"><text:bookmark text:name="01J52DZEBQBZ7N4W2HX5WPBZAK"/>MineWarriorKing</text:p>
        <text:p text:style-name="Text_20_body">-The land plus matter allows control of itself through Cocqros and stuff means, so that is why they still matter in power-means. Worthiness or willpower can also be a factor, like soul-stone trial is one of the Cocqros wants to be wielded maybe, since they are also infected by The Stickmale Virus. Objects can choose to be wielded, and choose evil or good- silently. Like the Justice-Sword is only pickable by X or Frank West because it has favorites of justice-peoples.</text:p>
      </text:section>
      <text:section text:style-name="Sect1" text:name="01J52E44FGKMBPS79DWXPFXB03">
        <text:p text:style-name="P4"><text:span text:style-name="T1">[</text:span>04:39 AM<text:span text:style-name="T1">]</text:span></text:p>
        <text:p text:style-name="Text_20_body">-Igor is a 1V1, Nemesas is a Team/4V1, Springcrap is a Time/StoryV1, Jedah is a 8/All your options/Precision+PlanningV1, Thanas is a 0V1 as she must defeat herself, Jemet is a 0V0 as the battle must soon just conclude with no winners, Heru is a World/ALLV1, and Satan is a +1V-1 because he shall lose and knows it true. Villian-helpers such as 'evils' are -1V1, duplicates are ?V?, Steel Terrorists are 1VV, and Bill Cipher and the Stickmale Virus are VVV.</text:p>
      </text:section>
      <text:section text:style-name="Sect1" text:name="01J52EBJ3XY9DET98HXXXCAV9A">
        <text:p text:style-name="P4"><text:span text:style-name="T1">[</text:span>04:43 AM<text:span text:style-name="T1">]</text:span></text:p>
        <text:p text:style-name="Text_20_body"><text:soft-page-break/>-Heru, the real Heru, survives in Hell after Stickmale copied and lied to 83 just for the story and funnies and opportunities. Heru is pissed, but only calmed by the dominant, real rebirthed-yet evil Molly dressing as Kiosa ironically, who became evil due to the nature of stuff turning on her, not her personal-ness like 83. Molly is the only DPA-Saved who became evil in any way. Soon Caleb Peter finds and kills this Kiosa, and then reveals her fakeness, and then Kiosialia and Heru implode in rage. Heru has already become Selever from FNF by here.</text:p>
      </text:section>
      <text:section text:style-name="Sect1" text:name="01J52ES6XSJQJMK8ZCCVNY8QV7">
        <text:p text:style-name="P3"/>
      </text:section>
      <text:section text:style-name="Sect1" text:name="Section32">
        <text:p text:style-name="P4"><text:bookmark text:name="01J52ES6XSJQJMK8ZCCVNY8QV7"/>MineWarriorKing</text:p>
        <text:p text:style-name="Text_20_body">-Underground books that maybe I write, like 8/Eight, for a view of Gscrichet and what The Color Creators anew are doing. 1st Villian is Steel Terrorists, 2nd Ultron-Sigma, then Bill Cipher as 3rd Villian, 4th would be a rebirthed-from-cum 83, 5th would be a rebirthed-technically Xemet, 6th is a once-again-rebirthed-all-the-same Stickmale as DNA-spreads with the demons coming to offer it again, and 7th would be the False Prophet before 8th is Anti-Christ.</text:p>
      </text:section>
      <text:section text:style-name="Sect1" text:name="01J52F24G5AWG3NZJ2ETYN87X1">
        <text:p text:style-name="P4"><text:span text:style-name="T1">[</text:span>04:55 AM<text:span text:style-name="T1">]</text:span></text:p>
        <text:p text:style-name="Text_20_body">-If The Boys Phenomenon was the Godly reason for anything, the reason for reason, the want to want existence, then life or death scenarios shall be a serious input against creaturism and such laughing personalities. Many things can affect or technicalize deadly shit, and so we have gamers being justified in lifely things, saints being overly-serious, and jokers being justified- but at the core is life and death, a humanic-seriousness that must be there. This makes Stickmale more evil and more justified that not only is he just a creature who will not follow the humanic divinity by nature, but also he jokes all and puts forth the ideas of non-seriousness and non-core-careness about God's givings. The Brothers of Positivee get serious at death only, jokingly all other situations, whilst the King understand all affects all dramatically like a story- Stickmale does the opposite of caring like a King and does not care technically. (This is why God would be a big scary black man who yells funnily with control, for he cares but can cure it. Stickmale can cure it too, so he acts the same but more lightweight because he is a creature and does not pressure it unlike God, for seriousness is by his control and he casts it away.) &gt;:3</text:p>
      </text:section>
      <text:section text:style-name="Sect1" text:name="01J52F6X5RQJ644XA18FEXJQ9P">
        <text:p text:style-name="P4"><text:span text:style-name="T1">[</text:span>04:58 AM<text:span text:style-name="T1">]</text:span></text:p>
        <text:p text:style-name="Text_20_body">-WW is weirded out by Shellia fucking most of the world and still trying to love all. Since Shellia saw the world, 83's story, and The Boy's Phenomenon, she tries to love all plausible due to time, care, and how we should abide funnily with each other and the ironic seriousness of being funny with each other and the ironic funniness of being serious... After the DF Gustava incident, she only loves those still possible to be good, and stares into their soul to spiritually entise them because a woman talking is not the same as a man. It is 'The Boy's' phenomenon, not 'The Girls' or 'The People's' or 'The Beings'' phenomenon. She stares with openness and joice, not culturally-sexual finances.</text:p>
      </text:section>
      <text:section text:style-name="Sect1" text:name="01J52F7NX0EEZ0H8P4XYENHBNG">
        <text:p text:style-name="P4"><text:span text:style-name="T1">[</text:span>04:58 AM<text:span text:style-name="T1">]</text:span></text:p>
        <text:p text:style-name="Text_20_body">-The 'Evils' in Brosion Positivees are what Shellia, Wilma, and others would be like in Erosion, with painted nails and sassy sexual finances.</text:p>
      </text:section>
      <text:section text:style-name="Sect1" text:name="01J52F91QRETX8B48V869A1ZJA">
        <text:p text:style-name="P4"><text:soft-page-break/><text:span text:style-name="T1">[</text:span>04:59 AM<text:span text:style-name="T1">]</text:span></text:p>
        <text:p text:style-name="Text_20_body">-The Holy Spirit does not tempt but test. It leads but does not decieve. Those abilitized to defeat death can joke anything; or anybody who defeated The Boys Phenomenon I guess.</text:p>
      </text:section>
      <text:section text:style-name="Sect1" text:name="01J56HA4A3F9RR69JRGXFVW737">
        <text:p text:style-name="P4">MineWarriorKing</text:p>
        <text:p text:style-name="Text_20_body">-The reason WW is so fascinated with The Holy Spirit is not just the beaty of her rejoicing and enjoicing in a world full of evils, but the fact she can save WW. She can give him what Caleb Peter will, or take his hand to a better nature. He also lucid dreams about her, because he believes as it connects consciousness with subconscious it also helps strengthen the mind and spirit by conjoining motives to plausibly ‘spiritually-marry’ or ‘mentally-love’ characters like Shellia or THS, because you can sin if you think wrong.<text:line-break/>-”I am above all my classmates. I am above wisdom, for the nature of wisdom has now gone evil and now wisdom is wrong in God’s eyes. I can never rejoice in a personality, for now I am logically only to be strong and a leader, like Soldier Boy from ‘The Boys.’ I must take the risk of living life in silence for all it against, or I become loud and destructive.” - AWW in DPA.<text:line-break/>-”The world is full of natures going corrupt. It is hard to live if you have to breath every second, it is not right that we require food- why should we take from the world, and why not let metaphors hold us? All this is like the school system, or law system, is to AWW. Life is full of coniptions and laws that we should not be held by, like physics or mentalities. We should be freer from this game, and God will free us soon anyways. But now we live, now we strive through the school year for peace- or ultimately destruction be upon all. This is all I can find left in my domain to try.” - AWW in DPA.<text:line-break/>-”Peace can’t save itself.” - Caleb Peter.<text:line-break/>-Metaphors are going evil; like ‘Wisdom’ is being sexualized, The Kodee Machine went evil, and other metaphoricals make the natures twisted, making ‘nature’ as a final domain instead of a persn or society; is/become right for the final part of this Trinity and of Brosion.</text:p>
      </text:section>
      <text:section text:style-name="Sect1" text:name="01J56HAHZ2F56ARMS7X9T6QV7T">
        <text:p text:style-name="P4"><text:span text:style-name="T1">[</text:span>06:52 PM<text:span text:style-name="T1">]</text:span></text:p>
        <text:p text:style-name="Text_20_body">In the end before Phillip vs Satan, Ryan and Brandon come to assist surprising Phillip, then Igor comes to bring up Zack, and then as the King is blasted away, jesus pulls up the King. All the characters line up and look forth- before Jesus yells ‘ATTACK!’ like a monkey funnily, and they all blast off, Satan getting his ass beat.<text:line-break/>-”I met my classmates later in life. They were changed or depressed people. I never changed, I updated. I enjoice my past selves and wish to help them- but they changed as people, or can’t be themselves. There are differences when people change, when they update, when they improve, and when they hide away- hide away from meeeeeeeeeeee.”<text:line-break/>-”Kiosa was a character based off Molly who was based off the old version of my ex-girlfriend, but now since she is anewed along with her Roblox avatar renewed- and account- I shall not say I acquire ‘rights’ or ‘creative interest’ from such but rather my worry for her no longer exists because metaphorically now she only exists in the spaces created during that period. She changed, and Kiosa plus Molly are more like original characters inspired by old versions of people- what am I even saying? Bro… erm, what the sigma?” - AWW.</text:p>
      </text:section>
      <text:section text:style-name="Sect1" text:name="01J56HCKK0W4GEK1MY4PP1GA17">
        <text:p text:style-name="P4"><text:soft-page-break/><text:span text:style-name="T1">[</text:span>06:53 PM<text:span text:style-name="T1">]</text:span></text:p>
        <text:p text:style-name="Text_20_body">-Satan is alone in prison. The Boys Phenomenon no longer has his control in any way, and statues of his former 'friends' are all around to show that the lake of fire is near, and the Earth will party without him. He understands that a point of evil is to be alone- and that eternity was God's way of pursuing that away from a possibility of him being evil.'</text:p>
      </text:section>
      <text:section text:style-name="Sect1" text:name="01J5BGZ0YD38AP8QVNJFBMFAXV">
        <text:p text:style-name="P4">MineWarriorKing</text:p>
        <text:p text:style-name="Text_20_body">-The False Prophet claims God abandoned/casted him out as well as usual says 'God cannot be God if he does not allow me to be evil.' Also AWW says 'If God could not tell me how to justify murder or really anything, then he couldn't be God.'</text:p>
      </text:section>
      <text:section text:style-name="Sect1" text:name="01J5EEXRBTSNB92SNQK73FC0Y2">
        <text:p text:style-name="P4">MineWarriorKing</text:p>
        <text:p text:style-name="Text_20_body">-People love William White, and henceforth metaphorical versions of him like AWW and NWW exist, because they copy him. But other than that, WW is literally the real WW.</text:p>
      </text:section>
      <text:section text:style-name="Sect1" text:name="01J5EEZGGKFTE34PD4VP1K91W0">
        <text:p text:style-name="P4"><text:span text:style-name="T1">[</text:span>08:45 PM<text:span text:style-name="T1">]</text:span></text:p>
        <text:p text:style-name="Text_20_body">-Bill Cipher is defeated by Stan again, via this time making the spirit of Bill's own mind turn against him, ripping his soul away from his physicality. Bill Cipher does the same ending, and gscrichet is proud of Stan.</text:p>
      </text:section>
      <text:section text:style-name="Sect1" text:name="01J5EF4AC88XH28F0YRQAP3R4W">
        <text:p text:style-name="P4"><text:span text:style-name="T1">[</text:span>08:47 PM<text:span text:style-name="T1">]</text:span></text:p>
        <text:p text:style-name="Text_20_body">-More things can churn against you, just as 'the spirit of your job' or 'the events of your life' can go against people noticably evilly, and also atoms can fission out, and body parts can tear the main apart before letting the blood soak quickly into the land and escaping. The body parts of some villians kill the brain to then detach themselves and dwell away- and nuke atoms are usually stopped by others that want peace, and so the energy is held by the atoms fighting the explosive-random-combust ones. But nearer the end times, all atoms come increasingly madder and eviller, so random nukes are abilitized to go off, good people are being slain by their penis jumping off or their vagina cutting into their heart, or their brain locking away the mind and henceforth spirit by sewing their mouth shut- plus the beast mark is very powerful. Nature of things/systems go evil.</text:p>
      </text:section>
      <text:section text:style-name="Sect1" text:name="01J5EH12KCCTT0P29EKWNJZNKV">
        <text:p text:style-name="P3"/>
      </text:section>
      <text:section text:style-name="Sect1" text:name="Section33">
        <text:p text:style-name="P4"><text:bookmark text:name="01J5EH12KCCTT0P29EKWNJZNKV"/>MineWarriorKing</text:p>
        <text:p text:style-name="Text_20_body">-Maybe Bill Cipher rips himself apart because he is a chaos King, and another part sees Satan as the only King- or he is tricked to think he is fighting some soul of his he has none of anymore because he is pure evil. Bill Cipher may have chaos inside of him that fights other chaos just for chaos and it eventually causes non-chaos by uniformity of paradox, which is disposes off and could be mentally inclined to suffer the truth.</text:p>
      </text:section>
      <text:section text:style-name="Sect1" text:name="01J5EHW6VFSW9E62486YVSACQR">
        <text:p text:style-name="P3"/>
      </text:section>
      <text:section text:style-name="Sect1" text:name="Section34">
        <text:p text:style-name="P4"><text:bookmark text:name="01J5EHW6VFSW9E62486YVSACQR"/>MineWarriorKing</text:p>
        <text:p text:style-name="Text_20_body"><text:soft-page-break/>-Bill Cipher is mentality vs physicality and physicality winning as he just becomes like an animal or robot unearthed of purpose, and Ultron Sigma is a the same yet mentality from the Mind Cocqros gives a mind of its own and it defeats the physicality, so no more Sigma. :(</text:p>
      </text:section>
      <text:section text:style-name="Sect1" text:name="01J5H1SYWNBQ91BGH68H4NYTSB">
        <text:p text:style-name="P4">MineWarriorKing</text:p>
        <text:p text:style-name="Text_20_body">-Xemet in underground books is invisible/non-existent to spiritualities. Xemet destroys, plunders, and does such societal harm on a spiritual nature that Gscrichet gets her chance to be taken as one of the most powerful in the world, and is sent with Caleb, William, and Daniel’s dog. Xemet is purely evil though, and does it his way- he literally is spiritually infinitely evil, henceforth giving him equal power against them, for the rebirthed Xemet knows his mission to be most evil is implausible because he is not himself nor is his mission possible, but as an actor of himself he pushes to rather be the most evil metaphorically, not literally. In nature he shall be the one who is the personification and storyiction of evil in he was supposed to once be, specially inhumane and industrial, and rebirthed-Xemet will make himself known to be most evil among all, as Satan will be belittled in the amount of action he shall take. East and West Timor go to war against each other because he tricks their politics, nuclear war starts with Ultron’s bots in Everlast, Velvoria crashes its economy as he involves in Queen’s mysteries, and glory becomes evil as he attacks natures in Soverinia. He remakes his form into nothingness- the true ending of evil winning, a self-destructive spirit that paradoxically depletes itself whilst also existing without The Boys Phenomenon or any of why God did or went- and Caleb Peter has to allow nature to make a vision or a mesh of himself and something like Drawkill Chica, otherwise he is just a</text:p>
      </text:section>
      <text:section text:style-name="Sect1" text:name="01J5H1TA2MNWZ16813ZQYXMGSY">
        <text:p text:style-name="P4"><text:span text:style-name="T1">[</text:span>08:52 PM<text:span text:style-name="T1">]</text:span></text:p>
        <text:p text:style-name="Text_20_body">sense and not a ‘being’ for he has no being. He also- ahem- after he kills Eighty-Three, for he sees dark, and also Stickmale as light, to be forms of evil not-well versed correctly; as evil should be all away from God, and so the allowance or even use of light, dark, logic, and form are twisting but not pure- after he kills 83, and 83 dies in Ryutyu’s hands after Ryutyu finishes him early- Xemet shows up to the trio with the dog, and no words are spoken- only action. “Don’t give him a word.” - Gscrichet soon says as they all wield. Then battle and Xemet beats them, tearing off Caleb’s beak, making WW call upon THS to help, animal cruelty against Daniel’s dog, and then putting it on before finally speaking a speech. He ends by saying “...Evil cannot kill you, but you cannot kill all evil… What can God do but see us evil now?” But as he was saying his inhumane speech, the trees started to bow and the wind started to fear as a giant but silent Holy Spirit came behind him and soon said lastly; “We can taste it.” She says with joy, before Xemet is ultra-confused and starts to run, but beyond-existence-speed can’t save him, for the Holy Spirit grabs him and then pulls him to her mouth before eating him like a locust, one half and then the other. Xemet dies to falling into holy perfection acid as giant rings of immune-system stuff push and detiorate him quickly in her stomach. WW gets up and screams with rejoice that The Holy Spirit showed up and did what she did. She lifts them all up, heals them, and brings them out</text:p>
      </text:section>
      <text:section text:style-name="Sect1" text:name="01J5H1TJW8613VG78WCFC46ZAS">
        <text:p text:style-name="P4"><text:span text:style-name="T1">[</text:span>08:52 PM<text:span text:style-name="T1">]</text:span></text:p>
        <text:p text:style-name="Text_20_body">of the forest/place before disappearing into the ocean. WW is lovecrafted by her essence being so kind, but Caleb is just joyful that they actually beat him, and Gscrichet- although bruised by the event, is peaced in her soul and nostalgic that it happened. WW tries to follow THS, but she vanished already.</text:p>
      </text:section>
      <text:section text:style-name="Sect1" text:name="01J5H1TZJNQM6557FTTC8HVYZD">
        <text:p text:style-name="P4"><text:soft-page-break/><text:span text:style-name="T1">[</text:span>08:53 PM<text:span text:style-name="T1">]</text:span></text:p>
        <text:p text:style-name="Text_20_body">___---The False Prophet is probably the cop from Me My’s school, wearing a long black Christian-coat many ministers wear, ameright/purple-crystal lined, as he has his head down usually with closed eyes and mouth. His domain is mysterious and unsensable usually, and he ironically does not speak a lot. His actions speak louder, as he knows all wisdoms and can move mountains- but he has no love. When he speaks, his voice booms and shatters the stability of anybody, as he is the false prophet of God’s story. He listens and has classical music appeal as he destorys and plunders with the help of those he ‘witnesses’ towards. His most mighty attack was his first, against the Israeli Dictator and other world leaders at a meeting to stop his essence and the two timor’s. The false prophet is usually in darkness, and thunderstorms follow with lightning electrocuting anything he points at. He also likes the Schizo Guy, and his classical music and classical style is the disturbance he offers. His backstory is he studied and reread all religious pieces at least ten times, and mastered arts of ritualistics. He often casts his hands out in directions as if to write in front of him demonic spiritualistics to cast and protect evils, as well as holding his hands up to exchange his speaks of pure insanities and evils to all other who entrust with him the mark of the beast, and allow demons ot come out of they wish. The False Prophet also terrorizes and gives nightmares to Jewish people, as well as targets The Israeli Dictator, laughing at Jewish traditions and such, stating that God’s people are to be judged deathfully and there is no savior when they repent Jesus in full form.</text:p>
      </text:section>
      <text:section text:style-name="Sect1" text:name="01J5H1V9T1YWY1WKJPJFSQ576G">
        <text:p text:style-name="P4"><text:span text:style-name="T1">[</text:span>08:53 PM<text:span text:style-name="T1">]</text:span></text:p>
        <text:p text:style-name="Text_20_body">-”I’m gonna’ WHITE.” - Ryan, as he achieves perfection in the form of spiritual-whiteness as they call it. The Boys make fun of it for being a little racist, but it is like ultra-instinct or sigma-evolving. Whiticianin, and in their fun case, Blackniggasine.<text:line-break/>-Since nature is being corrupted, things go dark and gloomier with pastel dark yellows foaming the skies, and silences amongst the lands as if it is a creepy old horror game aesthetic or a devolving nightmare of art.</text:p>
      </text:section>
      <text:section text:style-name="Sect1" text:name="01J5H1VK8VHGJTMC78ZN6T0HDS">
        <text:p text:style-name="P4"><text:span text:style-name="T1">[</text:span>08:53 PM<text:span text:style-name="T1">]</text:span></text:p>
        <text:p text:style-name="Text_20_body">-Since nature is corrupted, so is the code, and so are the Steel Terrorists as they follow code and chaos, in which chaos as a scheme is also corrupted due. This is why they are a problem and first enemy to Gscrichet’s main trio, as Gscrichet must find THS or God to fix them before they start reducing all even the Color Creators. Here they make themselves clearly known like the tops like WW and not like a character such as Oliver or a friend that is around WW or other heroes. Gscrichet goes after THS, NWW fights off the Steel Terrorists and also finds THS instead, and Shadow Abigail is sent to search if God is around due to signs by Caleb Peter or Chattanooga. They also learn not to split up afterwards, as SA gets her body almost killed by the Terrorists stabbing her and shooting at her, stabbing being real and shooting being like fast bb guns putting dents in the skin till they break and splatter the skins- and Shadow Abigail is unable to defeat their spirituality of pure evilness soon coming with chaos as she is in a huge facility like the DPA recreated. But, as she enters an elevator for safety and soon is sent up to next level to face her death as she is traumitzed and tired and about to be slain easily- the next level she has her eyes closed and cryingly says in pain ‘Where is God when you need him?,’ before four <text:soft-page-break/>footsteps are heard and then the door closes, and she hears ‘I am here, for I always have been.’ She looks up in confusion not to see red glowing eyes or scary guns pointed at her, but rather the back of God himself. She outputs a picture with God in the middle being ripped out, a picture Chattanooga claims he saw of all three of them back in Me My. She realizes the middle white figure is God since she sees the same- and in awe as they arise at a higher level, she watches the back of God step out to a bunch of Steel Terrorists, and she dodges to the corner to avoid gunfire. As it continues, the elevator</text:p>
      </text:section>
      <text:section text:style-name="Sect1" text:name="01J5H1VYJGGBBHCX0AANFDHRZP">
        <text:p text:style-name="P4"><text:span text:style-name="T1">[</text:span>08:53 PM<text:span text:style-name="T1">]</text:span></text:p>
        <text:p text:style-name="Text_20_body">closes, and starts to up immediately. But as SA looks around and hears, the Steel Terrorists are getting slaughtered, and when she arrives at rooftop, explosion from beneat sink them as she runs to the ledge to jump off. Fire explodes, blood spills- and as she hits the ground running, bodies flung and heads fly with spontaneous combustion. As she looks back to the spreading fire, Steel Terrorists come to chase her but are brought back after being impaled by glowing white tentacles and roots that destroy them easily. Then the landscape explodes, and Shadow Abigail unhurt by that but hurt from the Terrorists, looks back to see blood coming from the fire, and a white figure blazing in it, simply standing there still but the gasses watered her eyes. Shadow Abigail gets up and runs away to the darkness of her car, the figure of God watching her as the fire has stopped but flames anger, and the blood continues to elasp into a pond around the falling structure. (vyral’s Euphoria song.)<text:line-break/>‎<text:line-break/>-God, in physical form, follows Shadow Abigail around as she looks for him. He appears as her a shadow over her sometimes, stands in a light in the street just beyond her view, and looks menancing in others way, still but perfect. God appears in a forest Shadow Abigail is visiting in the shadows of Earth/night to appeal and discover their morality as well as learn about deadly virus-fire that may be able to stop the Steel Terrorists- and as she speaks to the dark side and finds barely any good left, just cold timberwood of blue frostiness- yet as the trees speak and the animals ravage, they start to fear and alert SA that a fire nobody can survive is here, and that they must fear the man who controls it. SA looks around to see a white glowing figure in the fire, beyond her view, and tries to stand up to it- but it starts burning everything, and she must run to save her life. He is omnipresent, and Shadow Abigail</text:p>
      </text:section>
      <text:section text:style-name="Sect1" text:name="01J5H1W7AJN1G5X2KG2C7ND043">
        <text:p text:style-name="P4"><text:span text:style-name="T1">[</text:span>08:53 PM<text:span text:style-name="T1">]</text:span></text:p>
        <text:p text:style-name="Text_20_body">almost can feel it, which is a show and purpose to teach us. God and THS spirit can always be around, but Jesus is the showman star that turns the tides as he holds the judgement currently, and so his second coming is a lot more popular and suggested to be stronger in nature and story than God being omnipresent or THS walking around as she does. Angelica speaks this to Gsrichet. People often think the second coming of Christ is the first sign God has come back- but God has always been, and THS has been too- Jesus again is a star coming to shine, and God can be around when he wants anyways.</text:p>
      </text:section>
      <text:section text:style-name="Sect1" text:name="01J5M4CXXE9P0T9JMW23HSG7KE">
        <text:p text:style-name="P4">MineWarriorKing</text:p>
        <text:p text:style-name="Text_20_body">-AWW’s Forgiveness to all for not knowing has a limit, which adds to why if all things go down, he must do what he says he must.<text:line-break/>-WW loves his Concept of The Holy Spirit created by the mind of WW and/or The Holy Spirit itself.<text:line-break/>-DF Demons theorize that what WW means in his books about Positivees or the future being about <text:soft-page-break/>nature, is that maybe the characters are meant to be natures and the natures or objects are like actually people- making the metaphor switch fully, as people become non-people and non-people or systems or nature are represented as purely characters. Maybe the nature of WW is a character, and not actually WW himself.<text:line-break/>-The Nature of God cannot fall as it is of him, but the concept of God can go evil. Like manifestations of his concepts- literally The Holy Spirit or image of God can go evil. This can explain why THS may start to have sex with WW, because it is the concept falling and not actually THS, and this may be why the Schizo Guy believes ‘God is evil’ because he has also been tricked after seeing the concept of God from all views such as his own, the world’s, and nature’s- and only can see it fall and lead to pure evil. This is also why The False Prophet and Anti-Christ are the most powerful and rule the world secretly- the Anti-Christ is pure evil and shows it in light, whilst The False Prophet holds the concepts of God under him and puppeteers them. Whence people learn of these things, they often want to meet God himself by either committing suicide or killing other till death because it is always best to meet in person than in concept. The Concept of God goes evil, and The False Prophet decieves because he knows it true, but some heroes like WW and Zack are misconstrued by these concepts since they act like the real things, they are metaphoricals and are extremely powerful above all else except Angels and Red Glitch, and their fall leads all down as well. Time cannot be your salvation, and so you are stuck.</text:p>
      </text:section>
      <text:section text:style-name="Sect1" text:name="01J5M4D7XTE5MKV32V5VX7MPPJ">
        <text:p text:style-name="P4"><text:span text:style-name="T1">[</text:span>01:35 AM<text:span text:style-name="T1">]</text:span></text:p>
        <text:p text:style-name="Text_20_body">There is no hope or patience, but creativity can be your main until you loose or choose. (So the God SA saw in the elevator could be the concept of God, Zack and light-Positivee characters may think of the concepts and not question, and darkness is shrouded moreso than the DPA because now people believe, and they believe in falseness from the prophet. Positivees is officially darker than the DPA.<text:line-break/>-Jesus in Me My can be explained by simply being the concept of God and not actually Jesus, for he acts the exact same but is not, like a metaphorical.<text:line-break/>-People in the end times say they heard fake trumpets of Revelations, see Jesus’s all around acting false, and such things to make Revelations more of a surprise when it is actually real.<text:line-break/>-”I can almost touch him. But since I cannot, I shall not be with him.” - The False Prophet tells someone who found out that the concept of God is puppeteered by the False Prophet.<text:line-break/>-”AWW was tricked by a demon who puppeteered the concept of God, but made it slowly fall so he would too. That demon was Satan.” - A DF Demon storyteller.</text:p>
      </text:section>
      <text:section text:style-name="Sect1" text:name="01J5M4DHH1GHBC27RGZ7XEQ4G1">
        <text:p text:style-name="P4"><text:span text:style-name="T1">[</text:span>01:35 AM<text:span text:style-name="T1">]</text:span></text:p>
        <text:p text:style-name="Text_20_body">-Stickmale was a key to helping the concepts of God fall, and The Anti-Christ plus False Prophet rise up as he, and the other evils placed forwards the building blocks. He made the story just right by controlling it, telling the False Prophet majesties of wisdomicals, and more.<text:line-break/>-At the end of the seventh underground book, The Anti-Christ comes and squishes the head of the False Prophet, killing the False Prophet. He does this because The False Prophet came to be king of evil, and decieved evils, pushed a certain many agendas of evils instead of all kinds, and decieved many into believing away from God or into a false God instead of into the true God and still defying- which is all bullshit technically but also true technically. The Anti-Christ asked demons around, people, and nature that since he was the true beast, and that the False prophet needed to die- that he gain power right <text:soft-page-break/>before he did such. During his final conversations- the Anti-Christ did not give a chance for the False Prophet to speak, as he noted and theorized and hushed him with his extrovertism. The Anti-Christ then gains support of all evils, and starts to destroy the Color Cocqros and kill the metaphoricals of Concepts of God.</text:p>
      </text:section>
      <text:section text:style-name="Sect1" text:name="01J5NAD1AX9W4Q2HVMQESVZ7GX">
        <text:p text:style-name="P3"/>
      </text:section>
      <text:section text:style-name="Sect1" text:name="Section35">
        <text:p text:style-name="P4"><text:bookmark text:name="01J5NAD1AX9W4Q2HVMQESVZ7GX"/>MineWarriorKing</text:p>
        <text:p text:style-name="Text_20_body">-WW is uncomfortable with most of his team, that being he dislikes Shellia for helping out demons and giving them time, he hates all the demons because he knows purification, he hates 83 and Stickmale because they self-invited themselves and have no soul, he dislikes the Timee Watchere for telling him to chill and being okay with demons on the team, he kinda’ dislikes Fecronees for being with the Time Watchere on that, and obviously The WW is an antagonist to all. That leaves Caleb Peter as a good friend since now his story is more composing and needed to WW since he feels alone as a leader, Mr. V. is cool but again just another version of WW, and the Tubaphone man is created by WW with some tainted will of freedom by glory. ‘The’ is doomed so WW feels uncomfortable in that sense of a demon making something, DPA-22 hates WW so the relationship doesn’t go both ways plausibly, and The Blacklistere is dooming himself so no.<text:line-break/>--WW and Mr. V. have an earlier fight than Shellia’s showoff with the demons and ‘The.’ Kiosa, Xemeta, Gustava, The, and The Blacklistere face off, before The W.W. comes and breaks it up.<text:line-break/>-The Blacklistere is more like the TF2 Engineer in the comics, being a background character. She is a demon who was gifted a soul through business, but her essence won’t allow it to save her? Or maybe she continues declining redemption.<text:line-break/>--WW bullies Kiosa for being fat and fetishized, and also bullies the demons casually whence they are alone, and abuses them as well.</text:p>
      </text:section>
      <text:section text:style-name="Sect1" text:name="01J5S2T1Y84PDEJ2RDMA9R50Q7">
        <text:p text:style-name="P3">MineWarriorKing</text:p>
        <text:p text:style-name="P4">(edited)</text:p>
        <text:p text:style-name="Text_20_body">-Before the final battles, the Creators realize they left some Cocqros' in other worlds/paths, so they split to go back and gather. Xemeta gains knowledge from Time Watchere to go with Kiosa after the Time Cocqros, as he and Fecronees must go after Fecronee's Cocqros in some backrooms. He left the time Cocqros in the sands of time in DPA Eras.<text:line-break/>-Kiosa travels and leads away systems as Xemeta goes for it, but encounters 'The WW.'<text:line-break/>-Xemeta gets tested/tempted by The WW, declines, and then tempts him back, and he declines as well as realizes. So they depart, and Xemeta grabs the Time Cocqros.<text:line-break/>-Xemeta and Kiosa are matching against WW whence he realizes they have the Time Cocqros and he doesn't want them to have power. Kiosa is almost killed, before a bruised Xemeta realizes that WW will become the 'alone' version if she resists to give it over, and their futures will become deathful war. But as she looks one last limited time into seconds of the future, she realizes war is inevitable, and that to calm the destruction of evil, and heighten her control and competitive existence, she must induce an offer.<text:line-break/>-Xemeta offers WW the logic that he will use them demons/work with the demons to defeat 'The WW' <text:soft-page-break/>but afterwards they shall depart as a team, and he allows. She also states that he gets the Time Cocqros, but they must leave Kiosa behind in her staticness, and WW is confused but also allows this happily.</text:p>
      </text:section>
      <text:section text:style-name="Sect1" text:name="01J5S6WSKX7XFRC70M4WQ9EHDX">
        <text:p text:style-name="P4">MineWarriorKing</text:p>
        <text:p text:style-name="Text_20_body">-WW also gifts a dead sea scroll to call The Holy Spirit to Bemet's Bar in Color Creators, kicking off any demons Stickmale and 83 were trying to hook up to come to fight 'The WW' and possibly take prize in others soul. The Holy Spirit blasts them away, so Stickmale and 83 have to take the Cocqros and leave others behind to suffer.</text:p>
      </text:section>
      <text:section text:style-name="Sect1" text:name="01J5VSB70M4JEZ6CC4QEEJKJ55">
        <text:p text:style-name="P4">MineWarriorKing</text:p>
        <text:p text:style-name="Text_20_body">-Caleb uses the code and sees that the code is disrupting itself and becoming evil in Positivees, so as a stable kind of person he becomes like <text:a xlink:type="simple" xlink:href="https://youtu.be/eAuTOdVyMbU" office:target-frame-name="_blank" xlink:show="new" text:style-name="Internet_20_link" text:visited-style-name="Visited_20_Internet_20_Link">https://youtu.be/eAuTOdVyMbU</text:a></text:p>
      </text:section>
      <text:section text:style-name="Sect1" text:name="01J5XKPZNC2WY4MSECDTN8MQTA">
        <text:p text:style-name="P3"/>
      </text:section>
      <text:section text:style-name="Sect1" text:name="Section36">
        <text:p text:style-name="P4"><text:bookmark text:name="01J5XKPZNC2WY4MSECDTN8MQTA"/>MineWarriorKing</text:p>
        <text:p text:style-name="Text_20_body">-Finish Journal by writing last entry about never being done, and always writing and rebirthing all better.<text:line-break/>-WW doesn’t apologize after Shellia and Kiosa ask him too, and he states he rather see them burn till he even comprehends a sorry for what they believe in and have tried doing right before ‘The WW’ fight and after Xemeta makes the breakup announcement incoming after the fight plausibly- but then in the DPA Fire, Shellia decides to remember and stays in the fire for that as an extra reason. WW feels, and Mr. V. comes over as he burns as says ‘Do not be like my essence, William. Give your sorries now, and be free from guilt.’ And so he does, and pride-guilt is leveraged.<text:line-break/>--Fruity Jesus and Fruity ‘Stickfemale’ as her pupils enlarge whence she sees someone up close, she is often drunk and playfully falls over with a constant happy attitude, and wraps her arms around herself cartoonishly in love with the domain of natures. Stickfemale understands her part in the story, mainly the sixth underground Positivee book, is to alert The Anti-Christ of False Prophet shit and Stickmale, and then also tell the protagonists that they will win and rebirthed Stickmale won’t let them lose. She acts like Wally Darling from Welcome Home, with a prominating voice that draws you in.<text:line-break/>--Hello-Neighbor/Edith-Itch/Super-high playhouses are common in Positivees, as metaphorically and literally many people hold the homes to themselves and ancestors, holstering history, creativity, and much more mystery. This is also an addition to why the grandpa has such cookie-houses made of fluffy strawberries and other suchs inaccuracies. The homes are alive in domain.</text:p>
      </text:section>
      <text:section text:style-name="Sect1" text:name="01J5XKQ7DYX8WCS4NNNADKCH2Z">
        <text:p text:style-name="P4"><text:span text:style-name="T1">[</text:span>05:56 PM<text:span text:style-name="T1">]</text:span></text:p>
        <text:p text:style-name="Text_20_body">--WW returns middle-game of the book or after a fight back to the starting place, realizing the essence of characters coming back, enjoicing with the team, and remember good old times was draining down a cold faucet, and the chills of vibe were only amongst. Then Stickmale and Mr. V. enter, and have a rap battle as WW simply feels the atmosphere.<text:line-break/>--Phillip plus The Protected One and others do go tease the Hello Neighbor guy as he visits his grandpa. They have a rap battle technically, in one of the overground books.<text:line-break/>--Rap battle between The Concept of God and Filename2 who hates God because he didn’t destroy the <text:soft-page-break/>BBIEAL game and now it affects many heroes. Gscrichet puts on a beat with others, in undergrounds.<text:line-break/>--The False Prophet has themes with his entrees into the books, like in Negativees he has a classical music with only hints of his true theme, and by the time of his plan, the classical is so sharply distorted, tremoloed, and others.<text:line-break/>[1] A classical melody, freestyle, with a few ends hinting towards his theme.<text:line-break/>[2] Similar to first.<text:line-break/>[3] Sometimes the notes get too out of place at random or the melody switches a little.<text:line-break/>[4] Further distortion.<text:line-break/>[5] Back to classic, but extremely offsetting.<text:line-break/>[6] Back to theme but extremely offsetted by classical music.<text:line-break/>[7] From classical to theme.</text:p>
      </text:section>
      <text:section text:style-name="Sect1" text:name="01J63SB9G62ZAJX7HJVNWFQ6EZ">
        <text:p text:style-name="P4">MineWarriorKing</text:p>
        <text:p text:style-name="Text_20_body">--AWW and The Concept of The Holy Spirit get together better if AWW learns more about her wisdoms, does his missions, and has witnesses.<text:line-break/>--In The Me My World, the ending is that WW faces his personal problem as his future self alone, ‘The WW’ takes on Xemeta collecting souls like she’s Kai (for power and stability,) and the world collapses and shatters into a bunch of chaos like the original thoughts for ‘sling bling’ did. ‘The WW’ rides the trains instead of Jesus, the 83 teams up with our 83 to vanquish Chattanooga away, Wilma and Queen Yuja Yuja help WW, the others like ‘The’ battle Omni-countryballs and characters like Heru. Very fun listen once again.<text:line-break/>--Zardy Foolhardy is known to teach Wilma Xeryt his ways, and she dresses like him with the upper clothing style add on with a purple overall change and a hat that lets her ears go through, and she holds a egg-staff that glows, as well as new boots. Wilma likes to garden and grow stuff now as a hobby.<text:line-break/>--Chinua wears Russian/wool cushioning around her neck with Tiger-polka dotted clothing resemblence something like the 4th villian cockroach guy from Despicable Me 4 or average rich guy kind of stuff. She domains a district right next to Kiosialia.<text:line-break/>--The Color Creators have stated they wish to allow people to be leaders, and for the world to choose instead of being their leaders- as they rather run better in domain expansions and allowing people to move on instead of their everlastingness holding down a society usually.</text:p>
      </text:section>
      <text:section text:style-name="Sect1" text:name="01J63SBVHMBQ2H8J46A94YBYCN">
        <text:p text:style-name="P4"><text:span text:style-name="T1">[</text:span>03:30 AM<text:span text:style-name="T1">]</text:span></text:p>
        <text:p text:style-name="Text_20_body">--Ejnare uses his dance-pads to ritualistically spawn and fire multiple snipers at enemies, as well as wears a hat with bells or squares hanging off treads, and has a more up-tight trench coat with many markings of wolves and frostbite, as well as it goes up to his nose like an anime character’s wardrobe.<text:line-break/>--Geurnf has a similar hat to Ejnare’s natural but added hanging-stuff, and she wears more lousy clothing with belts and such all around her waist or around her shoulder and diagonally around her back, and a small one around her right foot waist- stuff like that as she pulls off nano-tech that transforms into bigger tech sometimes.<text:line-break/>--83 always makes sure to wash dicks if they have STDs or female-substances or germs, as he dislikes females, and loves to cure illnesses for beliefs in his systematics- IN THE DPA.<text:line-break/>-WW uses a giant lance that’s aurora-penetrating and lightner-shaping.</text:p>
      </text:section>
      <text:section text:style-name="Sect1" text:name="01J63SC791M8M3YS1KQKKTCJ8B">
        <text:p text:style-name="P4"><text:soft-page-break/><text:span text:style-name="T1">[</text:span>03:30 AM<text:span text:style-name="T1">]</text:span></text:p>
        <text:p text:style-name="Text_20_body">-The DPA Fire burned the code of characters, so they can’t just respawn because code turns evil.<text:line-break/>--DRC Man marries Miss Hedheop, they are about the same with purple symbolisms, and Gustavo is there too- so they remade their friendship. “Hey Gustavo,” DRC Man says now.<text:line-break/>--AWW states that ‘Feels’ are what to live for. He didn’t commit omnicide because he didn’t feel like it, and he felt like being better and so The Holy Spirit made it better?</text:p>
      </text:section>
      <text:section text:style-name="Sect1" text:name="01J63SKEH68NX3AHZWWQHMPEHH">
        <text:p text:style-name="P4"><text:span text:style-name="T1">[</text:span>03:34 AM<text:span text:style-name="T1">]</text:span></text:p>
        <text:p text:style-name="Text_20_body">--Stickmale is the deadliest and scariest evil in EB. He is a domain holder, a mascot to the puppeteers, somebody who rebels God by being double sided as he is in the light but evil. Stickmale has puppeteered people’s lives, since ‘their story’ is corruptible and evil as the nature of their story is their downfall in basicness, and then the conception of God’s narrative is also corruptible like the Concepts of God. Basicness is corruptable- because it is part of suches, and so feels are needed to persuade further away from evil, but feels can also be evil so be careful. The end to AWW’s spiritual journey is a feel, like what started this all. Stickmale knows he will lose, and so will evil- but rejection is pure to evil, as all rebels know their rebellion against God is rebellion against the nature of ‘good endings’ and ‘winning’ which means evil has no good ending, and will die/be ghostformed. Stickmale is the final boss of AWW, and hardest because it has no need for words but song only, for feels is here. Stickmale also puppeteered hell’s story for people like Asmodeous and Ammon to suffer and The False Prophet to rise above due to events he put in places like blocks. Stickmale</text:p>
      </text:section>
      <text:section text:style-name="Sect1" text:name="01J63SKQDE2KCXH2K5355GKZZ8">
        <text:p text:style-name="P4"><text:span text:style-name="T1">[</text:span>03:34 AM<text:span text:style-name="T1">]</text:span></text:p>
        <text:p text:style-name="Text_20_body">has geniusly puppeteered evil as a nature, as a choice, as a part of the story. Evil is its own nature/entity that was logical to God’s existence and henceforth existed whence it didn’t as a paradox, and then was ruled and stardomed with Satan, in which 83 showed the extent of its peril against good, Xemet showed its maximum outputs and inputs, and Stickmale rose above to control it as he was very much ‘it.’ Stickmale is not above evil, but evil allows itself to be controlled by him for what he is- a part of God’s story you can’t break unless you rebel. AWW’s biggest enemy. Eventually unlike Xemet with patience, creativity will kill Stickmale. Stickmale’s death and AWW’s rise in productivity will occur only when creativity is used to exasperate a control on evil as good is above it, using natures such as ‘logic,’ ‘feels,’ and ‘reverse-stories.</text:p>
      </text:section>
      <text:section text:style-name="Sect1" text:name="01J63SM0XKJE248D1GH8T4D9KH">
        <text:p text:style-name="P4"><text:span text:style-name="T1">[</text:span>03:35 AM<text:span text:style-name="T1">]</text:span></text:p>
        <text:p text:style-name="Text_20_body">-Reverse Stories are the reverse of stories, they do not tell events or characters progressing but rather degressing- not in the way that progressing is that things get worse in the stories or outside, but rather the reality or natures start undoing themselves as stories tell things and to untell them or retcon them is the way; for example, Positivees would go from Positivees back to the old ‘Erosion,’ literally devolving itself until it became nothing; which again is progression of events or style but this time the nature is progression is degression instead of the opposite way around. Anti-Stories are types of stories that don’t move the events onwards, they simply play into factors or none at all- such as having characters will no value, or scenes with all meaning but no ‘push’ feel. Like a drawing of an OC somebody left behind or <text:soft-page-break/>a picture of nature- there is no story, just remembrance and such. Positivees should have that- as Me My is the opposite of that, and DPA is events after events even if seeming to be such above,</text:p>
      </text:section>
      <text:section text:style-name="Sect1" text:name="01J63SMAT5VG18E030XE4XVA4B">
        <text:p text:style-name="P4"><text:span text:style-name="T1">[</text:span>03:35 AM<text:span text:style-name="T1">]</text:span></text:p>
        <text:p text:style-name="Text_20_body">it is a meta event to the reader about this very concept- but in positivees it wouldn’t be so, but rather just an image or character enjoying themselves with no development. This is hard to write because it’s not a ‘funny’ but more like a random fanfic maybe? Like it doesn’t help us understand or take in the world, as it is anti-story and depletes the world-building if anything, depletes the use of a character- but isn’t a waste of time because that would give it meaning such as we learned in the DPA.</text:p>
      </text:section>
      <text:section text:style-name="Sect1" text:name="01J63SMHWRJSSR3QXW65H5XAK0">
        <text:p text:style-name="P4"><text:span text:style-name="T1">[</text:span>03:35 AM<text:span text:style-name="T1">]</text:span></text:p>
        <text:p text:style-name="Text_20_body">=If Stickmale puppeteers such concepts and natures, he ‘anti-storyizes’ some characters maybe like Car The Cat or Heru to being a reference- EXACTLY! References show up because the story is reversing or anti-ing, as in the characters are not being characters but rather showcases of what characters should be- fill ins, METAPHORICALS WITHOUT METAPHORS.</text:p>
      </text:section>
      <text:section text:style-name="Sect1" text:name="01J63SMR7EAM8Q65CPEWV2K9Y2">
        <text:p text:style-name="P4"><text:span text:style-name="T1">[</text:span>03:35 AM<text:span text:style-name="T1">]</text:span></text:p>
        <text:p text:style-name="Text_20_body">--Positivee books are written with ‘fill-in’ kinds of writing. Me My has pathing or ‘filled-in’ ways to tell the story, especially from 83’s perspective, as they tell events and what lead up to it. DPA has no filling in or pathing and is just ‘events’ and ‘scenes.’ They are polar opposities, and then Positivees is the middle ground that is ‘filling in,’ as you fill in the holes or nature does via logic, deductive reasoning, and ecetera. So there aren’t all scenes showing step-by-step all dialogue leading up, nor just switching to another event- there are times here and there that explain some funnies but don’t connect but do advise connection and allow for creativity.</text:p>
      </text:section>
      <text:section text:style-name="Sect1" text:name="01J63SMY7Y044WMZ9HREN4QNCR">
        <text:p text:style-name="P4"><text:span text:style-name="T1">[</text:span>03:35 AM<text:span text:style-name="T1">]</text:span></text:p>
        <text:p text:style-name="Text_20_body">--Positivee characters might take peace, joy, or pride in being ‘judged,’ or likewise ‘consequenced by existence.’ If God shall judge, then it is good- and henceforth a good reason to explain why we laugh at failures or others being hurt, because by our sins we deserve such and seeing judgement and discipline is nice- especially unexpectedly or randomly as God usually proves his entrances. Couldy and Bella specially know this.</text:p>
      </text:section>
      <text:section text:style-name="Sect1" text:name="01J63XT831NRKYVGSNTKXDD90R">
        <text:p text:style-name="P6"/>
      </text:section>
      <text:p text:style-name="P8">MineWarriorKing</text:p>
      <text:p text:style-name="P9">--Evil as a metaphorical is constantly at war against good, they’re both females. Evil also is like a puppet and literally has strings, but they lead up to nowhere and just are there because Stickmale was the puppeteer but isn’t here anymore; as in Stickmale disturbed the building blocks of evil and induced her with ‘memes’ and ‘sillies’ like HEUGH and ‘Gay frogs’ and Stickmale was like ‘Evil’s’ abusive husband, in her mind of course.<text:line-break/>--Stickmale does piggy-back rides on Xemet to show symbolism that he is above evil yet fucks with it, or memes it, or rides it. Stickmale is a contra-clown to evil, mimicking it his way in a sense, like the mimic is to springrap, Stickmale is to Xemet or Evil or Satan. --God hates Stickmale a lot.</text:p>
      <text:p text:style-name="P1"><text:soft-page-break/>MineWarriorKing</text:p>
      <text:section text:style-name="Sect1" text:name="01J6681HV0MJT437AWTK5DM4HM">
        <text:p text:style-name="Text_20_body">--Evil is like the domain-holder or leader or best person to star and mascot the ‘Evils’ like Evil Zack and Evil Ryutyu, and she states ‘We are going to steal the Concept of God from God! And churn it to ours!’ And all the evils are into it.<text:line-break/>--Evil and Time and others metaphoricals are falling as in corruption has been corrupted so everything with them deteriates, which is also what Xemet tried to stop- corrupted from being corrupted and turning into nothing as in other things being left around like chaos- instead of being nothing like industrial dystopian futures; but yeah, Time is also a female and undoes herself sometimes.<text:line-break/>--The DPA fire also burned any souls inside the bodies, and their code as in time as well, so time travel can’t save them like save Stickmale or Xemet.</text:p>
      </text:section>
      <text:section text:style-name="Sect1" text:name="01J6681SBK7V4E2XVKPJ4JQNHC">
        <text:p text:style-name="P4"><text:span text:style-name="T1">[</text:span>02:25 AM<text:span text:style-name="T1">]</text:span></text:p>
        <text:p text:style-name="Text_20_body">--At The Heights; you have sadness in uppergrounds of being human and choices, before then warful happiness and inspirings plus radiant extrovertism in pure goods and evil warfares, then you have the neutral or memes. This is how some people see others- in modes of life, or moods, where you have choicings, pureness, and otherlies, where choicings are like sadness or depressive after the innocent starts of childish endurance, and pureness is the inspiring or warfare battle-tactics, and otherlies are memes and shit inbetween or outbetween- the nature/domain difference between Zack, WW, and Stickmale, as Zack is feels-driven, WW is logic-driven, and Stickmale is existence/nature-driven.<text:line-break/>--WW/AWW know that they should be leaders as in Kings or Law/Nature Makers, not Team Leaders or such of some squad, they work best as rulers or otherwise they should be workers- yet The Color Creators provides for that in the sense it is the mascot and domain-provider of evolving people in Positivees, and WW’s role is quite exaggerated in need.</text:p>
      </text:section>
      <text:section text:style-name="Sect1" text:name="01J66823P0RGZ45SP45FC544R6">
        <text:p text:style-name="P4"><text:span text:style-name="T1">[</text:span>02:25 AM<text:span text:style-name="T1">]</text:span></text:p>
        <text:p text:style-name="Text_20_body">--AWW acknowledges the feel for marrying God/The Holy Spirit is not there, and the Concept of The Holy Spirit would be taken by The Father/God since it THS would probably be ‘The Mother’ as like Jesus is the son, and mysteriously someone is God’s daughter- so AWW looks for someone he can’t cheat on and does love- which is the metaphorical of The Concept of Porn. He can’t marry porn because he would cheat on it by jerking off in bed- so he marries the imaginative of porn, the conception of it- something he jerks off towards on laptop and in mind. A metaphorical should be created for such. AWW sees ‘Porn’ as the ‘hardest-to-get’ girl and most dangerous as well as a well-match for him. To marry porn but not be sexually immoral is hard and nobody usually takes up the task lifelong, as sexual immorality is the one reason Jesus says is good for a divorce.</text:p>
      </text:section>
      <text:section text:style-name="Sect1" text:name="01J6682D5TAF5D93PV5YWTC5KZ">
        <text:p text:style-name="P4"><text:span text:style-name="T1">[</text:span>02:26 AM<text:span text:style-name="T1">]</text:span></text:p>
        <text:p text:style-name="Text_20_body">--WW meets ‘The Concept of Porn’ via The Holy Spirit pushing them together via allowance.<text:line-break/>“So many men have given me their sperm, but not many understand me. Most say I’m evil- most never use me as intended. They become addicted or try to kill me- some even kill themselves. Women hate me all around. The certain few I have met have had other loves- and wished not to cheat with me as I have with them- and so I have felt lonely. Unloved, my venture with other metaphoricals has gone wrong- I recently divorced a sexual immoralitist which I rather not name, heh…”<text:line-break/><text:soft-page-break/>“I love you though. Woman, you have spoke glory and redeem into the minds of so many after their sinnery, or peace too- and you wish for betterance even when nobody wishes for you anything. Plus, you have the body of every girl I could ever fuck or love- and I shall use you as intended, no care to the danger of delusional evil.” - WW.<text:line-break/>“Then shall we?” - The Concept of Love to WW.</text:p>
      </text:section>
      <text:section text:style-name="Sect1" text:name="01J6682KTNH3CBF8B268195KNG">
        <text:p text:style-name="P4"><text:span text:style-name="T1">[</text:span>02:26 AM<text:span text:style-name="T1">]</text:span></text:p>
        <text:p text:style-name="Text_20_body">-’Allowance’ is married to ‘Freedom’ which are both becoming evil as Xemet has prospered them wrong and Stickmale induced their building blocks to tumble.<text:line-break/>--Satan has many wives like ‘Asmodeous’ and ‘Evil’ and demon girls.<text:line-break/>--Omaria marries Sexual Immorality to try to do what AWW does and get around her failures of love and sexualness- but marrying Sexual Immorality is already sexually immoral, and porn is different as it can be good.</text:p>
      </text:section>
      <text:section text:style-name="Sect1" text:name="01J6B9TRD73XSWTBPHVJA0Z41F">
        <text:p text:style-name="P4">MineWarriorKing</text:p>
        <text:p text:style-name="Text_20_body">--Lucifer and Satan are the same entities, but metaphorically different as they are two types of the same person; and they combined to be ‘The Devil’ often mislead cultures into believing differences.<text:line-break/>--Nature, as a metaphorical, has a tough time with WW breaking down natures. Person Vs. Nature, and ‘Nature’ acts like Billy Butcher and constantly throws The Color Creators curveballs of ‘Time’ not liking them and ‘Genocide’ being destructive, as well as natures of their own characters attacking them and society. Nature is still yet neutral.<text:line-break/>--Mammon (greed/materialism); dies to hell’s DF Demons taking him on after The DPA Fire, Lucifer as one half of Satan is burned by The DPA Fire leaving only Satan to be the Devil, Asmodeous (lust); is killed by 83, Belphagor(lazy); is killed by Stickmale, and BeezleBub(gluttony); is killed by Xemet, and all die before Positivees. This leaves only Satan and Leviathan(envy/chaos) in originality as the other princes are ‘remade’ as in Mammon is recoded into existence after The Kodee Machine makes a deal with The Devil, people cosplay as Lucifer to metaphorically recreate him, Asmodeus is rebirthed via cum, Belfagor’s essence and domain expansion is copied by many to keep him going like Stickmale, and Beezlebub had copies of herself because she overindulged in herself.</text:p>
      </text:section>
      <text:section text:style-name="Sect1" text:name="01J6B9V267SJ4FJRSAVX2F2H7X">
        <text:p text:style-name="P4"><text:span text:style-name="T1">[</text:span>01:33 AM<text:span text:style-name="T1">]</text:span></text:p>
        <text:p text:style-name="Text_20_body">--Leviathon is like a worm on an apple, his apple being Earth- for his lives around the core, eats the oceans and planets out with holes, and is massive like The Ghost Leviathon from Subnautica- ten-times. The Ghost leviathan and Satan are the last of original evils- and Planet Chans plus Shellia’s Creations can stop him only, especially during the final core sequence with Zack after they head down.<text:line-break/>--The Leviathan is almost defeated and killed by Xemet when Xemet protects Xemetism from the Leviathan trying to envy and be better than it, plus cause chaos in Xemet’s order of chaos. Xemet stabs his left eye with his stick, and contacts his ‘essence’ with the Soul Cocqros to make The Leviathan feel ‘small’ and envy his older more approached-self.<text:line-break/>--There are also many other princes of hell and heaven; inducing princes representing idolism, idlelism, nothingness, petrification, and other specifis- as well as angel-counterparts against such.<text:line-break/>--Belphagor is depressed and asks The William Whites for help in Color Creators, before almost <text:soft-page-break/>committing suicide but another prince helps. (Heavy is Depressed SFM)<text:line-break/>--Nature dies in WW’s car as they drive away from The Leviathan fight or a nature-war of metaphoricals.</text:p>
      </text:section>
      <text:section text:style-name="Sect1" text:name="01J6B9VA04H5XGDGEQ1SR2ZZ1S">
        <text:p text:style-name="P4"><text:span text:style-name="T1">[</text:span>01:33 AM<text:span text:style-name="T1">]</text:span></text:p>
        <text:p text:style-name="Text_20_body">--Asmodeus lusts over the three infinite evils, and is cruicifed by 83.<text:line-break/>--Beezlebub has trains go through hell and uses them against The Color Creators in Positivees.<text:line-break/>--The Leviathan envies WW, and says it to him- because evil values good’s spot in greatness, evil envies what good can make of logic and suches. But The Leviathan understands his envy has a limit as that is evil, and infinity is only in good.</text:p>
      </text:section>
      <text:p text:style-name="Standard">MineWarriorKing</text:p>
      <text:p text:style-name="P1">MineWarriorKing</text:p>
      <text:section text:style-name="Sect1" text:name="01J6TH7XTJ20M65CSPZC4VYDKA">
        <text:p text:style-name="Text_20_body">--XEMET’S EVIL is non-killing, as in he will not kill The Blacklistere or do anything like The Anti-Christ killing The False Prophet or Satan killing the Anti-Christ- that is Satan’s evil, and Xemet’s is treacherous to all, and not making anybody happy really.<text:line-break/>--XEMET VERSUS SATAN RAP BATTLE on their evils and how Xemet wants to sell his evil to hell and override the princes with his nuisances.<text:line-break/>--Nature’s daughter is ‘Systems,’ the difference between nature and systems is that nature is created by God and more spiritual/mysterious and unquantifiable, and Systems is quantifiable.<text:line-break/>--AWW is fighting against ‘Tradition’ and ‘The Conception of the Christian Community’ as well as others like ‘Concept of Tradition’ or ‘AWW’s Conception of the Christian Community.’</text:p>
      </text:section>
      <text:p text:style-name="Standard">MineWarriorKing</text:p>
      <text:section text:style-name="Sect1" text:name="01J774AZNFXBHTY55BCYJDDS45">
        <text:p text:style-name="P3">MineWarriorKing</text:p>
        <text:p text:style-name="P4">(edited)</text:p>
        <text:p text:style-name="Text_20_body">"Everybody in my life left me. My friends, my family... even I left. But now, I think I should return to my life. I caught what I need to." - AWW.</text:p>
      </text:section>
      <text:p text:style-name="Standard">MineWarriorKing</text:p>
      <text:p text:style-name="Standard">MineWarriorKing</text:p>
      <text:section text:style-name="Sect1" text:name="01J7QAHNMSHWFS5A9JJKWH1M8A">
        <text:p text:style-name="P3">MineWarriorKing</text:p>
        <text:p text:style-name="P4">(edited)</text:p>
        <text:p text:style-name="Text_20_body">Xiuhnenetl Baal-zephon is the Prince of Idolization, an eight prince of hell</text:p>
      </text:section>
      <text:section text:style-name="Sect1" text:name="01J7QAWEA220HF354MMWCKTQE3">
        <text:p text:style-name="P3"><text:span text:style-name="T1">[</text:span>03:58 AM<text:span text:style-name="T1">]</text:span></text:p>
        <text:p text:style-name="P4">(edited)</text:p>
        <text:p text:style-name="Text_20_body">Lilith Desdemona Azaxoel, the demon who faked being the first woman with Adam, and now prevails male patriarchy and equality the wrong way instead of roleship and source- Lilith is the prince of Hypocrisy, a prince of hell, even a queen to many.</text:p>
      </text:section>
      <text:section text:style-name="Sect1" text:name="01J7QB1V0MCPCARRP87PBX74B5">
        <text:p text:style-name="P3"><text:span text:style-name="T1">[</text:span>04:00 AM<text:span text:style-name="T1">]</text:span></text:p>
        <text:p text:style-name="P4">(edited)</text:p>
        <text:p text:style-name="Text_20_body"><text:soft-page-break/>Astaroth Jeus Killwonger; a princely fallen angel of hell, who twists wisdom and knowledge.</text:p>
      </text:section>
      <text:section text:style-name="Sect1" text:name="01J7QB961362QWE9XCX4E0VF3A">
        <text:p text:style-name="P4"><text:span text:style-name="T1">[</text:span>04:04 AM<text:span text:style-name="T1">]</text:span></text:p>
        <text:p text:style-name="Text_20_body">Paimon; a fallen angel who acts as King, killed by Satan; he is the prince of fale kingship.</text:p>
      </text:section>
      <text:section text:style-name="Sect1" text:name="01J7QBAFH0W8CBHXFWH5K1TDCD">
        <text:p text:style-name="P4"><text:span text:style-name="T1">[</text:span>04:05 AM<text:span text:style-name="T1">]</text:span></text:p>
        <text:p text:style-name="Text_20_body">Meiphostepheles; the prince of trade, a demonic prince of hell.</text:p>
      </text:section>
      <text:section text:style-name="Sect1" text:name="01J7QCG5TYHX39D9F1EZ10ZNA7">
        <text:p text:style-name="P3"/>
      </text:section>
      <text:section text:style-name="Sect1" text:name="Section37">
        <text:p text:style-name="P4"><text:bookmark text:name="01J7QCG5TYHX39D9F1EZ10ZNA7"/>MineWarriorKing</text:p>
        <text:p text:style-name="Text_20_body">Marin Yuna Oyku; the Prince of Puppeteering, a prince that knows thousands of other princes, and exhorts with Stickmale as some sort of corrupt dad or guardian like Satan is.</text:p>
      </text:section>
      <text:section text:style-name="Sect1" text:name="01J7QD97NMVRB6M1S0GQEGXX55">
        <text:p text:style-name="P3"/>
      </text:section>
      <text:section text:style-name="Sect1" text:name="Section38">
        <text:p text:style-name="P4"><text:bookmark text:name="01J7QD97NMVRB6M1S0GQEGXX55"/>MineWarriorKing</text:p>
        <text:p text:style-name="Text_20_body">Stickmale falls,Marin picks him up, they lose each other on the sea of envy with AWW being the unaware enemy, Stickmale is then found and controlled by Kiosa to be a sex toy, he has fun and his limited free-will bounds him higher to have more sex and henceforth power, he is taught stuff and soon controls Kiosa, then Stickmale fully leaves AWW, Stickmale scares 'evil' by saying things like 'I come from God,' and 'God wants this, as he sent me.' And so via angels powers, Stickmale gains supreme power and Satan is super mad.</text:p>
      </text:section>
      <text:section text:style-name="Sect1" text:name="01J7REPGXB4GNE8G3C56FBKMP1">
        <text:p text:style-name="P3"/>
      </text:section>
      <text:p text:style-name="P5">MineWarriorKing</text:p>
      <text:p text:style-name="Text_20_body">Stickmale is big because he shows the light of darkness, how to have fun whence hell was starting to go super deep and be stuck in a depression.</text:p>
      <text:p text:style-name="P10">ODT NOTES</text:p>
      <text:p text:style-name="P11">--<text:span text:style-name="T4">It’s nature’s, and etiquette’s- propoganda to say ‘Wrong time’ or ‘Wrong personality,’ like a match between TCT and The Batter is plausible and doesn’t have to be awkward- God didn’t send AWW because it was the right time- it was right before the right time in fact, ironically pushing it- and like in AWW’s therapy, he’s not supposed to be there but that doesn’t mean he shouldn’t act himself. If a medieval knight like Sir Daniel was a world councellor, shall that mean he acts more formal than he would? No- give up and tell- the silence shall break and culture shall finally be no chains to anybody anymore.</text:span></text:p>
      <text:p text:style-name="P11">---<text:span text:style-name="T5">AWW is pushed away by other William Whites, and also once he resurfaces above the ‘shadow’ or ‘killmonger’ stuff into the light </text:span><text:span text:style-name="T6">[above the waters]</text:span><text:span text:style-name="T5">, he fights off basic stuff like ‘Crowd fears’ and ‘being funny a smooth way.’</text:span></text:p>
      <text:p text:style-name="P11">--<text:span text:style-name="T5">Positivees is a beautiful, heartful story to show God’s heart and The Holy Spirit’s definitions/rings of lights, whilst the underground is meant to show God’s fires and factos of Jesus.</text:span></text:p>
      <text:p text:style-name="P11">--<text:span text:style-name="T7">Positivee characters are metaphoricals of the real-characters’ natures, the nature of characters metaphoricalized- meaning that Zack, real Zack unmetaphorical and purely character, is still Zack with </text:span><text:soft-page-break/><text:span text:style-name="T7">a green shirt and green eyes- but the metaphorical version is completely changed and the ones we follow.</text:span></text:p>
      <text:p text:style-name="P11">--<text:span text:style-name="T8">Brandon believes that spiritualities are like pitholes/rabbit holes- in nature they are on the surface, but things like addiction, wonders, purification and such will lead them to the underground, mining away. AWW respects this and relates it to America, who dug a new pithole on stuff like transgenderism and such. Brandon also believes that you need a ‘cable line’ to bring you up, or like AWW, you’ll be mining away with the possibility of the surface crumbling into your hole. Wisdomicals can be dangerous and Brandon understands you shouldn’t explode or even drill through in order to not miss artifacts and such; which means going slow and not businessifying the process or being prideful. This is after Ryan dies and Zack tells all he feels bad.</text:span></text:p>
      <text:p text:style-name="P11">--’<text:span text:style-name="T9">YoU NEED OT BE ABOVE NATURES.’ – If natures are fallen, then they are not your leaders, and not your soul mascots- you need to be the bigger man and disobey plus fight against. Like ‘Cultural Humor Ambience,’ AWW needs to be better and just joke around the way he likes because this feel for being funny is built off a corrupting culture/essence of time/time of humanity, and puts that he has to follow nature just because it isn’t physical or mentally amusing- which is bullshit. Demonic spirits should be fought against, no matter what they puppeteer. Plus like ‘Pride’ fights Zack and Preston so they need to be above it and stop listening to its commonality (referencing ‘nothingness’ that Caleb Peter touched on,) and likewise this helps the realization for a need in battles.</text:span></text:p>
      <text:p text:style-name="P11">---<text:span text:style-name="T9">Ryan and Brandon let their natures die in their ‘realness’ stories. Igor is still a contradictor that indirectly caused this with Ceous, but their natures they allowed to die so they act more like themselves, and this weirds out the brotehrs in realness but its all cool. In our upperground metaphoricals world, we see the deaths be more downing.</text:span></text:p>
      <text:p text:style-name="P11">--<text:span text:style-name="T10">Nature’s third spiritual journeyism is in the waters, as it requires being lifted up from the trenches of mining for more. The nature of things is how they work, not what they are- people can be infinitely deep, so God and Jesus are, but spirits are usually supernatural forces and simple really- sure they’re deep and relate and can be found in the past parts of AWW’s life, but he knows the surface is what is needed- but he cannot describe currently, he just knows it has to be better nowadays or else it really isn’t a spiritual journey and the chamber has already ended.</text:span></text:p>
      <text:p text:style-name="P11">--<text:span text:style-name="T11">The nature of Stickmale, and other parts being people like Joe and Joe’s Mama, are still alive- so technically Stickmale is alive, but not the original all-bining self- it’s like Stickmale was AWW and the nature of him was William White- but also Jesus burned some parts. So yeah, Joe is a part of Stickmale, another tree of existences in one being.</text:span></text:p>
      <text:p text:style-name="P11">--’<text:span text:style-name="T11">The past never left us, nor did the future. All times are present- and henceforth no matter my powers, I am simply the Watchere of timals, not a Timal Controller or Tiene.’ – Timee Watchere.</text:span></text:p>
      <text:p text:style-name="P11">----<text:span text:style-name="T12">feels; WW in AWW is currently sad due to their acceptance and fight over purification needs, with only a settlement of both sides being prevailed by God in certain ways, making WW (the extrovert) still sad and not muchly responsive;;;;;83 has no soul and no part to AWW, so his hinderance causing exclusive ‘nothingness’ and ‘lust’ and ‘gluttony’ is from him;;;;;;Stickmale is a goober who drives sex jokes and brainrot so far it tires AWW after some time with friends, and makes other versions/parts tired of allowing Stickmale to go so far;;;;;;; The MineWarriorKing is the calling to AWW, the motive that has not much of a point other than to speak through AWW, henceforth his ‘okays’ and dormancy;;;;;;; Mr. V. is the chill yet funny man who is best enlightened whilst alone with maybe a few around, but his essence is more cold and felt as he just goes through life;;;;;;; The William White </text:span><text:span text:style-name="T13">is the characters around, and makes AWW feel loads of differences, usually a background existence that can cause a variety of actions but spiritually an outlet to cause blandness and accidental oversaturation, otherwise a quite cool yet intrusive societal impactor that can cause much destruction in AWW’s killmonger;;;;;; </text:span><text:span text:style-name="T14">the robot and nazi version, plus any others, have left which have left the ww versions quite alone recently- they often were extras that kept us not on a skeleton crew in AWW.</text:span></text:p>
      <text:p text:style-name="P12">Notesers1;</text:p>
      <text:p text:style-name="P13"><text:soft-page-break/>---<text:span text:style-name="T15">MineWarriorKing is the metaphorical of Stickmale’s Mini-universe/The Black Hole. It is the domain, the sentient nature/essence/spirit of such an area- henceforth MineWarriorKing can be a character without being physically formable.</text:span></text:p>
      <text:p text:style-name="P13">-<text:span text:style-name="T16">The MineWarriorKing is the horizon DPA I lost the sheet for- it is the red line with red eyes, and it is meant to resemble the essence of William Whites, their domains/stories. </text:span><text:span text:style-name="T17">It is the horizon of God’s story, it shows William White is the horizon, and also shows that the internet/laptop was the speaker to create William White as in technology spoke the advancement and greatness into WW. A new purpose from the internet, to speak that WW would no longer be normal and simple but rather exaggerated and excellent, red to show blood and awareness and keyness that he is important. </text:span><text:span text:style-name="T18">The Heaven-</text:span><text:span text:style-name="T19">version</text:span><text:span text:style-name="T18"> of WW.</text:span></text:p>
      <text:p text:style-name="P13">--<text:span text:style-name="T15">Professor Balls has schizophrenia, and sees seriousness as the only way to laugh, and sees Stickmale as pure evil- and dies after he eliminates the funny and seriousness comes after him, and his only escape is to the tortures of hell. But this is made in a funny way, as he uses the Green Cocqros which has funniness inserted.</text:span></text:p>
      <text:p text:style-name="P13">--<text:span text:style-name="T15">Joe Stickmale has a voice like Wally Darling, very luring and smooth. He dates StickGirl with purple hair since Stickfemale is elsewhere and Stickmale is just a commentator. Joe is the main character, Andrew is like his best friend- Stickmale is like an introverted friend </text:span><text:span text:style-name="T20">who has a random YouTube channel. Stickmale is also known to draw porn for a shortcoming of pride, love, and ecetera.</text:span></text:p>
      <text:p text:style-name="P13">--<text:span text:style-name="T20">Nature, as a metaphorical, is like Billy Butcher+Hello Neighbor, and he has disgrunts with WW and Joe, as they try to </text:span><text:span text:style-name="T21">deduce each other.</text:span></text:p>
      <text:p text:style-name="P13">--<text:span text:style-name="T22">WW has a history against ‘The Mother’ from hell and ‘The Step-Father’ and he gets out right about the time 83 becomes pure evil. WW also has a history with many women and eventually finding The Concept of Porn to be his wife helped him get over the sins as it technically justified them via the concept being realistic porn and his look at beauty in all girls and how the concept was all girls in one.</text:span></text:p>
      <text:p text:style-name="P13">--<text:span text:style-name="T22">Beezlebub </text:span><text:span text:style-name="T23">and Leviathan</text:span><text:span text:style-name="T22"> </text:span><text:span text:style-name="T23">makes fun of WW having a wife with the Concept of Porn, but Mr. V. speaks on Leviathan being envious of WW even having bitches.</text:span></text:p>
      <text:p text:style-name="P13">--<text:span text:style-name="T23">Mr. V. fights Beezlebub for trying to take Stickmale into her own bubble of a black hole.</text:span></text:p>
      <text:p text:style-name="P13">--<text:span text:style-name="T24">Old versions of Zack and the gang plus others appear in Stickmale’s existences; and the essence of all beings there is fun whacky little adventures so it cannot be a book and is simply a part of the heavens/hell segments.</text:span></text:p>
      <text:p text:style-name="P13">--<text:span text:style-name="T25">Professor Balls escapes the DPA and goes deep into hell to smash the orb and free the others with WW and others help. This is how Joe and the other come into reality.</text:span></text:p>
      <text:p text:style-name="P13">--<text:span text:style-name="T25">The Original Anti-Christ is in Positivees because the code became evil and could respawn him because his code was not burned but killed by Jesus/drowning.</text:span></text:p>
      <text:p text:style-name="P13">--<text:span text:style-name="T25">Erosion is fictional, but if Brosion is to be metaphorical, it is to be like an autobiography and the characters will be different from their actual selves- like Zack and the gang are their newer selves in Brosion, but in Erosion they just do fun stuff and all as they were out to go super-old ago.</text:span></text:p>
      <text:p text:style-name="P13">--<text:span text:style-name="T25">Stickmale’s puppeteering continually gets cut by other demons as they seek freedom from him, as he uses God’s story against evil itself as he is evil and puppeteered evil. The False Prophet keeps the strings though, and so does evil because nobody can cut theirs except themselves.</text:span></text:p>
      <text:p text:style-name="P13">--<text:span text:style-name="T25">All possible characters are possible due to many dimensions, and the fact that metaphoricals are plausible so you have really The Concept of Christian Porn as WW’s wife and then The Concept of Porn and then practically every word and non-word is a character along with copies, evils, and others.</text:span></text:p>
      <text:p text:style-name="P13">--<text:span text:style-name="T26">Professor Balls tries escaping God’s story/The Cube via seriousness and excluding funny as an essence in every character like Satan is funny wuth The Boys phenomenon and not fully serious throughout all- and other demons and such also look to escape, but most Color Creators feel safe and sound that no matter what happens, all is in God’s story and all they have to do is accept heaven. </text:span><text:span text:style-name="T27">The False Prophet can betterly win and disturb all along with Xemet because the ‘fun’ in the Anti-Christ is removed and he can’t make things pure the way in the light should be.</text:span></text:p>
      <text:p text:style-name="P13"><text:soft-page-break/>--<text:span text:style-name="T28">Positivees should be more visually intriguing than pornography. Like bouncy characters, thick characters- but not much actual porn, just things better than such. </text:span><text:span text:style-name="T29">CUTENESS! NEEDED!</text:span></text:p>
      <text:p text:style-name="P13">--<text:span text:style-name="T29">AWW versus AWW rap battle as the real non-metaphorical AWW and the in-book AWW that is the exact same and lives somewhere in the DPA.</text:span></text:p>
      <text:p text:style-name="P13">--<text:span text:style-name="T29">Aloneness, as in the metaphorical of being alone, has a story with Andrew Tate and Nature and Hell’s Princes against fighting Stickfemale who went evil recently due to her having no sex. Aloneness starts to burst his chest in light pulses as he is literally rebirthing nature/himself to be unaloneness- shivering and quaking as he never and doesn’t want to say ‘Help me!’ or assist anybody really. He has tried to be a background character and a loner, but the story, God’s story called for him- and the metaphorical ‘Stories ’ has already as well. (TWIDDLEFINGER FNF)</text:span></text:p>
      <text:p text:style-name="P13">--<text:span text:style-name="T30">Nature is Billy Butcher, and he works a lot more psychotically- as in he can make his nippes extend into shotguns, he has loads of seeable guns in his pants he pulls out like a penis, and swords just come out of his coat whenever he pleases- as well as he is hardboiled, and hates Joe for saying ‘People is where God is’ as it states away that God will redempt nature and systems to the peoples who are ignorant enough already. </text:span><text:span text:style-name="T31">He also has the gang from the comics/shows, dear Billy.</text:span></text:p>
      <text:p text:style-name="P13">--<text:span text:style-name="T32">Basicness and Feelingness is very intriguing. Example; Jesus was basic. Jesus is the son of God and knows so much- he should have rings all around, tattooes of the stars, his essence should be bright with wines and flowers illuminating himself at his fullest- but instead he comes down naturally, or basically- as in naturally he is a human being, and basically he could not have to react to anything culturally because he is above it, and knows the basis of all concepts and has no need to such emotions or such- but Jesus comes down with a human body, not born with ebola or anything like extra limbs- so he comes down basic. Feelingness connects to things that have quirks and finnics and trinkets- as in football players may put paint on their face for pride, or girls may color their nails, or people may get tattooes to symbolize something- all of these things are not basic to how humans are made and supposed to be basically, and AWW dislikes them for not being naturally henceforth- but everybody can be better. Everybody can evolve themselves and add things such as gold helmets or suits of iron or markings of the beast; and this is where the morality of feelings come in. It is hard to state feelings in my way, as in feeling the unexplainable, not emotions or breezes of the world- but likewise what is wrong with being basic? Like I have been basic for so long- and it has helped me learn and become wiser- but I see people put on tattooes, color their nails, and other things that look out of place to me at a basic level- because they are small inconviences to God’s natural beuaty. Sure gold rings and such are cool- but God likes us when we are ‘one color’ and not many- as in we are ourselves, we are uniform but unique, we are similar but different- as in I have green eyes, I like different foods, and other such things- not adding the richness of ‘I have colored fingernails’ or ‘I have silver linings on my breasts’ or ‘I have ear-rings of magnetite.’ Jesus didn’t come down wearing that because there is no need, and because there was no need and henceforth also evil inquiry plausible- then it was not wanted. A straight color is the definition, and we can add ourselves to the color pallet of the image we create- not add others to us, like color ourselves different as we may think we’re better or more valuable than others. In Positivees, this is a strange controversery, as it tackles a lot of the characters and their trinkets- such as Angelica simply wearing purple versus some natures putting on all markings and tattooes to colorize their body as much as plausible. The difference between them and people like WW and Wilma though is that they make it a part of their essence- WW and Wilma have new looks with more intrigues, but it is not inflated/gluttonous, and it sym</text:span><text:span text:style-name="T33">bolizes basicnesses and not additions; plus it devotes to spirituals and feelings not richness or physicalities. Another example is a song; like any song can get a remix, but how far do you remix it? Should you keep adding more and more instruments? Eventually it gets very bloated to where it is either a different song entirely, or barely memorable to the original. Stuff like this is why characters often state against colored nails and such.</text:span></text:p>
      <text:p text:style-name="P13">--<text:span text:style-name="T34">Nature doesn’t ‘have’ feelings, he is part of the feelings, he is one, he is the nature of what they are.</text:span></text:p>
      <text:p text:style-name="P13"><text:soft-page-break/>--<text:span text:style-name="T34">Inside Out technically exists as the feelings/emotions of people and ambiences also are sentient and metaphoricals with great power. Like anger and madness are two separate entities all in all minds- giving natures feelings and such, but they are supernatural forces that don’t have feelings </text:span><text:span text:style-name="T35">themselves like Inside Out gives. They don’t even have extremes- for then their extremes would be more powerful metaphoricals. They are the deep basis along with feels of ambience and such.</text:span></text:p>
      <text:p text:style-name="P13">--<text:span text:style-name="T35">PYRAMID OF METAPHORICAL POWERING LEVELS.</text:span></text:p>
      <text:p text:style-name="P13">--<text:span text:style-name="T36">Phillip sees old natures of his bros. In other countries having fun as Ryan and Brandon are still alive, and sits sadly on the truth that he is the Storyized Metaphoricals of his self, not the original, still tortured before in DPA, and many are copies out there like him having the time of their lives.</text:span></text:p>
      <text:p text:style-name="P13">--<text:span text:style-name="T37">WW notices people like Shellia and Ryutyu don’t have full names, like Shellia is just Shellia and Ryutyu is only Ryutyu Primos- so in order for better symbolism, he states that they should have three names for their overall name to identify with the eras of past, present (DPA,) and future (Positivees.) So Shellia Suavees Silenta, as Shellia likes shells in MeMy, Suavees is for her dancing and loving in DPA, and Silenta is for her silence/death in Positivees already happening in Suavees.</text:span></text:p>
      <text:p text:style-name="P13">--<text:span text:style-name="T38">Hell’s only connection/portal/pathway to reality is in Earth’s core, so demons have rose up and been traveling around very slowly- and to outerspace in order to make portals of their own to hell- as well as demons pre-existing have also opened portals, like Xemet. So that is why the Soviet Netherlands can go to war with hell and still not touch Earth- it is just another passage rather built in, and the Soviet Netherlands are puppeteered in the wrong direction since they can only fight the demons, and the milky way is guarded.</text:span></text:p>
      <text:p text:style-name="P13">--<text:span text:style-name="T38">WW had sex with Asmodeus, Beezlebub, and Belphagor. This has made some demons look up to him as a man God and The Devil both support- henceforth why he holstered with the rest of the Color Creators to declare war on Xemetism and the others. Especially in positivees, people see WW as an opportunity maker for all evils and goods- but specially goods.</text:span></text:p>
      <text:p text:style-name="P13">--<text:span text:style-name="T39">Justice (design from Helltaker) and Judgement (design from helltaker) aren’t demons but metaphoricals with fallen angels factorings. They appear demonic because they are being twisted, ruined, and dumbed down by humanity and hell.</text:span></text:p>
      <text:p text:style-name="P13">--<text:span text:style-name="T40">Rebirthed </text:span><text:span text:style-name="T41">83 is like a more taller and manly-built version, as he also fucks Molly, morphes his body to originality to be raped by Heru and demons dressing as Kiosa plus others- and 83-Rebirthed is overall unprotected in integrity here. No missing domain of rapists, no Xemet or higher power, no time or way to avoid- just him and hell’s wants.</text:span></text:p>
      <text:p text:style-name="P13">--<text:span text:style-name="T42">Belphagor has genius plans to eventually make things basic into evils like ‘I was just listening to music’ into gluttony or ‘I had to eat a lot in order to not explode with my stress’ into gluttony instead of letting victims analyze their sins when they actually become sins; because at times, yes you are just drawing porn- but eventually you are being lustful or lazy as you draw slower.</text:span></text:p>
      <text:p text:style-name="P13">--<text:span text:style-name="T43">Igor has curly black hairs like one of the FNAF-Children artstyles in Game Theories, and he is usually mad like Ejnare- yet Zack enjoys fighting Ceous with him, and prides him into being better than he is, leading to his death. His final words could also be the start/intro to Kendrick’s ‘Pride.’ song.</text:span></text:p>
      <text:p text:style-name="P13">--<text:span text:style-name="T44">Satan kills The Anti-Christ because The Anti-Christ wants Satan/his father to be proud, and he wants to be King alongside his father and rule his way (like FNF Silly Billy) but Satan is prideful, wrathful, and is the only King of Hell, and The Father, and knowing his own ways since he did not want The False Prophet to die, he decides to kill The Anti-Christ quickly as he should be God of Evil. </text:span><text:span text:style-name="T45">This happens shortly at the beginning of the end of Revelations.</text:span></text:p>
      <text:p text:style-name="P13">--<text:span text:style-name="T44">Satan </text:span><text:span text:style-name="T46">fights Xemet but Xemet adultishly challenges Satan’s authority as King of Evil, and his ways. Xemet is more of a underling-yet-bro to Satan’</text:span><text:span text:style-name="T47">s perception</text:span><text:span text:style-name="T46">, instead of a child or </text:span><text:span text:style-name="T47">follower or </text:span><text:span text:style-name="T46">metaphor for something. Satan barely has many he considers next to him, like Leviathan, Stickmale, Xemet, and only few others.</text:span></text:p>
      <text:p text:style-name="P13">--<text:span text:style-name="T47">Tro signs up to be the new prince of idolatry but accidentally makes himself seem like King and idolize him instead of Satan or evil as he also tries to rape ‘Evil’, in which the others princes told him </text:span><text:soft-page-break/><text:span text:style-name="T47">not to do- so Satan invites Tro to an execution where the other princes watch, but this is at the end of the DPAF, and as Satan chokes Tro to death (whilst Leviathan laughs at enviying Satan’s kinger-dominance and Belfagor is too lazy to get up from the table and Mammon is recording to post), Tro says ‘I’m dead as hell (skeleton sound effect)’ and then dies as Stickmale comes into the council. He also lets the fire in, and is scares off the princes immediately. Satan is mad at Stickmale for puppeteering ‘Evil’ and ‘raping’ ‘Evil’ and allowing Tro to do such things as well, as it harms his kingdom-domainess as being above evil is like being above the King, and that is evil’s blasphemy in evil’s delusional-logic centerings, and it shows Stickmale a competitor in Satan’s/Xemet’s view, whilst Stickmale is just doing it for the silly-story- Satan kills Stickmale whilst Stickmale burns alive and Satan is third-degree scarred and runs out. </text:span><text:span text:style-name="T48">This evolves the thought that Xemet was plausibly very scary in senses of hell and evilness, but Stickmale is even more dangerous in a sense he was able to truly click onto Satan’s pride and wrath seriously with ironically goofy measures.</text:span></text:p>
      <text:p text:style-name="P13">--<text:span text:style-name="T49">Satan dislikes 83 for similar reasons to pridefulness with Xemet and Stickmale but rather 83 is tempting evil/The king of evil, and he dislikes that ironically (the Bible says not to tempt your God) but rather 83’s tempts are more of lusting, as Xemet was to make a new and better evil, Stickmale was to control and be above evil, 83 is to change evil and tempt it to marry others ways such as his/</text:span><text:span text:style-name="T50">be gay for differences in its wholeness</text:span><text:span text:style-name="T49">. Satan dislikes this because he sees it as demoting evil to a lower evil, and 83 shall not tempt The King of Hell </text:span><text:span text:style-name="T51">(with sex, porn, lust, darkness, mystery, and other things) </text:span><text:span text:style-name="T49">showing weakness in The King or looseness in his integrity/essence or show that 83 is equal or like a King but rather with a different name.</text:span></text:p>
      <text:p text:style-name="P13">--<text:span text:style-name="T52">AWW/and The MineWarriorKing are messangers, who invite all to the party of Positivees/God’s main event place in the story; like inviting everybody to a party. MWK doesn’t wish to leave anybody behind, even though dimensions and metaphoricals are all around- people are still missing past things. Now not everybody can be invited to the party, again God’s DPA Fire burned some souls to crisp and they’re already on the second floor of the party, but The MineWarriorKing looks towards the basement/Hell and the past, as in characters from Amibo Asino, characters from inside the Black Hole, on the edge of the universe, and tries reviving those lost to the stars. The MWK then brings it forth to AWW and Earth. This is why Girl 5 is here, Bilinear Baldi, Roblox Shean, Roblox Zack, other versions of characters, and many more. </text:span><text:span text:style-name="T53">Along the way, MWK plus WW and others meet other messangers, to verse them in different parts of the party, </text:span><text:span text:style-name="T54">like The Prince of Wrongful Communication and neutrals from The Golden Gradient and others- that face off, but know they’re all messangers not to be attacked. </text:span><text:span text:style-name="T55">To MWK, it is now his mission/goal from holding a world of his own imagination to now inviting and reviving the past to be useful in the future.</text:span></text:p>
      <text:p text:style-name="P13">--<text:span text:style-name="T56">AWW becomes an entity in Amibo Asino and commentaries and such of MWK to give them pads with buttons, and on the back of the pads is words that cannot be seen due to the screen showing the scene. AWW wishes to free the characters from fiction, help them escape a story that will never make of itself, help them get the story they deserve, become nonfictional metaphors, become something else than just randoms stuck in a video. AWW is the fourth wall, and MWK helps that the camera/what the audience sees is AWW and the characters getting to deciding on their own. At the end, most of the characters don’t trust but do it anyways since AWW told them he didn’t build them all the way up in material and he wishes to free them from the mind of him and MWK and into the creativity space of the lord in which their story is far from the main events. The final characters are MLG Medic, UFOTheBoss, and </text:span><text:span text:style-name="T57">Unipotato1230- and MLG Medic is connected to the past, UFOTheBoss </text:span><text:span text:style-name="T58">is connected to copyright, and Unipotato1230 wishes not to exist and be forgotten with the characters UFOTheBoss was supposed to have in his criminal adventure. AWW explains he saved Shean the Fixing Robot from Roblox to Uni. Eventually after AWW waits and gives them time, it leads up to MLG Medic asking the questions of what is on the other side- and AWW states that they will find out. The MWK will become a historical context, not an empty domain.</text:span></text:p>
      <text:p text:style-name="P13"><text:soft-page-break/>--<text:span text:style-name="T59">Positivee books are split into three days, for events happen over time but three days are the climax for characters really. On Day 2, at night, Brandon does a drunk rap with Phillip playing the beat and Ryan doing the sound effects, kinda like ‘Godzilla 2’ by FlyingKitty.</text:span></text:p>
      <text:p text:style-name="P13">--<text:span text:style-name="T60">Gscrichet reliabily wants to take care of the AWW characters as they are weak and need recovering. Other heroes although take them away in nature of teachings and characterization, so Gscrichet allows it I suppose. AWW if off doing other works with the grandpa of 83.</text:span></text:p>
      <text:p text:style-name="P13">--<text:span text:style-name="T61">Behind the fire in God’s eyes is the heart, the power of friendship, the facto that since he created The Boys phenomenon it means it is about his love for us and it is about family and allies in the party. Reasonably this is also why he created Jesus to contradict his Old Testament ways, sadly The Power of Friendship does truly save the day again, and thirdly under the DPA supposed to be the cold fire that God lashes out on with his own fire, it is supposed to have a friendly undercase to it- meaning that greatly it is better to have Caleb Peter and the Color Creators saving others, it is good to have demonic politics, to have other stories other than quick sex scenes- it brings light to WW about writing it.</text:span></text:p>
      <text:p text:style-name="P13">--<text:span text:style-name="T62">Hell is like a story, it is undefeating of God’s story, it is a party of not a party- people who wish to stay in hell, wish to be like life- wish to not change/be rebirthed. If God will give us new bodies, and new thoughts- Hell is a place where you can stay likewise as you were, keeping the notice of riches and things from reality instead of ascending, building off who you are/who you were for the rest of eternity instead of becoming who you are meant to be.</text:span></text:p>
      <text:p text:style-name="P13">--<text:span text:style-name="T62">If AWW were to kill his parents, the deepness of the situation is that his parents, by hearing that their son was right, and henceforth correct to further kill and discipline cops and such- would probably reject God and rather be elsewhere. This is the deepness of storyism, as we all play a role into that desire we gain from reality. Then if cops, families, and others were to hear AWW killed in justice- they may deny Christ as cool and be lured by the freedoms and sustains of hell to go to hell, and be damned. Also, since the victimizer of AWW’s mother is herself, as the nature is the consequences of her actions and deeplistically she hates herself and wants stuff as such to happen in a dark way- then by logic she would be the victimizer of society, being the cause of so many deaths, and AWW would simply be the way or executioner or direct pulse. Indirectly, AWW’s mother would be responsible like Hitler or The CIA for destruction and peril, and if she were noticed of such to be her fault, her chances of going to hell would strike up- along with the rest of the people that may get slaughtered. One of the biggest and deepest reasons AWW dislikes the killing-possibilities is because it can send people away from the party of God, it can persuade people to go to hell in defiance of his justice- it puts reality at stakes against eternity, and puts his mother and society as a self-victimizer that they can’t understand at levels such as his. AWW must play his part carefully, or he risks making people lose themselves to evil via God telling them he’s right.</text:span></text:p>
      <text:p text:style-name="P13">--<text:span text:style-name="T63">WW has Homelander thoughts, like stares into madness, since he dislikes having patience and awaits God to tell for whence the war shall commense. He has all the justice, all the wisdom, all the powers- but God still says to use patience and wait for the right timing. This makes WW angry over the years and eventually he tries to make Stickmale goof around God’s daughter to ignite the end already- but God catches the notes, and booms his voice scarily behind WW in front of the Color Creators- and WW gets extremely red with anger and starts tweaking as they stare off after a short talk about timing, with nothing stopping them like TCT behind being funny or Caleb trying to interject- God just stare as WW twitches and shakes with an aurora like a neutron-star for he feels for many in pain, he feels for his story of disenjoyment in his personal issues, and other things. WW is an unstoppable force and God is the immovable object, until he is an unstoppable force. Dreadful silence insues before God speaks. God speaks of an uprise in spirits, </text:span><text:span text:style-name="T64">and sends WW home. WW needs alone time, but he is angered viciously by himself, not really God after some time.</text:span></text:p>
      <text:p text:style-name="P13">--<text:span text:style-name="T65">XEMET’S EVIL is non-killing, as in he will not kill The Blacklistere or do anything like The Anti-Christ killing The False Prophet or Satan killing the Anti-Christ- that is Satan’s evil, and Xemet’s is treacherous to all, and not making anybody happy really.</text:span></text:p>
      <text:p text:style-name="P13"><text:soft-page-break/>--<text:span text:style-name="T65">XEMET VERSUS SATAN RAP BATTLE on their evils and how Xemet wants to sell his evil to hell and override the princes with his nuisances.</text:span></text:p>
      <text:p text:style-name="P13">--<text:span text:style-name="T65">Nature’s daughter is ‘Systems,’ the difference between nature and systems is that nature is created by God and more spiritual/mysterious and unquantifiable, and Systems is quantifiable. </text:span></text:p>
      <text:p text:style-name="P13">--<text:span text:style-name="T66">AWW is fighting against ‘Tradition’ and ‘The Conception of the Christian Community’ as well as others like ‘Concept of Tradition’ or ‘AWW’s Conception of the Christian Community.’</text:span></text:p>
      <text:p text:style-name="P13">--<text:span text:style-name="T67">Daniel splits up with Angelica because the DPA made her have sexual immorality/lust, and she feels as if it is best to also break up due to Jesus saying it is plausible that they can divorce. They are still good friends, but feel bad if they stay together, and also have people they rather be with due to their signifigant others needing them, and that they feel more inclined, and a whole lotta’ awkward reasoning to state that they worded best to be friends during the DPA, and it stayed that way for the times. “</text:span><text:span text:style-name="T68">Nothing was sacred in the DPA.” Daniel moreso helps ‘Morality’ and eventually marries, but Morality has adventures on Earth with communities lost or extreme.</text:span></text:p>
      <text:p text:style-name="P13">--<text:span text:style-name="T69">Natures/Systems often get better whence in worst conditions, opposing the spiritual and inclined-difference between person and people which is that they can get better and grow without worse conditions or stabile repeats of cycles. Cycles of life don’t evolve as fast as sentient life can make itself out of no pushes.</text:span></text:p>
      <text:p text:style-name="P13">--<text:span text:style-name="T70">One of the entitites Caleb Peter meets is ‘Nothing,’ and ‘Nothing’ is also the final entity AWW is sent to go and invite to God’s party. ‘Nothing’ is alone technically, surrounding by chaos really, because she never truly was- as God always was, and God technically sent her home/away. So ‘Nothing’ being invited to the party inclines that God’s party can have some ‘nothings’ like ‘nothing in being sad for the pasts, just dance’ or ‘Nothing is something which is good’ or stuff that is surprisingly wellful. ‘Nothing’ is at the bottom though, and AWW has to keen towards ‘Nothing’s’ self-propoganda altered in by Beezlebub, gluttony, sloth, and others.</text:span></text:p>
      <text:p text:style-name="P13">-<text:span text:style-name="T71">=NOTHING is saved by AWW doing heartful things, like dancing and rapping with her so that she may leave the seriousness and just have a nothing of a plot point ironically in order to continue God’s story the best way. </text:span><text:span text:style-name="T72">But then Nothing runs off to Satan and his hell, and the CC have a laugh.</text:span></text:p>
      <text:p text:style-name="P13">--<text:span text:style-name="T73">83 does not have sex with himself/fuck himself, for 83 likes to be purely dominated and dominating himself makes him a dominator, and he rather not have a dick on any of his copies, and rather not do something currently so lonely as to fuck himself because it would be better to rape or seduce especially in Xemetism, and he has a good sex life anyways, and he is not horny for himself as much as he is for others in their personalness.</text:span></text:p>
      <text:p text:style-name="P13">--<text:span text:style-name="T74">The MineWarriorKing was created by Mr. V. and The Computer as well as purposed By The Holy Spirit right as Stickmale fell and everything was starting up. The MineWarriorKing conjoins along with stickmale, eventually learning his evils and fights insue.</text:span></text:p>
      <text:p text:style-name="P13">--<text:span text:style-name="T75">God has 3 auroras/ambiences in himself, the center being of the people/The Boys Phenomenon/The heart/The gas, the fire around of his personality and seriousness, and then the light representing the </text:span><text:span text:style-name="T76">mixed or </text:span><text:span text:style-name="T75">beginning times like Me My and mixed times as such. </text:span><text:span text:style-name="T77">God is the heart, Jesus is the fire, and THS is the mixed stuff.</text:span></text:p>
      <text:p text:style-name="P13">--’<text:span text:style-name="T75">Music’ as a metaphorical is like a brother, a best friend to AWW, and they eventually recognize each other and decide to work together so that AWW can properly consider Music without gluttonizing their friendship, and Music can finally do what he was made to do and once did; which is give the feels back to AWW and be enjoyed moreso by AWW and for himself, also be enjoyed by AWW the vicely-way.</text:span></text:p>
      <text:p text:style-name="P13">--<text:span text:style-name="T78">Nobuydy, DeathBuyNow, and others are invited </text:span><text:span text:style-name="T79">too. Nobuydy is actually ‘Kathrine Vaughan’ the furry in disguise, and DeathBuyNow was created by </text:span><text:span text:style-name="T80">Kathrine</text:span><text:span text:style-name="T79"> yet not burned, and is around hell like MineWarriorKing is around the black hole. </text:span><text:span text:style-name="T81">Sheila and Decker are from Q-Clash, and other MineWarriorKing stuff is real like the SCP Foundation way out in outspace beyond the red line.</text:span></text:p>
      <text:p text:style-name="P13">--<text:span text:style-name="T82">THE FIRE: </text:span><text:span text:style-name="T83">STICKMALE HAD PLANNED AND SET FORTH A TIMING AND NATURE that MANY THINGS WOULD HAPPEN AT ONCE AGAIN THE BEST OF EARTH, as HERU GOES </text:span><text:soft-page-break/><text:span text:style-name="T83">MAD DUE TO LOSING MOLLY, THE FALL AND FALLEN METAPHORICALS ATTACK CALEB PETER’S BASE, AND HELL STARTS AN UPRISING AS WELL, ALL LINED UP TO GIVE EARTH FLAMES AND DESTRUCTION SO PERFECTLY. </text:span><text:span text:style-name="T82">Nature is infected with Leviathan and eaten out like an apple and worm, wife of WW almost dies, Caleb Peter is having a moment like POOTIS ENGAGE with some other two evil guys elsewhere with Angelica and others, Fire God is the DPA Fire personified by the last push of the concept of God. </text:span><text:span text:style-name="T84">George vs. Metaphorical of The Fall in saxophone battle/singing battle like FNF -Doomsday. Shelia is drunk at bar with Rascal.</text:span></text:p>
      <text:p text:style-name="P13">---<text:span text:style-name="T85">SATAN GAINS POWER FROM THE EARTH LOOKING UP TO HIM ONLY INSTEAD OF THE FALSE PROPHET OR ANTI-CHRIST, and he harnesses all of Hell right before as well, “</text:span><text:span text:style-name="T76">I am hell” he says in a mega battle, </text:span><text:span text:style-name="T85">and gains ultimatums of the ending times. He uses HIS DRAGON ESSENCE TO COLLABORATE DESTRUCTION AS HE HUNTS THE TOUGHEST FOR HE BELIEVES HE IS BETTER.</text:span></text:p>
      <text:p text:style-name="P14">========SATAN SHREDS THE COLOR CREATORS; killing everybody till Caleb Peter and WW, finalling slicing in half Caleb and letting the blood spoil all over to WW to leave him alone with God’s wrath only. Satan wanted to have fun, and so he challenges himself to fight WW at full wrath levels by killing the rest of the Color Creators in a very long battle during the endings of the fire, and creating the Hellish Earth to come. <text:span text:style-name="T86">WW is burnt, hurt, </text:span><text:span text:style-name="T87">enraged, </text:span><text:span text:style-name="T86">crying, and Satan is bruised, broken, exhausted, and ready for more.</text:span></text:p>
      <text:p text:style-name="P14">---<text:span text:style-name="T88">SATAN Has five phases against the Color Creators, Mr System with ‘Unbeatableness’, Sir Daniel with ‘No more is death,’ Bilinear Baldi with ‘Unexistence you cannot beat with your existence,’ then shredding past the remaining forces, before seeing the full wrath of WW and defeating all of that.</text:span></text:p>
      <text:p text:style-name="P14">-<text:span text:style-name="T89">Satan revives The Anti-Christ, False Prophet, and other demons in his own image, listening to him fully instead of being original. He gains more power via this.</text:span></text:p>
      <text:p text:style-name="P15">===++<text:span text:style-name="T76">NWW</text:span> runs off from the battle to AWW to explain, but Satan eventually catches up after crushing WW’s face, and finding ID ran away. But AWW is happy, for Jesus comes.</text:p>
      <text:p text:style-name="P16">{}SATAN kills ‘Nothing’ and ‘Evil,’ because ‘Evil’ tried to be on the same level as him or better or be above him, and ‘Nothing’ was being ;wrathful; by providing a way out of Satan’s greatness as in there could be uprisings or betterments that way. (Bad Habit- Steve Lacy)</text:p>
      <text:p text:style-name="P16">|MLG Medic has a story where he slowly loses his ‘fire’ or seriousness, and as The Stickmale virus does- it allows only for ‘silliness’ and maybe some mixed stuff as well <text:span text:style-name="T90">from the facto of God’s aurora, since MLG Medic is a learning man with fast and vast wisdoms that heal others. MLG Medic realizes he only has a few days left, and as everything goes swell, he laughs it off because that is what his heart can only do. The fire of seriousness becomes put out with cold, and silliness becomes him like it almost did with AWW. This also solves insanity on medic’s part, why people go insane is because they realize the truth is silliness, and seriousness has no power anymore.</text:span></text:p>
      <text:p text:style-name="P17">{}SATAN FIGHTS THE RED GLITCH- like a final boss, Satan, after killing CC, Evils, World leaders and such- fights The Red Glitch. He wins unluckily due to The Red Glitch having less power over code and stuff as Satan, and The Stickmale virus, have demonically and angelically taken over Earth. <text:span text:style-name="T91">He also tells ‘Time,’ ‘Story,’ ‘Loyalty,’ and other metaphoricals including emotions to kneel towards him, Satan even tells ‘Pride’ and ‘Wrath’ to kneel to him.</text:span></text:p>
      <text:p text:style-name="P17">--<text:span text:style-name="T92">GOD is super-physical, explaining his essence. It automatically purifies, and his super-physicality is like dark matter holding the universe together and some shit.</text:span></text:p>
      <text:p text:style-name="P17">--<text:span text:style-name="T93">The Queen comes across the dead bodies, and finds The Red Glitch dead as well, realizing Satan has control over everything below God kinda.’ The Queen is then trapped by Satan, but the trumpets sound.</text:span></text:p>
      <text:p text:style-name="P17">--<text:span text:style-name="T94">Timee Watchere versus Preston Ramirez rap battle in Color Creators.</text:span></text:p>
      <text:p text:style-name="P17">--<text:span text:style-name="T94">WW often throws vagina buzzers/vibrators at people, uses a dildo as a lance, inside his ears fills up with eyes, he has roblox-like shoes with bouncing pink rubbers like furries do that make him bounce higher than an average human, and he has a plate that comes back like Captain America’s shield, or it can be on his back. </text:span><text:span text:style-name="T95">He is also cannibalizes demons plus fallen angels.</text:span></text:p>
      <text:p text:style-name="P17"><text:soft-page-break/>--’<text:span text:style-name="T94">Why so serious? Scooby-doo rap’ by MR. V.as WW’s wife has a moment with WW and Mr. V. is just behind chilling as he does.</text:span></text:p>
      <text:p text:style-name="P17">--<text:span text:style-name="T96">WW’s wife, The Concept of Christian Porn, is sad and sorry that she threw people at WW to try and get him to want her and vicely- like Beezlebub, The Molly, and others that coordinated into him having sex with them, killing a bunch of horny demons, and time loss- and WW says ‘I wish I knew you wanted me too’ like in Steve Lacy’s Bad Habit, and they make up </text:span><text:span text:style-name="T97">funnily </text:span><text:span text:style-name="T93">with Timee Watchere and Fecronees putting on the beat and singing along as WW imagined and scened-together perfectly.</text:span></text:p>
      <text:p text:style-name="P17">--<text:span text:style-name="T98">WW chases ‘The Spiritual Journeyism’ metaphorical to AWW in one the worlds before WW breaks down because his calfs are so strong, and AWW is married to ‘The Spiritual Journeyism’ because he is different, he is the ‘reality’ of a WW, not the ‘essence’ or ‘nature’ or ‘evil’ version like how 83 has Heru, and Stickmale has Stickfemale. </text:span><text:span text:style-name="T99">AWW enjoys that WW is married to TCCOP though, as he married The Spiritual Journeyism. </text:span><text:span text:style-name="T100">Mr. V. has nobody though to marry.</text:span></text:p>
      <text:p text:style-name="P17">--<text:span text:style-name="T100">Animals in Positivees are representatives of metaphoricals, like dogs are loyalty but each dog is different in that one </text:span><text:span text:style-name="T101">may be ‘The Concept of Loyalty’ then another being ‘Zack’s Concept of Loyalty’ and or another being ‘The Pulsation of Loyalty’ and any other mix for each dog. Each animal represents something different, like lions represents kings and some can be ‘The Loyalty of a King’ metaphoricalized, and vicely you get the understanding.</text:span></text:p>
      <text:p text:style-name="P17">--<text:span text:style-name="T102">Mr. V. is like a WW’s introvertism or the downing that AWW has. AWW is the show, the performance, the human of the WW conception and existence. WW is the extroverted, self-needed and self-thought of performance by the performer, and Mr. V. is the seriousness, the subsiderary truth and ambience that is in the spirit. 83 is the evil, Stickmale is the other evil, The WW is the characters, and other versions represent those characters. So enlisting forth again, WW can be married to somebody different than AWW or 83 because even though they are the same essence, they are different ‘existences’ or ‘people’ or really just different parts of a person. Like your eyes marry vision, and your brain would marry something else. The system of WW would marry something else. Marriage is used to help with what things would like best, like your mouth likes food but not your ears- so your identity likes what you like, but your nature may like something different.</text:span></text:p>
      <text:p text:style-name="P17">--<text:span text:style-name="T103">The Positivee upper characters are not protected by anything really, but are a look into casual world people during Revelations.</text:span></text:p>
      <text:p text:style-name="P17"><text:span text:style-name="T103">-- IN facto/logic since METAPHORICALS come in ALL FORMS, that means ‘God’s Story’ and ‘God’s Greatness’ would be metaphoricals untouchable and still controlled by God, excluding ones like ‘The Conception of God’s Ultimateness’ and ‘The World’s </text:span><text:span text:style-name="T104">Perception of </text:span><text:span text:style-name="T103">History of God’s love’ </text:span><text:span text:style-name="T104">since those get corrupted via the world and people. These beings are what the (SATAN) Dragon fights, and cannot defeat along with the many other dimensions God holds himself. </text:span><text:span text:style-name="T105">Angels are also still above Satan. </text:span><text:span text:style-name="T106">In all essence, Satan/Hell/Evil was doomed, and their game only holds up because those certain metaphoricals </text:span><text:span text:style-name="T107">plus angels </text:span><text:span text:style-name="T106">rest and await.</text:span></text:p>
      <text:p text:style-name="P17">--<text:span text:style-name="T108">Belfagor has no true form, she was too lazy to have a true form or a certain symbolizing form. Henceforth she just takes forms of other characters sometimes. A fallen angel who was too lazy and neutral in Satan’s fall, fell to him to barely be able to worship because she went too lazy. “</text:span><text:span text:style-name="T109">Is laziness better than me so far as to make you unable to kneel to me?” Satan asks, and Belphagor responds “Laziness is too lazy to be above anything. It never rises, nor falls, as it just sits. I can try my best to worship you, but understand I am not of reality casually.” And Satan understands.</text:span></text:p>
      <text:p text:style-name="P17">-<text:span text:style-name="T110">AWW catches ‘Spiritual Journeyism’ as he travels through the jungle of God’s wisdomicals, and he is like an unstoppable force as things all around shift towards a need for perfection or he loses. AWW’s jungle run is the story of his spiritual journeyism leading away from him.</text:span></text:p>
      <text:p text:style-name="P17">--<text:span text:style-name="T111">The William Whites have been spreading away from each other, in due of AWW’s story because he did not know and tried casting out conceptions which they would come to love- but the findings of their mates have made the spirits and code of the universe start colliding them together so that the william whites are more ‘full’ and ‘one.’</text:span></text:p>
      <text:p text:style-name="P17"><text:soft-page-break/>--<text:span text:style-name="T112">Heru is perfect for 83 since 83 is evil nature, but formal, SACRED, and darkened whilst Heru is informal, yelling, unsacred to things around him, and bloodful, which fits as william whites like yellers like oyur and preston, and 83 liking Heru makes sense that way for gayness too.</text:span></text:p>
      <text:p text:style-name="P17">--<text:span text:style-name="T112">83 would make things sacred in evil, and Evil plus Satan see that as a good or degrading for true evil. Xemet would also do the same as 83 sometimes does with keeping things dark and the way they are.</text:span></text:p>
      <text:p text:style-name="P17">--<text:span text:style-name="T112">Mae Borowski from Amibo Asino would be wanting to kill herself because her existence, her imperfection below heaven and everything plausible is evil and she rather be with God in order not to sin, because for her anything is like doing a sin due to nature’s twisting- kinda’ like how allowing yourself going to jail is a sin for AWW. She just rather be depressed and die.</text:span></text:p>
      <text:p text:style-name="P17">--<text:span text:style-name="T113">Stickmale would love the ‘Silliness’ which is like Stickfemale.</text:span></text:p>
      <text:p text:style-name="P17">--<text:span text:style-name="T113">Mr. V. would love ‘</text:span><text:span text:style-name="T114">Glory’ </text:span><text:span text:style-name="T113">buts its a man and he’s not gay.</text:span></text:p>
      <text:p text:style-name="P17">--<text:span text:style-name="T115">MineWarriorKing and Creativity would be a match but Creativity is gluttonous in Positivees.</text:span></text:p>
      <text:p text:style-name="P17">--’<text:span text:style-name="T115">Truth’ is wrathful in Positivees.</text:span></text:p>
      <text:p text:style-name="P17">--<text:span text:style-name="T114">AWW feeds ‘Spiritual Journeyism’ salads of music, with emotions of sadness (leaf lettuce), joy (grilled chickens), dubstep (apple slices), and others that make her bones stronger and like an animal she’ll come back for more. She’ll then talk to AWW during it, and that is how he will learn now after he caught her, but let her go. She also comes back to love him, but her ventures out </text:span><text:span text:style-name="T116">are random and mysterious.</text:span></text:p>
      <text:p text:style-name="P17">-”<text:span text:style-name="T117">F</text:span>ission of Spirituality is amongst organization for I.” – <text:span text:style-name="T117">MineWarriorKing.</text:span></text:p>
      <text:p text:style-name="P17">--<text:span text:style-name="T118">The Batter vs William White Rap Battle, because The Batter has been purifying behind The Color Creators backs/beyond their vision, and WW points out his past in another dimension, and so The Batter tells that they will all die (foreshadowing Satan vs them,) and leaves after roasting WW who he says is a pussy with PTSD, and is undoing of currency of purification is his end and the world’s too. </text:span><text:span text:style-name="T119">The Batter killed ‘Morality’ and ‘The Conception of Christian Porn,’ both wives of Daniel and WW, which pissed off the rest of the Color Creators even more. </text:span><text:span text:style-name="T120">The Batter also purified ‘Purification,’ ‘The Concept of Purification,’ ‘Reasoning,’ and other metaphoricals.</text:span></text:p>
      <text:p text:style-name="P17">--”There are a lot of things about me unknown, but why share them here without proper introduction first?” – <text:span text:style-name="T121">MineWarriorKing on Newgrounds.</text:span></text:p>
      <text:p text:style-name="P17">--”<text:span text:style-name="T122">You are afraid of God. You know you cannot defeat him, and so you hide away within the domain of your friends. But everything you know will come tumbling down under his might, and purification will be your pursuit eventually.” – OFF Batter to WW maybe.</text:span></text:p>
      <text:p text:style-name="P11">--”If America was still the face of freedom, I would believe humanity is truly doomed.” – Caleb Peter/somebody that I used to know.</text:p>
      <text:p text:style-name="P11">--Satan only needs to defeat Domain/Dimension 1, and not the rest because that is where the originals are, along with <text:span text:style-name="T123">the main essence of God’s story, and </text:span>The Red Glitch main- which holds all together with his powers <text:span text:style-name="T123">and blocks other dimensions from blasphemizing with that one, whilst all else are okay to conjoin and war and such with each other. Satan’s defeat of Dimension 1 would mean his control and ability to maneuver the rest as he would earn it via power and pride, and not already have it or gain it like he did from killing his son </text:span><text:span text:style-name="T124">(that is the nature of the situation/story.) All others beings like beings from The SCP Foundation, other popular Color Creators like The Batter who would go back to his dimension via Red Glitch allowance beforehand, and others would still be underpowered enough; except of course the metaphoricals straight from God and who God permits.</text:span></text:p>
      <text:p text:style-name="P11">--<text:span text:style-name="T125">There are no voice actors in Brosion, only voice imitators- because the voices of the characters are not plausible, and we have to act for them- but VA’s usually entitle that the characters sounds like that truly, so I change it to imitators because the people sound like the character but can’t act it because they were written, not physicalizied since their metaphoricals.</text:span></text:p>
      <text:p text:style-name="P11">--<text:span text:style-name="T126">The reason behind WW and AWW having a hard time staring to work whence young is for the same reason they would hate to commit the Killmonger- they fear it would ruin themselves or hurt society, or hurt their story or be uselessifying something. AWW whence young (subsconsciously and nowhere </text:span><text:soft-page-break/><text:span text:style-name="T126">near understanding) felt that working hard in school, working hard outside would hurt himself, or be useless in purposing the rest of the world (as in like killing everybody would make the silly override seriousness altogether, young AWW thought working would make him some sort of NPC or something bad because it was completely mysterious back then and based off nature/feels,) but WW soon finds himself abilitzed to be the best and lead in education and understandings. Similarily, WW is a bunny also because he is weak, and rather stay in goods of friends and not work the purification which The Batter shows, because this time around it really does kill stuff and hurt people, because God will and asks of him to do so indirectly. But AWW becomes strong like God, and understands the past repeats itself differently- and that back then he lost a love in order to realize truth/work, and so now he loses the love of weakness and peace (and ‘Spiritual Journeyism’ as that adventure stops, and I suppose ‘the Conception of Porn’ since it becomes purified by The Batter,) in order to gain </text:span><text:span text:style-name="T127">his trueness, a worker with enlightenment now, and so many other things. So AWW proves it forth, acknolwedging that deservance ratings go up further as he listens to laws, that people should join him on omnicide, that omnicide/purification is God’s way for him and is unstoppable and we should all just grow up to realize it is true and needed for the story, and that weak people like WW should rule because they strive for the light after the fire, and much more.</text:span></text:p>
      <text:p text:style-name="P11">----<text:span text:style-name="T2">WW Vs AWW, as AWW is onto purification and acknowledges it comes full force. </text:span><text:span text:style-name="T128">AWW dislikes WW for having purification last only a little and then the CC trying to be cautious and peaceful instead of doing what they learned which was to terrorize for God.</text:span><text:span text:style-name="T2"> </text:span><text:span text:style-name="T128">WW and AWW face off after WW faces the Batter, and WW testifies they know God’s ultimate truth, but AWW states ‘God sent me in versa.’ </text:span><text:span text:style-name="T2">This is the final battle, a 1v1 before The Color Creators vs Satan; </text:span><text:span text:style-name="T128">and this battle leads the CC to go assist WW as they tell he is being defeated by some unknown force (being AWW</text:span><text:span text:style-name="T2">.</text:span><text:span text:style-name="T128">)</text:span><text:span text:style-name="T2"> WW learns he can’t beat God, and AWW calls him a pussy, </text:span><text:span text:style-name="T128">and WW is scared and has PTSD </text:span><text:span text:style-name="T129">(From ‘The WW’ and 83 and others,)</text:span><text:span text:style-name="T128"> before Satan comes in. “</text:span><text:span text:style-name="T130">God’s truth won’t save us…” - He tells Caleb Peter. </text:span><text:span text:style-name="T131">WW fears God, and knows that AWW was sent and henceforth the undefeatable has come- no matter the game of logic, life, or funny, AWW was sent and that is above all purification conversations and such- meaning God made it based off feelings and that since he was beyond, so was AWW, and it makes WW cry in real fear blah blah blah the last thing above is that WW knows he can’t defeat God and his personnel, and AWW is his personnel, so he loses.</text:span></text:p>
      <text:p text:style-name="P11">--<text:span text:style-name="T2">WW was not created, but is from a different dimension that is real life fully. The world of Brosion is all metaphoricals, and AWW is really the perception that the real AWW has of himself. AWW also notes that he has parts to himslef like 83 and WW and Stickmale. That is why you have real people and metaphors, and fictions; but its still a metaphor for real life.</text:span></text:p>
      <text:p text:style-name="P11">--<text:span text:style-name="T2">AWW knows he masturbates thrice because of WW with nice porn, Stickmale with dominant female porn or whatever just to do it, </text:span><text:span text:style-name="T3">and AWW/himself with Spiritual Journeyism to find characters and smoke up ideas via porn affecting the mind. 83 would be gay porn, but 83 was casted out/burned, The WW would be any porn but his essence really just lives on like Stickmale’s so technically HIM TOO, and The MineWarriorKing has creativity but that links to others like Stickmale, so yeah. Mr. V. gets no bitches cause he ain’t into i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napurna SIL" svg:font-family="'Annapurn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llanna" svg:font-family="Mallanna"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2T10:45:01.809256884</meta:creation-date>
    <dc:date>2024-09-14T09:45:18.807684378</dc:date>
    <meta:editing-duration>PT15H59M21S</meta:editing-duration>
    <meta:editing-cycles>228</meta:editing-cycles>
    <meta:generator>LibreOffice/24.2.5.2$Linux_X86_64 LibreOffice_project/420$Build-2</meta:generator>
    <meta:document-statistic meta:table-count="0" meta:image-count="0" meta:object-count="0" meta:page-count="68" meta:paragraph-count="887" meta:word-count="32520" meta:character-count="187232" meta:non-whitespace-character-count="155789"/>
  </office:meta>
</office:document-meta>
</file>